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UniversLTStd" svg:font-family="UniversLTStd, Arial" style:font-family-generic="swiss"/>
    <style:font-face style:name="Lohit Hindi" svg:font-family="'Lohit Hindi'" style:font-pitch="variable"/>
    <style:font-face style:name="Mangal" svg:font-family="Mangal" style:font-pitch="variable"/>
    <style:font-face style:name="OpenSymbol" svg:font-family="OpenSymbol, 'Arial Unicode MS'" style:font-pitch="variable"/>
    <style:font-face style:name="WenQuanYi Micro Hei" svg:font-family="'WenQuanYi Micro 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roid Sans Fallback" svg:font-family="'Droid Sans Fallback', 'Arial Unicode M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line-height="200%">
        <style:tab-stops>
          <style:tab-stop style:position="16.002cm" style:type="right" style:leader-style="dotted" style:leader-text="."/>
        </style:tab-stops>
      </style:paragraph-properties>
      <style:text-properties fo:font-size="12pt" style:font-size-asian="12pt" style:font-size-complex="12pt"/>
    </style:style>
    <style:style style:name="P6" style:family="paragraph" style:parent-style-name="Standard">
      <style:paragraph-properties fo:line-height="200%" fo:text-align="justify" style:justify-single-word="false"/>
      <style:text-properties fo:font-size="12pt" style:font-size-asian="12pt" style:font-size-complex="12pt"/>
    </style:style>
    <style:style style:name="P7" style:family="paragraph" style:parent-style-name="Standard">
      <style:paragraph-properties fo:line-height="200%" fo:text-align="justify" style:justify-single-word="false">
        <style:tab-stops>
          <style:tab-stop style:position="0cm"/>
          <style:tab-stop style:position="0.459cm"/>
          <style:tab-stop style:position="0.859cm"/>
          <style:tab-stop style:position="1.27cm"/>
          <style:tab-stop style:position="1.658cm"/>
          <style:tab-stop style:position="1.958cm"/>
        </style:tab-stops>
      </style:paragraph-properties>
      <style:text-properties fo:font-size="12pt" style:font-size-asian="12pt" style:font-size-complex="12pt"/>
    </style:style>
    <style:style style:name="P8" style:family="paragraph" style:parent-style-name="Standard" style:list-style-name="WW8Num4">
      <style:paragraph-properties fo:line-height="200%" fo:text-align="justify" style:justify-single-word="false"/>
      <style:text-properties fo:font-size="12pt" style:font-size-asian="12pt" style:font-size-complex="12pt"/>
    </style:style>
    <style:style style:name="P9" style:family="paragraph" style:parent-style-name="Standard" style:list-style-name="WW8Num12">
      <style:paragraph-properties fo:line-height="200%" fo:text-align="justify" style:justify-single-word="false"/>
      <style:text-properties fo:font-size="12pt" style:font-size-asian="12pt" style:font-size-complex="12pt"/>
    </style:style>
    <style:style style:name="P10" style:family="paragraph" style:parent-style-name="Standard" style:list-style-name="WW8Num7">
      <style:paragraph-properties fo:line-height="200%" fo:text-align="justify" style:justify-single-word="false"/>
      <style:text-properties fo:font-size="12pt" style:font-size-asian="12pt" style:font-size-complex="12pt"/>
    </style:style>
    <style:style style:name="P11" style:family="paragraph" style:parent-style-name="Standard" style:list-style-name="WW8Num14">
      <style:paragraph-properties fo:line-height="200%" fo:text-align="justify" style:justify-single-word="false"/>
      <style:text-properties fo:font-size="12pt" style:font-size-asian="12pt" style:font-size-complex="12pt"/>
    </style:style>
    <style:style style:name="P12" style:family="paragraph" style:parent-style-name="Standard" style:list-style-name="WW8Num16">
      <style:paragraph-properties fo:line-height="200%" fo:text-align="justify" style:justify-single-word="false"/>
      <style:text-properties fo:font-size="12pt" style:font-size-asian="12pt" style:font-size-complex="12pt"/>
    </style:style>
    <style:style style:name="P13" style:family="paragraph" style:parent-style-name="Standard" style:list-style-name="WW8Num2">
      <style:paragraph-properties fo:line-height="200%" fo:orphans="0" fo:widows="0"/>
      <style:text-properties fo:font-size="12pt" style:font-size-asian="12pt" style:font-size-complex="12pt"/>
    </style:style>
    <style:style style:name="P14" style:family="paragraph" style:parent-style-name="Standard" style:list-style-name="WW8Num2">
      <style:paragraph-properties fo:line-height="200%" fo:orphans="0" fo:widows="0"/>
      <style:text-properties fo:font-size="12pt" officeooo:paragraph-rsid="001437ef" style:font-size-asian="12pt" style:font-size-complex="12pt"/>
    </style:style>
    <style:style style:name="P15" style:family="paragraph" style:parent-style-name="Standard" style:list-style-name="WW8Num8">
      <style:paragraph-properties fo:line-height="200%"/>
      <style:text-properties fo:font-size="12pt" style:font-size-asian="12pt" style:font-size-complex="12pt"/>
    </style:style>
    <style:style style:name="P16" style:family="paragraph" style:parent-style-name="Standard" style:list-style-name="WW8Num11">
      <style:paragraph-properties fo:line-height="200%"/>
      <style:text-properties fo:font-size="12pt" style:font-size-asian="12pt" style:font-size-complex="12pt"/>
    </style:style>
    <style:style style:name="P17" style:family="paragraph" style:parent-style-name="Standard" style:list-style-name="WW8Num11">
      <style:paragraph-properties fo:line-height="200%" style:text-autospace="none"/>
      <style:text-properties fo:font-size="12pt" style:font-size-asian="12pt" style:font-size-complex="12pt"/>
    </style:style>
    <style:style style:name="P18" style:family="paragraph" style:parent-style-name="Standard" style:list-style-name="WW8Num14">
      <style:paragraph-properties fo:line-height="200%" style:text-autospace="none"/>
      <style:text-properties fo:font-size="12pt" style:font-size-asian="12pt" style:font-size-complex="12pt"/>
    </style:style>
    <style:style style:name="P19" style:family="paragraph" style:parent-style-name="Standard">
      <style:paragraph-properties fo:line-height="200%" style:text-autospace="none"/>
      <style:text-properties fo:font-size="12pt" style:font-size-asian="12pt" style:font-size-complex="12pt"/>
    </style:style>
    <style:style style:name="P20" style:family="paragraph" style:parent-style-name="Standard" style:list-style-name="WW8Num10">
      <style:paragraph-properties fo:line-height="200%" style:text-autospace="none"/>
      <style:text-properties fo:font-size="12pt" style:font-size-asian="12pt" style:font-size-complex="12pt"/>
    </style:style>
    <style:style style:name="P21" style:family="paragraph" style:parent-style-name="Standard">
      <style:text-properties fo:font-size="12pt" fo:font-weight="bold" style:font-size-asian="12pt" style:font-weight-asian="bold" style:font-size-complex="12pt"/>
    </style:style>
    <style:style style:name="P22" style:family="paragraph" style:parent-style-name="Standard">
      <style:paragraph-properties fo:line-height="200%" fo:text-align="justify" style:justify-single-word="false"/>
      <style:text-properties fo:font-size="12pt" fo:font-weight="bold" style:font-size-asian="12pt" style:font-weight-asian="bold" style:font-size-complex="12pt"/>
    </style:style>
    <style:style style:name="P23" style:family="paragraph" style:parent-style-name="Standard">
      <style:paragraph-properties fo:line-height="200%" fo:text-align="justify" style:justify-single-word="false">
        <style:tab-stops>
          <style:tab-stop style:position="-1.27cm"/>
          <style:tab-stop style:position="0cm"/>
          <style:tab-stop style:position="0.459cm"/>
          <style:tab-stop style:position="0.859cm"/>
          <style:tab-stop style:position="1.27cm"/>
          <style:tab-stop style:position="1.658cm"/>
          <style:tab-stop style:position="2.459cm"/>
          <style:tab-stop style:position="3.81cm"/>
        </style:tab-stops>
      </style:paragraph-properties>
      <style:text-properties fo:font-size="12pt" fo:font-weight="bold" style:font-size-asian="12pt" style:font-weight-asian="bold" style:font-size-complex="12pt"/>
    </style:style>
    <style:style style:name="P24" style:family="paragraph" style:parent-style-name="Standard">
      <style:paragraph-properties fo:line-height="200%">
        <style:tab-stops>
          <style:tab-stop style:position="16.002cm" style:type="right" style:leader-style="dotted" style:leader-text="."/>
        </style:tab-stops>
      </style:paragraph-properties>
      <style:text-properties fo:font-size="12pt" fo:language="es" fo:country="ES" style:font-size-asian="12pt" style:font-size-complex="12pt"/>
    </style:style>
    <style:style style:name="P25" style:family="paragraph" style:parent-style-name="Standard">
      <style:paragraph-properties fo:line-height="200%">
        <style:tab-stops>
          <style:tab-stop style:position="16.002cm" style:type="right" style:leader-style="dotted" style:leader-text="."/>
          <style:tab-stop style:position="17.002cm" style:type="right" style:leader-style="dotted" style:leader-text="."/>
        </style:tab-stops>
      </style:paragraph-properties>
      <style:text-properties fo:font-size="12pt" fo:language="es" fo:country="ES" style:font-size-asian="12pt" style:font-size-complex="12pt"/>
    </style:style>
    <style:style style:name="P26" style:family="paragraph" style:parent-style-name="Standard">
      <style:paragraph-properties fo:line-height="200%" fo:text-align="justify" style:justify-single-word="false"/>
      <style:text-properties fo:font-size="12pt" fo:language="es" fo:country="ES" style:font-size-asian="12pt" style:font-size-complex="12pt"/>
    </style:style>
    <style:style style:name="P27" style:family="paragraph" style:parent-style-name="Standard">
      <style:paragraph-properties fo:line-height="200%" fo:text-align="justify" style:justify-single-word="false">
        <style:tab-stops>
          <style:tab-stop style:position="-2.076cm"/>
          <style:tab-stop style:position="-1.27cm"/>
          <style:tab-stop style:position="0cm"/>
          <style:tab-stop style:position="0.318cm"/>
          <style:tab-stop style:position="1.6cm"/>
          <style:tab-stop style:position="1.997cm"/>
          <style:tab-stop style:position="2.699cm"/>
          <style:tab-stop style:position="3.498cm"/>
        </style:tab-stops>
      </style:paragraph-properties>
      <style:text-properties fo:font-size="12pt" fo:language="es" fo:country="ES" style:font-size-asian="12pt" style:font-size-complex="12pt"/>
    </style:style>
    <style:style style:name="P28" style:family="paragraph" style:parent-style-name="Standard">
      <style:paragraph-properties fo:line-height="200%" fo:text-align="justify" style:justify-single-word="false">
        <style:tab-stops>
          <style:tab-stop style:position="-1.27cm"/>
          <style:tab-stop style:position="0cm"/>
          <style:tab-stop style:position="0.459cm"/>
          <style:tab-stop style:position="0.859cm"/>
          <style:tab-stop style:position="1.27cm"/>
          <style:tab-stop style:position="1.658cm"/>
          <style:tab-stop style:position="2.058cm"/>
          <style:tab-stop style:position="2.459cm"/>
          <style:tab-stop style:position="3.81cm"/>
        </style:tab-stops>
      </style:paragraph-properties>
      <style:text-properties fo:font-size="12pt" fo:language="es" fo:country="ES" style:font-size-asian="12pt" style:font-size-complex="12pt"/>
    </style:style>
    <style:style style:name="P29" style:family="paragraph" style:parent-style-name="Standard" style:list-style-name="WW8Num13">
      <style:paragraph-properties fo:line-height="200%" fo:text-align="justify" style:justify-single-word="false"/>
      <style:text-properties fo:font-size="12pt" fo:language="es" fo:country="ES" style:font-size-asian="12pt" style:font-size-complex="12pt"/>
    </style:style>
    <style:style style:name="P30" style:family="paragraph" style:parent-style-name="Standard" style:list-style-name="WW8Num16">
      <style:paragraph-properties fo:line-height="200%" fo:text-align="justify" style:justify-single-word="false"/>
      <style:text-properties fo:font-size="12pt" fo:language="es" fo:country="ES" style:font-size-asian="12pt" style:font-size-complex="12pt"/>
    </style:style>
    <style:style style:name="P31" style:family="paragraph" style:parent-style-name="Standard">
      <style:text-properties fo:font-size="12pt" fo:language="es" fo:country="ES" style:font-size-asian="12pt" style:font-size-complex="12pt" style:language-complex="ar" style:country-complex="SA"/>
    </style:style>
    <style:style style:name="P32" style:family="paragraph" style:parent-style-name="Standard">
      <style:paragraph-properties fo:line-height="200%" style:text-autospace="none"/>
      <style:text-properties fo:font-size="12pt" fo:language="es" fo:country="ES" style:font-size-asian="12pt" style:font-size-complex="12pt" style:language-complex="ar" style:country-complex="SA"/>
    </style:style>
    <style:style style:name="P33" style:family="paragraph" style:parent-style-name="Standard">
      <style:paragraph-properties fo:line-height="200%" fo:text-align="justify" style:justify-single-word="false" style:snap-to-layout-grid="false"/>
      <style:text-properties fo:font-size="12pt" fo:language="es" fo:country="ES" style:font-size-asian="12pt" style:language-asian="zxx" style:country-asian="none" style:font-name-complex="Arial" style:font-size-complex="12pt"/>
    </style:style>
    <style:style style:name="P34" style:family="paragraph" style:parent-style-name="Standard">
      <style:paragraph-properties fo:line-height="200%" fo:text-align="justify" style:justify-single-word="false"/>
      <style:text-properties fo:font-size="12pt" fo:language="es" fo:country="ES" fo:font-weight="bold" style:font-size-asian="12pt" style:font-weight-asian="bold" style:font-size-complex="12pt"/>
    </style:style>
    <style:style style:name="P35" style:family="paragraph" style:parent-style-name="Standard">
      <style:paragraph-properties fo:line-height="200%" fo:text-align="justify" style:justify-single-word="false">
        <style:tab-stops>
          <style:tab-stop style:position="-1.27cm"/>
          <style:tab-stop style:position="0cm"/>
          <style:tab-stop style:position="0.459cm"/>
          <style:tab-stop style:position="0.859cm"/>
          <style:tab-stop style:position="1.27cm"/>
          <style:tab-stop style:position="1.658cm"/>
          <style:tab-stop style:position="2.058cm"/>
          <style:tab-stop style:position="2.459cm"/>
          <style:tab-stop style:position="3.81cm"/>
        </style:tab-stops>
      </style:paragraph-properties>
      <style:text-properties fo:font-size="12pt" fo:language="es" fo:country="ES" fo:font-weight="bold" style:font-size-asian="12pt" style:font-weight-asian="bold" style:font-size-complex="12pt"/>
    </style:style>
    <style:style style:name="P36" style:family="paragraph" style:parent-style-name="Standard">
      <style:paragraph-properties fo:line-height="200%">
        <style:tab-stops>
          <style:tab-stop style:position="16.002cm" style:type="right" style:leader-style="dotted" style:leader-text="."/>
          <style:tab-stop style:position="17.002cm" style:type="right" style:leader-style="dotted" style:leader-text="."/>
        </style:tab-stops>
      </style:paragraph-properties>
      <style:text-properties fo:font-size="12pt" fo:language="es" fo:country="ES" fo:font-weight="bold" style:font-size-asian="12pt" style:font-weight-asian="bold" style:font-size-complex="12pt"/>
    </style:style>
    <style:style style:name="P37" style:family="paragraph" style:parent-style-name="Standard">
      <style:paragraph-properties fo:text-align="justify" style:justify-single-word="false"/>
      <style:text-properties fo:font-size="12pt" fo:language="es" fo:country="ES" fo:font-weight="bold" style:font-size-asian="12pt" style:font-weight-asian="bold" style:font-size-complex="12pt"/>
    </style:style>
    <style:style style:name="P38" style:family="paragraph" style:parent-style-name="Standard">
      <style:paragraph-properties fo:line-height="200%" fo:text-align="justify"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39" style:family="paragraph" style:parent-style-name="Standard">
      <style:paragraph-properties fo:line-height="200%" fo:text-align="justify" style:justify-single-word="false">
        <style:tab-stops>
          <style:tab-stop style:position="-1.27cm"/>
          <style:tab-stop style:position="0cm"/>
          <style:tab-stop style:position="0.459cm"/>
          <style:tab-stop style:position="0.859cm"/>
          <style:tab-stop style:position="1.27cm"/>
          <style:tab-stop style:position="1.658cm"/>
          <style:tab-stop style:position="2.058cm"/>
          <style:tab-stop style:position="2.459cm"/>
          <style:tab-stop style:position="3.81cm"/>
        </style:tab-stops>
      </style:paragraph-properties>
      <style:text-properties fo:font-size="12pt" fo:font-style="italic" style:font-size-asian="12pt" style:font-style-asian="italic" style:font-size-complex="12pt"/>
    </style:style>
    <style:style style:name="P40" style:family="paragraph" style:parent-style-name="Standard">
      <style:paragraph-properties fo:line-height="200%"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41" style:family="paragraph" style:parent-style-name="Standard">
      <style:paragraph-properties fo:line-height="200%"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42" style:family="paragraph" style:parent-style-name="Standard">
      <style:paragraph-properties fo:line-height="200%" fo:text-align="justify" style:justify-single-word="false" style:text-autospace="none"/>
      <style:text-properties fo:font-size="12pt" style:text-underline-style="solid" style:text-underline-width="auto" style:text-underline-color="font-color" fo:font-weight="bold" style:font-size-asian="12pt" style:font-weight-asian="bold" style:font-size-complex="12pt"/>
    </style:style>
    <style:style style:name="P43" style:family="paragraph" style:parent-style-name="Standard">
      <style:paragraph-properties fo:text-align="center" style:justify-single-word="false"/>
      <style:text-properties fo:font-size="18pt" style:font-size-asian="18pt" style:font-size-complex="18pt"/>
    </style:style>
    <style:style style:name="P44" style:family="paragraph" style:parent-style-name="Standard">
      <style:paragraph-properties fo:text-align="center" style:justify-single-word="false"/>
      <style:text-properties fo:font-size="18pt" officeooo:paragraph-rsid="001437ef" style:font-size-asian="18pt" style:font-size-complex="18pt"/>
    </style:style>
    <style:style style:name="P4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6" style:family="paragraph" style:parent-style-name="Standard">
      <style:text-properties fo:font-size="14pt" fo:font-weight="bold" style:font-size-asian="14pt" style:font-weight-asian="bold" style:font-size-complex="14pt"/>
    </style:style>
    <style:style style:name="P47" style:family="paragraph" style:parent-style-name="Standard">
      <style:paragraph-properties fo:text-align="end" style:justify-single-word="false"/>
      <style:text-properties fo:font-size="14pt" style:font-size-asian="14pt" style:font-size-complex="14pt"/>
    </style:style>
    <style:style style:name="P48" style:family="paragraph" style:parent-style-name="Standard">
      <style:paragraph-properties fo:line-height="200%" fo:text-align="justify" style:justify-single-word="false"/>
    </style:style>
    <style:style style:name="P49" style:family="paragraph" style:parent-style-name="Standard">
      <style:paragraph-properties fo:line-height="200%" fo:text-align="justify" style:justify-single-word="false">
        <style:tab-stops>
          <style:tab-stop style:position="-1.27cm"/>
          <style:tab-stop style:position="0cm"/>
          <style:tab-stop style:position="0.459cm"/>
          <style:tab-stop style:position="0.859cm"/>
          <style:tab-stop style:position="1.27cm"/>
          <style:tab-stop style:position="1.658cm"/>
          <style:tab-stop style:position="2.459cm"/>
          <style:tab-stop style:position="3.81cm"/>
        </style:tab-stops>
      </style:paragraph-properties>
    </style:style>
    <style:style style:name="P50" style:family="paragraph" style:parent-style-name="Standard" style:list-style-name="WW8Num22">
      <style:paragraph-properties fo:line-height="200%" fo:text-align="justify" style:justify-single-word="false">
        <style:tab-stops>
          <style:tab-stop style:position="-1.27cm"/>
          <style:tab-stop style:position="0cm"/>
          <style:tab-stop style:position="0.459cm"/>
          <style:tab-stop style:position="0.859cm"/>
          <style:tab-stop style:position="1.27cm"/>
          <style:tab-stop style:position="1.658cm"/>
          <style:tab-stop style:position="2.459cm"/>
          <style:tab-stop style:position="3.81cm"/>
        </style:tab-stops>
      </style:paragraph-properties>
    </style:style>
    <style:style style:name="P51" style:family="paragraph" style:parent-style-name="Standard">
      <style:paragraph-properties fo:line-height="200%" fo:text-align="justify" style:justify-single-word="false" style:text-autospace="none"/>
    </style:style>
    <style:style style:name="P52" style:family="paragraph" style:parent-style-name="Standard" style:list-style-name="WW8Num16">
      <style:paragraph-properties fo:line-height="200%" fo:text-align="justify" style:justify-single-word="false"/>
    </style:style>
    <style:style style:name="P53" style:family="paragraph" style:parent-style-name="Standard" style:list-style-name="WW8Num18">
      <style:paragraph-properties fo:line-height="200%" fo:text-align="justify" style:justify-single-word="false" style:text-autospace="none"/>
    </style:style>
    <style:style style:name="P54" style:family="paragraph" style:parent-style-name="Standard">
      <style:paragraph-properties fo:line-height="200%" style:text-autospace="none"/>
    </style:style>
    <style:style style:name="P55" style:family="paragraph" style:parent-style-name="Standard">
      <style:paragraph-properties fo:line-height="200%" fo:text-align="justify" style:justify-single-word="false"/>
      <style:text-properties fo:color="#ff0000" fo:font-size="12pt" fo:font-weight="bold" style:font-size-asian="12pt" style:font-weight-asian="bold" style:font-size-complex="12pt"/>
    </style:style>
    <style:style style:name="P56" style:family="paragraph" style:parent-style-name="Standard">
      <style:paragraph-properties style:text-autospace="none"/>
      <style:text-properties fo:color="#ff0000" style:font-name="UniversLTStd" fo:language="es" fo:country="ES" style:font-name-complex="UniversLTStd" style:language-complex="ar" style:country-complex="SA"/>
    </style:style>
    <style:style style:name="P57" style:family="paragraph" style:parent-style-name="Standard">
      <style:paragraph-properties style:text-autospace="none"/>
      <style:text-properties style:font-name="UniversLTStd" fo:language="es" fo:country="ES" style:font-name-complex="UniversLTStd" style:language-complex="ar" style:country-complex="SA"/>
    </style:style>
    <style:style style:name="P58" style:family="paragraph" style:parent-style-name="Standard">
      <style:paragraph-properties fo:text-align="center" style:justify-single-word="false">
        <style:tab-stops>
          <style:tab-stop style:position="-1.229cm"/>
          <style:tab-stop style:position="0.265cm"/>
          <style:tab-stop style:position="0.958cm"/>
          <style:tab-stop style:position="2.54cm"/>
          <style:tab-stop style:position="3.81cm"/>
          <style:tab-stop style:position="5.08cm"/>
          <style:tab-stop style:position="5.447cm"/>
          <style:tab-stop style:position="6.35cm"/>
          <style:tab-stop style:position="7.62cm"/>
          <style:tab-stop style:position="8.648cm"/>
          <style:tab-stop style:position="10.16cm"/>
        </style:tab-stops>
      </style:paragraph-properties>
      <style:text-properties style:font-name="UniversLTStd" fo:font-size="12pt" fo:language="es" fo:country="ES" fo:font-weight="bold" style:font-size-asian="12pt" style:font-weight-asian="bold" style:font-name-complex="UniversLTStd" style:font-size-complex="12pt" style:language-complex="ar" style:country-complex="SA" style:font-weight-complex="bold"/>
    </style:style>
    <style:style style:name="P59" style:family="paragraph" style:parent-style-name="Standard">
      <style:paragraph-properties fo:line-height="200%" fo:text-align="justify" style:justify-single-word="false"/>
      <style:text-properties style:font-name-complex="Times New Roman"/>
    </style:style>
    <style:style style:name="P60" style:family="paragraph" style:parent-style-name="Standard" style:list-style-name="" style:master-page-name="Convertir_20_1">
      <style:paragraph-properties fo:margin-left="0cm" fo:margin-right="0cm" fo:text-indent="0cm" style:auto-text-indent="false" style:page-number="auto"/>
      <style:text-properties fo:font-size="14pt" style:font-size-asian="14pt" style:font-size-complex="14pt"/>
    </style:style>
    <style:style style:name="P61" style:family="paragraph" style:parent-style-name="Standard">
      <style:paragraph-properties fo:margin-left="1.27cm" fo:margin-right="0cm" fo:line-height="200%" fo:text-indent="0cm" style:auto-text-indent="false">
        <style:tab-stops>
          <style:tab-stop style:position="16.002cm" style:type="right" style:leader-style="dotted" style:leader-text="."/>
        </style:tab-stops>
      </style:paragraph-properties>
      <style:text-properties fo:font-size="12pt" style:font-size-asian="12pt" style:font-size-complex="12pt"/>
    </style:style>
    <style:style style:name="P62" style:family="paragraph" style:parent-style-name="Standard">
      <style:paragraph-properties fo:margin-left="1.27cm" fo:margin-right="0cm" fo:line-height="200%" fo:text-align="justify" style:justify-single-word="false" fo:text-indent="0cm" style:auto-text-indent="false"/>
      <style:text-properties fo:font-size="12pt" style:font-size-asian="12pt" style:font-size-complex="12pt"/>
    </style:style>
    <style:style style:name="P63" style:family="paragraph" style:parent-style-name="Standard">
      <style:paragraph-properties fo:margin-left="1.27cm" fo:margin-right="0cm" fo:line-height="200%" fo:text-indent="0cm" style:auto-text-indent="false">
        <style:tab-stops>
          <style:tab-stop style:position="16.002cm" style:type="right" style:leader-style="dotted" style:leader-text="."/>
        </style:tab-stops>
      </style:paragraph-properties>
      <style:text-properties fo:font-size="12pt" fo:language="es" fo:country="ES" style:font-size-asian="12pt" style:font-size-complex="12pt"/>
    </style:style>
    <style:style style:name="P64" style:family="paragraph" style:parent-style-name="Standard">
      <style:paragraph-properties fo:margin-left="1.27cm" fo:margin-right="0cm" fo:line-height="200%" fo:text-align="justify" style:justify-single-word="false" fo:text-indent="0cm" style:auto-text-indent="false"/>
      <style:text-properties fo:font-size="12pt" fo:language="es" fo:country="ES" style:font-size-asian="12pt" style:font-size-complex="12pt"/>
    </style:style>
    <style:style style:name="P65" style:family="paragraph" style:parent-style-name="Standard">
      <style:paragraph-properties fo:margin-left="1.27cm" fo:margin-right="0cm" fo:line-height="200%" fo:text-align="center" style:justify-single-word="false" fo:text-indent="0cm" style:auto-text-indent="false" style:text-autospace="none"/>
      <style:text-properties fo:font-size="12pt" style:text-underline-style="solid" style:text-underline-width="auto" style:text-underline-color="font-color" fo:font-weight="bold" style:font-size-asian="12pt" style:font-weight-asian="bold" style:font-size-complex="12pt"/>
    </style:style>
    <style:style style:name="P66" style:family="paragraph" style:parent-style-name="Standard">
      <style:paragraph-properties fo:margin-left="0cm" fo:margin-right="0cm" fo:line-height="200%" fo:text-align="justify" style:justify-single-word="false" fo:text-indent="1.251cm" style:auto-text-indent="false"/>
    </style:style>
    <style:style style:name="P67" style:family="paragraph" style:parent-style-name="Standard">
      <style:paragraph-properties fo:margin-left="0cm" fo:margin-right="0cm" fo:line-height="200%" fo:text-align="justify" style:justify-single-word="false" fo:text-indent="1.251cm" style:auto-text-indent="false">
        <style:tab-stops>
          <style:tab-stop style:position="0cm"/>
          <style:tab-stop style:position="0.459cm"/>
          <style:tab-stop style:position="0.859cm"/>
          <style:tab-stop style:position="1.27cm"/>
          <style:tab-stop style:position="1.658cm"/>
          <style:tab-stop style:position="1.958cm"/>
        </style:tab-stops>
      </style:paragraph-properties>
    </style:style>
    <style:style style:name="P68" style:family="paragraph" style:parent-style-name="Standard">
      <style:paragraph-properties fo:margin-left="0cm" fo:margin-right="0cm" fo:line-height="200%" fo:text-align="justify" style:justify-single-word="false" fo:text-indent="1.251cm" style:auto-text-indent="false" style:text-autospace="none"/>
    </style:style>
    <style:style style:name="P69" style:family="paragraph" style:parent-style-name="Standard">
      <style:paragraph-properties fo:margin-left="0cm" fo:margin-right="0cm" fo:line-height="200%" fo:text-align="justify" style:justify-single-word="false" fo:text-indent="1.251cm" style:auto-text-indent="false"/>
      <style:text-properties fo:font-size="12pt" style:font-size-asian="12pt" style:font-size-complex="12pt"/>
    </style:style>
    <style:style style:name="P70" style:family="paragraph" style:parent-style-name="Standard">
      <style:paragraph-properties fo:margin-left="0cm" fo:margin-right="0cm" fo:line-height="200%" fo:text-align="justify" style:justify-single-word="false" fo:text-indent="1.251cm" style:auto-text-indent="false" style:text-autospace="none"/>
      <style:text-properties fo:font-size="12pt" style:font-size-asian="12pt" style:font-size-complex="12pt"/>
    </style:style>
    <style:style style:name="P71" style:family="paragraph" style:parent-style-name="Standard">
      <style:paragraph-properties fo:margin-left="0cm" fo:margin-right="0cm" fo:line-height="200%" fo:text-align="justify" style:justify-single-word="false" fo:text-indent="1.251cm" style:auto-text-indent="false">
        <style:tab-stops>
          <style:tab-stop style:position="-1.27cm"/>
          <style:tab-stop style:position="0cm"/>
          <style:tab-stop style:position="0.459cm"/>
          <style:tab-stop style:position="0.859cm"/>
          <style:tab-stop style:position="1.27cm"/>
          <style:tab-stop style:position="1.658cm"/>
          <style:tab-stop style:position="2.459cm"/>
          <style:tab-stop style:position="3.81cm"/>
        </style:tab-stops>
      </style:paragraph-properties>
      <style:text-properties fo:font-size="12pt" style:font-size-asian="12pt" style:font-size-complex="12pt"/>
    </style:style>
    <style:style style:name="P72" style:family="paragraph" style:parent-style-name="Standard">
      <style:paragraph-properties fo:margin-left="0cm" fo:margin-right="0cm" fo:line-height="200%" fo:text-align="justify" style:justify-single-word="false" fo:text-indent="1.251cm" style:auto-text-indent="false"/>
      <style:text-properties fo:font-size="12pt" officeooo:paragraph-rsid="00156758" style:font-size-asian="12pt" style:font-size-complex="12pt"/>
    </style:style>
    <style:style style:name="P73" style:family="paragraph" style:parent-style-name="Standard">
      <style:paragraph-properties fo:margin-left="0cm" fo:margin-right="0cm" fo:line-height="200%" fo:text-align="justify" style:justify-single-word="false" fo:text-indent="1.251cm" style:auto-text-indent="false"/>
      <style:text-properties fo:font-size="12pt" fo:language="es" fo:country="ES" style:font-size-asian="12pt" style:font-size-complex="12pt"/>
    </style:style>
    <style:style style:name="P74" style:family="paragraph" style:parent-style-name="Standard">
      <style:paragraph-properties fo:margin-left="0cm" fo:margin-right="0cm" fo:line-height="200%" fo:text-align="justify" style:justify-single-word="false" fo:text-indent="1.251cm" style:auto-text-indent="false" style:text-autospace="none"/>
      <style:text-properties fo:font-size="12pt" fo:language="es" fo:country="ES" style:font-size-asian="12pt" style:font-size-complex="12pt"/>
    </style:style>
    <style:style style:name="P75" style:family="paragraph" style:parent-style-name="Standard">
      <style:paragraph-properties fo:margin-left="0cm" fo:margin-right="0cm" fo:line-height="200%" fo:text-align="justify" style:justify-single-word="false" fo:text-indent="1.251cm" style:auto-text-indent="false" style:text-autospace="none"/>
      <style:text-properties fo:font-size="12pt" fo:language="es" fo:country="ES" style:font-size-asian="12pt" style:font-size-complex="12pt" style:language-complex="ar" style:country-complex="SA"/>
    </style:style>
    <style:style style:name="P76" style:family="paragraph" style:parent-style-name="Standard">
      <style:paragraph-properties fo:margin-left="0cm" fo:margin-right="0cm" fo:line-height="200%" fo:text-align="justify" style:justify-single-word="false" fo:text-indent="1.251cm" style:auto-text-indent="false"/>
      <style:text-properties fo:font-size="12pt" fo:language="es" fo:country="ES" fo:font-weight="bold" style:font-size-asian="12pt" style:font-weight-asian="bold" style:font-size-complex="12pt"/>
    </style:style>
    <style:style style:name="P77" style:family="paragraph" style:parent-style-name="Standard">
      <style:paragraph-properties fo:margin-left="0cm" fo:margin-right="0cm" fo:line-height="200%" fo:text-align="justify" style:justify-single-word="false" fo:text-indent="1.251cm" style:auto-text-indent="false"/>
      <style:text-properties fo:font-size="12pt" fo:font-weight="bold" style:font-size-asian="12pt" style:font-weight-asian="bold" style:font-size-complex="12pt"/>
    </style:style>
    <style:style style:name="P78" style:family="paragraph" style:parent-style-name="Standard">
      <style:paragraph-properties fo:margin-left="0cm" fo:margin-right="0cm" fo:line-height="200%" fo:text-align="justify" style:justify-single-word="false" fo:text-indent="1.251cm" style:auto-text-indent="false"/>
      <style:text-properties fo:font-size="12pt" style:font-name-asian="MS Mincho" style:font-size-asian="12pt" style:font-size-complex="12pt"/>
    </style:style>
    <style:style style:name="P79" style:family="paragraph" style:parent-style-name="Standard">
      <style:paragraph-properties fo:margin-left="0cm" fo:margin-right="0cm" fo:line-height="200%" fo:text-align="justify" style:justify-single-word="false" fo:text-indent="1.251cm" style:auto-text-indent="false"/>
      <style:text-properties fo:color="#ff0000" fo:font-size="12pt" style:font-size-asian="12pt" style:font-size-complex="12pt"/>
    </style:style>
    <style:style style:name="P80" style:family="paragraph" style:parent-style-name="Standard">
      <style:paragraph-properties fo:margin-left="0cm" fo:margin-right="0cm" fo:line-height="200%" fo:text-align="justify" style:justify-single-word="false" fo:text-indent="1.251cm" style:auto-text-indent="false" style:text-autospace="none"/>
      <style:text-properties fo:color="#ff0000" fo:font-size="12pt" style:font-size-asian="12pt" style:font-size-complex="12pt"/>
    </style:style>
    <style:style style:name="P81" style:family="paragraph" style:parent-style-name="Standard">
      <style:paragraph-properties fo:margin-left="0cm" fo:margin-right="0cm" fo:line-height="200%" fo:text-align="justify" style:justify-single-word="false" fo:text-indent="1.249cm" style:auto-text-indent="false"/>
    </style:style>
    <style:style style:name="P82" style:family="paragraph" style:parent-style-name="Standard">
      <style:paragraph-properties fo:margin-left="0cm" fo:margin-right="0cm" fo:line-height="200%" fo:text-align="justify" style:justify-single-word="false" fo:text-indent="1.249cm" style:auto-text-indent="false"/>
      <style:text-properties fo:font-size="12pt" style:font-size-asian="12pt" style:font-size-complex="12pt"/>
    </style:style>
    <style:style style:name="P83" style:family="paragraph" style:parent-style-name="Standard">
      <style:paragraph-properties fo:margin-left="0cm" fo:margin-right="0cm" fo:line-height="200%" fo:text-align="justify" style:justify-single-word="false" fo:text-indent="1.249cm" style:auto-text-indent="false" style:text-autospace="none"/>
      <style:text-properties fo:font-size="12pt" style:font-size-asian="12pt" style:font-size-complex="12pt"/>
    </style:style>
    <style:style style:name="P84" style:family="paragraph" style:parent-style-name="Standard">
      <style:paragraph-properties fo:margin-left="0cm" fo:margin-right="0cm" fo:line-height="200%" fo:text-indent="1.249cm" style:auto-text-indent="false">
        <style:tab-stops>
          <style:tab-stop style:position="16.002cm" style:type="right" style:leader-style="dotted" style:leader-text="."/>
        </style:tab-stops>
      </style:paragraph-properties>
      <style:text-properties fo:font-size="12pt" fo:language="es" fo:country="ES" style:font-size-asian="12pt" style:font-size-complex="12pt"/>
    </style:style>
    <style:style style:name="P85" style:family="paragraph" style:parent-style-name="Standard">
      <style:paragraph-properties fo:margin-left="0cm" fo:margin-right="0cm" fo:line-height="200%" fo:text-align="justify" style:justify-single-word="false" fo:text-indent="1.249cm" style:auto-text-indent="false"/>
      <style:text-properties fo:font-size="12pt" fo:language="es" fo:country="ES" style:font-size-asian="12pt" style:font-size-complex="12pt"/>
    </style:style>
    <style:style style:name="P86" style:family="paragraph" style:parent-style-name="Standard">
      <style:paragraph-properties fo:margin-left="0cm" fo:margin-right="0cm" fo:line-height="200%" fo:text-align="justify" style:justify-single-word="false" fo:text-indent="1.249cm" style:auto-text-indent="false"/>
      <style:text-properties fo:font-size="12pt" fo:language="es" fo:country="ES" fo:font-weight="bold" style:font-size-asian="12pt" style:font-weight-asian="bold" style:font-size-complex="12pt"/>
    </style:style>
    <style:style style:name="P87" style:family="paragraph" style:parent-style-name="Standard">
      <style:paragraph-properties fo:margin-left="0cm" fo:margin-right="0cm" fo:line-height="200%" fo:text-align="justify" style:justify-single-word="false" fo:text-indent="1.249cm" style:auto-text-indent="false" style:text-autospace="none"/>
      <style:text-properties fo:color="#000000" fo:font-size="12pt" style:font-size-asian="12pt" style:font-size-complex="12pt"/>
    </style:style>
    <style:style style:name="P88" style:family="paragraph" style:parent-style-name="Standard">
      <style:paragraph-properties fo:margin-left="0.002cm" fo:margin-right="0cm" fo:line-height="200%" fo:text-align="justify" style:justify-single-word="false" fo:text-indent="1.268cm" style:auto-text-indent="false"/>
    </style:style>
    <style:style style:name="P89" style:family="paragraph" style:parent-style-name="Standard">
      <style:paragraph-properties fo:margin-left="0.002cm" fo:margin-right="0cm" fo:line-height="200%" fo:text-align="justify" style:justify-single-word="false" fo:text-indent="1.268cm" style:auto-text-indent="false"/>
      <style:text-properties fo:font-size="12pt" style:font-size-asian="12pt" style:font-size-complex="12pt"/>
    </style:style>
    <style:style style:name="P90" style:family="paragraph" style:parent-style-name="Standard">
      <style:paragraph-properties fo:margin-left="0.002cm" fo:margin-right="0cm" fo:line-height="200%" fo:text-align="justify" style:justify-single-word="false" fo:text-indent="1.268cm" style:auto-text-indent="false"/>
      <style:text-properties fo:font-size="12pt" fo:font-weight="bold" style:font-size-asian="12pt" style:font-weight-asian="bold" style:font-size-complex="12pt"/>
    </style:style>
    <style:style style:name="P91" style:family="paragraph" style:parent-style-name="Standard">
      <style:paragraph-properties fo:margin-left="0.4cm" fo:margin-right="0cm" fo:line-height="200%" fo:text-align="justify" style:justify-single-word="false" fo:text-indent="-0.4cm" style:auto-text-indent="false">
        <style:tab-stops>
          <style:tab-stop style:position="-2.364cm"/>
          <style:tab-stop style:position="-1.27cm"/>
          <style:tab-stop style:position="0cm"/>
          <style:tab-stop style:position="0.399cm"/>
          <style:tab-stop style:position="1.27cm"/>
          <style:tab-stop style:position="1.898cm"/>
          <style:tab-stop style:position="2.499cm"/>
          <style:tab-stop style:position="3.498cm"/>
        </style:tab-stops>
      </style:paragraph-properties>
      <style:text-properties fo:font-size="12pt" style:font-size-asian="12pt" style:font-size-complex="12pt"/>
    </style:style>
    <style:style style:name="P92" style:family="paragraph" style:parent-style-name="Standard">
      <style:paragraph-properties fo:margin-left="0.4cm" fo:margin-right="0cm" fo:line-height="200%" fo:text-align="justify" style:justify-single-word="false" fo:text-indent="-0.4cm" style:auto-text-indent="false">
        <style:tab-stops>
          <style:tab-stop style:position="-2.364cm"/>
          <style:tab-stop style:position="-1.27cm"/>
          <style:tab-stop style:position="0cm"/>
          <style:tab-stop style:position="0.399cm"/>
          <style:tab-stop style:position="1.27cm"/>
          <style:tab-stop style:position="1.898cm"/>
          <style:tab-stop style:position="2.499cm"/>
          <style:tab-stop style:position="3.498cm"/>
        </style:tab-stops>
      </style:paragraph-properties>
      <style:text-properties fo:font-size="12pt" fo:language="es" fo:country="ES" fo:font-weight="bold" style:font-size-asian="12pt" style:font-weight-asian="bold" style:font-size-complex="12pt"/>
    </style:style>
    <style:style style:name="P93" style:family="paragraph" style:parent-style-name="Standard">
      <style:paragraph-properties fo:margin-left="0.4cm" fo:margin-right="0cm" fo:line-height="200%" fo:text-align="justify" style:justify-single-word="false" fo:text-indent="-0.4cm" style:auto-text-indent="false">
        <style:tab-stops>
          <style:tab-stop style:position="-2.364cm"/>
          <style:tab-stop style:position="-1.27cm"/>
          <style:tab-stop style:position="0cm"/>
          <style:tab-stop style:position="0.399cm"/>
          <style:tab-stop style:position="1.27cm"/>
          <style:tab-stop style:position="1.898cm"/>
          <style:tab-stop style:position="2.499cm"/>
          <style:tab-stop style:position="3.498cm"/>
        </style:tab-stops>
      </style:paragraph-properties>
      <style:text-properties fo:font-size="12pt" fo:font-weight="bold" style:font-size-asian="12pt" style:font-weight-asian="bold" style:font-size-complex="12pt"/>
    </style:style>
    <style:style style:name="P94" style:family="paragraph" style:parent-style-name="Standard">
      <style:paragraph-properties fo:margin-left="0cm" fo:margin-right="0.199cm" fo:line-height="200%" fo:text-align="justify" style:justify-single-word="false" fo:text-indent="1.251cm" style:auto-text-indent="false"/>
      <style:text-properties fo:font-size="12pt" fo:font-weight="bold" style:font-size-asian="12pt" style:font-weight-asian="bold" style:font-size-complex="12pt"/>
    </style:style>
    <style:style style:name="P95" style:family="paragraph" style:parent-style-name="Standard">
      <style:paragraph-properties fo:margin-left="1.233cm" fo:margin-right="0cm" fo:line-height="200%" fo:text-align="justify" style:justify-single-word="false" fo:text-indent="1.268cm" style:auto-text-indent="false"/>
      <style:text-properties fo:font-size="12pt" style:font-size-asian="12pt" style:font-size-complex="12pt"/>
    </style:style>
    <style:style style:name="P96" style:family="paragraph" style:parent-style-name="Standard">
      <style:paragraph-properties fo:margin-left="1.233cm" fo:margin-right="0cm" fo:line-height="200%" fo:text-align="justify" style:justify-single-word="false" fo:text-indent="1.268cm" style:auto-text-indent="false"/>
      <style:text-properties fo:font-size="12pt" fo:language="pt" fo:country="BR" style:font-size-asian="12pt" style:font-size-complex="12pt"/>
    </style:style>
    <style:style style:name="P97" style:family="paragraph" style:parent-style-name="Standard">
      <style:paragraph-properties fo:margin-left="0.002cm" fo:margin-right="0.199cm" fo:line-height="200%" fo:text-align="justify" style:justify-single-word="false" fo:text-indent="1.268cm" style:auto-text-indent="false"/>
      <style:text-properties fo:font-size="12pt" fo:font-weight="bold" style:font-size-asian="12pt" style:font-weight-asian="bold" style:font-size-complex="12pt"/>
    </style:style>
    <style:style style:name="P98" style:family="paragraph" style:parent-style-name="Standard">
      <style:paragraph-properties fo:margin-left="0cm" fo:margin-right="0cm" fo:line-height="200%" fo:text-align="justify" style:justify-single-word="false" fo:text-indent="0.953cm" style:auto-text-indent="false"/>
      <style:text-properties fo:font-size="12pt" style:font-name-asian="MS Mincho" style:font-size-asian="12pt" style:font-size-complex="12pt"/>
    </style:style>
    <style:style style:name="P99" style:family="paragraph" style:parent-style-name="Standard">
      <style:paragraph-properties fo:margin-left="2.058cm" fo:margin-right="0cm" fo:line-height="200%" fo:text-align="justify" style:justify-single-word="false" fo:text-indent="-2.058cm" style:auto-text-indent="false">
        <style:tab-stops>
          <style:tab-stop style:position="-1.27cm"/>
          <style:tab-stop style:position="0cm"/>
          <style:tab-stop style:position="0.459cm"/>
          <style:tab-stop style:position="0.859cm"/>
          <style:tab-stop style:position="1.27cm"/>
          <style:tab-stop style:position="1.658cm"/>
          <style:tab-stop style:position="2.058cm"/>
          <style:tab-stop style:position="2.459cm"/>
          <style:tab-stop style:position="3.81cm"/>
        </style:tab-stops>
      </style:paragraph-properties>
      <style:text-properties fo:font-size="12pt" fo:font-style="italic" style:font-size-asian="12pt" style:font-style-asian="italic" style:font-size-complex="12pt"/>
    </style:style>
    <style:style style:name="P100" style:family="paragraph" style:parent-style-name="Standard">
      <style:paragraph-properties fo:margin-left="0cm" fo:margin-right="0cm" fo:line-height="200%" fo:text-align="justify" style:justify-single-word="false" fo:text-indent="1.244cm" style:auto-text-indent="false"/>
    </style:style>
    <style:style style:name="P101" style:family="paragraph" style:parent-style-name="Standard">
      <style:paragraph-properties fo:margin-left="0cm" fo:margin-right="0cm" fo:line-height="200%" fo:text-align="justify" style:justify-single-word="false" fo:text-indent="1.244cm" style:auto-text-indent="false"/>
      <style:text-properties fo:font-size="12pt" fo:language="es" fo:country="ES" style:font-size-asian="12pt" style:font-size-complex="12pt"/>
    </style:style>
    <style:style style:name="P102" style:family="paragraph" style:parent-style-name="Standard">
      <style:paragraph-properties fo:margin-left="0cm" fo:margin-right="0cm" fo:line-height="200%" fo:text-align="justify" style:justify-single-word="false" fo:text-indent="1.27cm" style:auto-text-indent="false" style:text-autospace="none"/>
    </style:style>
    <style:style style:name="P103" style:family="paragraph" style:parent-style-name="Standard">
      <style:paragraph-properties fo:margin-left="0cm" fo:margin-right="0cm" fo:line-height="200%" fo:text-align="justify" style:justify-single-word="false" fo:text-indent="1.27cm" style:auto-text-indent="false" style:text-autospace="none"/>
      <style:text-properties fo:font-size="12pt" style:font-size-asian="12pt" style:font-size-complex="12pt"/>
    </style:style>
    <style:style style:name="P104" style:family="paragraph" style:parent-style-name="Standard">
      <style:paragraph-properties fo:margin-left="0cm" fo:margin-right="0cm" fo:line-height="200%" fo:text-align="justify" style:justify-single-word="false" fo:text-indent="1.27cm" style:auto-text-indent="false" style:text-autospace="none"/>
      <style:text-properties fo:font-size="12pt" fo:font-weight="bold" style:font-size-asian="12pt" style:font-weight-asian="bold" style:font-size-complex="12pt"/>
    </style:style>
    <style:style style:name="P105" style:family="paragraph" style:parent-style-name="Standard" style:list-style-name="WW8Num15">
      <style:paragraph-properties fo:margin-left="0.63cm" fo:margin-right="0.52cm" fo:line-height="200%" fo:text-align="justify" style:justify-single-word="false" fo:text-indent="-0.63cm" style:auto-text-indent="false">
        <style:tab-stops>
          <style:tab-stop style:position="0.409cm"/>
          <style:tab-stop style:position="1.51cm"/>
          <style:tab-stop style:position="2.291cm"/>
          <style:tab-stop style:position="2.90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style>
    <style:style style:name="P106" style:family="paragraph" style:parent-style-name="Standard" style:list-style-name="WW8Num15">
      <style:paragraph-properties fo:margin-left="0.63cm" fo:margin-right="0.52cm" fo:line-height="200%" fo:text-align="justify" style:justify-single-word="false" fo:text-indent="-0.63cm" style:auto-text-indent="false">
        <style:tab-stops>
          <style:tab-stop style:position="0.409cm"/>
          <style:tab-stop style:position="1.51cm"/>
          <style:tab-stop style:position="2.291cm"/>
          <style:tab-stop style:position="2.90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text-properties fo:font-size="12pt" fo:language="es" fo:country="ES" style:font-size-asian="12pt" style:font-size-complex="12pt"/>
    </style:style>
    <style:style style:name="P107" style:family="paragraph" style:parent-style-name="Standard" style:list-style-name="WW8Num15">
      <style:paragraph-properties fo:margin-left="1.27cm" fo:margin-right="0.517cm" fo:line-height="200%" fo:text-align="justify" style:justify-single-word="false" fo:text-indent="0cm" style:auto-text-indent="false">
        <style:tab-stops>
          <style:tab-stop style:position="1.51cm"/>
          <style:tab-stop style:position="1.588cm"/>
          <style:tab-stop style:position="2.291cm"/>
          <style:tab-stop style:position="2.90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style>
    <style:style style:name="P108" style:family="paragraph" style:parent-style-name="Standard" style:list-style-name="WW8Num15">
      <style:paragraph-properties fo:margin-left="1.27cm" fo:margin-right="0.517cm" fo:line-height="200%" fo:text-align="justify" style:justify-single-word="false" fo:text-indent="0cm" style:auto-text-indent="false">
        <style:tab-stops>
          <style:tab-stop style:position="1.51cm"/>
          <style:tab-stop style:position="1.588cm"/>
          <style:tab-stop style:position="2.291cm"/>
          <style:tab-stop style:position="2.90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text-properties fo:font-size="12pt" style:font-size-asian="12pt" style:font-size-complex="12pt"/>
    </style:style>
    <style:style style:name="P109" style:family="paragraph" style:parent-style-name="Standard" style:list-style-name="WW8Num5">
      <style:paragraph-properties fo:margin-left="1.27cm" fo:margin-right="0.517cm" fo:line-height="200%" fo:text-align="justify" style:justify-single-word="false" fo:text-indent="0cm" style:auto-text-indent="false">
        <style:tab-stops>
          <style:tab-stop style:position="0.953cm"/>
          <style:tab-stop style:position="1.51cm"/>
          <style:tab-stop style:position="1.588cm"/>
          <style:tab-stop style:position="2.291cm"/>
          <style:tab-stop style:position="2.90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text-properties fo:font-size="12pt" style:font-size-asian="12pt" style:font-size-complex="12pt"/>
    </style:style>
    <style:style style:name="P110" style:family="paragraph" style:parent-style-name="Standard" style:list-style-name="WW8Num15">
      <style:paragraph-properties fo:margin-left="1.27cm" fo:margin-right="0.52cm" fo:line-height="200%" fo:text-align="justify" style:justify-single-word="false" fo:text-indent="0cm" style:auto-text-indent="false">
        <style:tab-stops>
          <style:tab-stop style:position="0.953cm"/>
          <style:tab-stop style:position="1.51cm"/>
          <style:tab-stop style:position="1.588cm"/>
          <style:tab-stop style:position="2.291cm"/>
          <style:tab-stop style:position="2.90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text-properties fo:font-size="12pt" style:font-size-asian="12pt" style:font-size-complex="12pt"/>
    </style:style>
    <style:style style:name="P111" style:family="paragraph" style:parent-style-name="Standard">
      <style:paragraph-properties fo:margin-left="0cm" fo:margin-right="0cm" fo:line-height="200%" fo:text-align="justify" style:justify-single-word="false" fo:text-indent="0.635cm" style:auto-text-indent="false"/>
    </style:style>
    <style:style style:name="P112" style:family="paragraph" style:parent-style-name="Standard">
      <style:paragraph-properties fo:margin-left="0cm" fo:margin-right="0cm" fo:line-height="200%" fo:text-align="justify" style:justify-single-word="false" fo:text-indent="0.635cm" style:auto-text-indent="false"/>
      <style:text-properties fo:font-size="12pt" style:font-size-asian="12pt" style:font-size-complex="12pt"/>
    </style:style>
    <style:style style:name="P113" style:family="paragraph" style:parent-style-name="Standard">
      <style:paragraph-properties fo:margin-left="0cm" fo:margin-right="0cm" fo:line-height="200%" fo:text-align="justify" style:justify-single-word="false" fo:text-indent="0.635cm" style:auto-text-indent="false"/>
      <style:text-properties fo:font-size="12pt" fo:language="es" fo:country="ES" style:font-size-asian="12pt" style:font-size-complex="12pt"/>
    </style:style>
    <style:style style:name="P114" style:family="paragraph" style:parent-style-name="Standard">
      <style:paragraph-properties fo:margin-left="0cm" fo:margin-right="0cm" fo:line-height="200%" fo:text-align="justify" style:justify-single-word="false" fo:text-indent="0.635cm" style:auto-text-indent="false"/>
      <style:text-properties fo:font-size="12pt" fo:language="es" fo:country="ES" style:text-underline-style="solid" style:text-underline-width="auto" style:text-underline-color="font-color" fo:font-weight="bold" style:font-size-asian="12pt" style:font-weight-asian="bold" style:font-size-complex="12pt"/>
    </style:style>
    <style:style style:name="P115" style:family="paragraph" style:parent-style-name="Standard">
      <style:paragraph-properties fo:margin-left="0.635cm" fo:margin-right="0cm" fo:line-height="200%" fo:text-indent="0cm" style:auto-text-indent="false"/>
      <style:text-properties fo:font-size="12pt" style:font-size-asian="12pt" style:font-size-complex="12pt"/>
    </style:style>
    <style:style style:name="P116" style:family="paragraph" style:parent-style-name="Standard">
      <style:paragraph-properties fo:margin-left="0.635cm" fo:margin-right="0cm" fo:text-indent="0cm" style:auto-text-indent="false" style:text-autospace="none"/>
      <style:text-properties fo:font-size="12pt" fo:language="es" fo:country="ES" style:text-underline-style="solid" style:text-underline-width="auto" style:text-underline-color="font-color" fo:font-weight="bold" style:font-size-asian="12pt" style:font-weight-asian="bold" style:font-size-complex="12pt" style:language-complex="ar" style:country-complex="SA"/>
    </style:style>
    <style:style style:name="P117" style:family="paragraph" style:parent-style-name="Standard">
      <style:paragraph-properties fo:margin-left="1.249cm" fo:margin-right="0cm" fo:line-height="200%" fo:text-align="justify" style:justify-single-word="false" fo:text-indent="0cm" style:auto-text-indent="false"/>
      <style:text-properties fo:font-size="12pt" fo:language="es" fo:country="ES" style:font-size-asian="12pt" style:font-size-complex="12pt"/>
    </style:style>
    <style:style style:name="P118" style:family="paragraph" style:parent-style-name="Standard" style:list-style-name="WW8Num9">
      <style:paragraph-properties fo:margin-left="1.88cm" fo:margin-right="0cm" fo:line-height="200%" fo:text-align="justify" style:justify-single-word="false" fo:text-indent="-0.63cm" style:auto-text-indent="false"/>
      <style:text-properties fo:font-size="12pt" fo:language="es" fo:country="ES" style:font-size-asian="12pt" style:font-size-complex="12pt"/>
    </style:style>
    <style:style style:name="P119" style:family="paragraph" style:parent-style-name="Standard" style:list-style-name="WW8Num19">
      <style:paragraph-properties fo:margin-left="2cm" fo:margin-right="2.247cm" fo:line-height="200%" fo:text-align="justify" style:justify-single-word="false" fo:text-indent="-0.75cm" style:auto-text-indent="false"/>
      <style:text-properties fo:font-size="12pt" style:font-size-asian="12pt" style:font-size-complex="12pt"/>
    </style:style>
    <style:style style:name="P120" style:family="paragraph" style:parent-style-name="Standard">
      <style:paragraph-properties fo:margin-left="2cm" fo:margin-right="2.247cm" fo:line-height="200%" fo:text-align="justify" style:justify-single-word="false" fo:text-indent="0cm" style:auto-text-indent="false"/>
      <style:text-properties fo:font-size="12pt" style:font-size-asian="12pt" style:font-size-complex="12pt"/>
    </style:style>
    <style:style style:name="P121" style:family="paragraph" style:parent-style-name="Standard">
      <style:paragraph-properties fo:margin-left="0cm" fo:margin-right="0cm" fo:margin-top="0cm" fo:margin-bottom="0.212cm" loext:contextual-spacing="false" fo:line-height="200%" fo:text-align="justify" style:justify-single-word="false" fo:text-indent="0.951cm" style:auto-text-indent="false"/>
      <style:text-properties fo:font-size="12pt" style:font-size-asian="12pt" style:font-size-complex="12pt"/>
    </style:style>
    <style:style style:name="P122" style:family="paragraph" style:parent-style-name="Standard">
      <style:paragraph-properties fo:margin-left="0.459cm" fo:margin-right="0cm" fo:line-height="200%" fo:text-align="justify" style:justify-single-word="false" fo:text-indent="-0.459cm" style:auto-text-indent="false">
        <style:tab-stops>
          <style:tab-stop style:position="0cm"/>
          <style:tab-stop style:position="0.459cm"/>
          <style:tab-stop style:position="0.859cm"/>
          <style:tab-stop style:position="1.27cm"/>
          <style:tab-stop style:position="1.658cm"/>
          <style:tab-stop style:position="1.958cm"/>
        </style:tab-stops>
      </style:paragraph-properties>
    </style:style>
    <style:style style:name="P123" style:family="paragraph" style:parent-style-name="Standard">
      <style:paragraph-properties fo:margin-left="0.459cm" fo:margin-right="0cm" fo:line-height="200%" fo:text-align="justify" style:justify-single-word="false" fo:text-indent="-0.459cm" style:auto-text-indent="false">
        <style:tab-stops>
          <style:tab-stop style:position="0cm"/>
          <style:tab-stop style:position="0.459cm"/>
          <style:tab-stop style:position="0.859cm"/>
          <style:tab-stop style:position="1.27cm"/>
          <style:tab-stop style:position="1.658cm"/>
          <style:tab-stop style:position="1.958cm"/>
        </style:tab-stops>
      </style:paragraph-properties>
      <style:text-properties fo:font-size="12pt" style:font-size-asian="12pt" style:font-size-complex="12pt"/>
    </style:style>
    <style:style style:name="P124" style:family="paragraph" style:parent-style-name="Standard">
      <style:paragraph-properties fo:margin-left="0.25cm" fo:margin-right="0cm" fo:line-height="200%" fo:text-indent="0cm" style:auto-text-indent="false"/>
      <style:text-properties fo:font-size="12pt" style:text-underline-style="solid" style:text-underline-width="auto" style:text-underline-color="font-color" fo:font-weight="bold" style:font-size-asian="12pt" style:font-weight-asian="bold" style:font-size-complex="12pt"/>
    </style:style>
    <style:style style:name="P125" style:family="paragraph" style:parent-style-name="Standard">
      <style:paragraph-properties fo:margin-left="0.265cm" fo:margin-right="0cm" fo:line-height="200%" fo:text-align="justify" style:justify-single-word="false" fo:text-indent="-0.265cm" style:auto-text-indent="false">
        <style:tab-stops>
          <style:tab-stop style:position="-1.229cm"/>
          <style:tab-stop style:position="0.265cm"/>
          <style:tab-stop style:position="0.958cm"/>
          <style:tab-stop style:position="2.54cm"/>
          <style:tab-stop style:position="3.81cm"/>
          <style:tab-stop style:position="5.08cm"/>
          <style:tab-stop style:position="5.447cm"/>
          <style:tab-stop style:position="6.35cm"/>
          <style:tab-stop style:position="7.62cm"/>
          <style:tab-stop style:position="8.648cm"/>
          <style:tab-stop style:position="10.16cm"/>
        </style:tab-stops>
      </style:paragraph-properties>
      <style:text-properties fo:font-size="12pt" style:font-size-asian="12pt" style:font-size-complex="12pt"/>
    </style:style>
    <style:style style:name="P126" style:family="paragraph" style:parent-style-name="Standard">
      <style:paragraph-properties fo:margin-left="0.265cm" fo:margin-right="0cm" fo:line-height="200%" fo:text-align="justify" style:justify-single-word="false" fo:text-indent="-0.265cm" style:auto-text-indent="false">
        <style:tab-stops>
          <style:tab-stop style:position="-1.229cm"/>
          <style:tab-stop style:position="0.265cm"/>
          <style:tab-stop style:position="0.663cm"/>
          <style:tab-stop style:position="2.54cm"/>
          <style:tab-stop style:position="3.81cm"/>
          <style:tab-stop style:position="5.08cm"/>
          <style:tab-stop style:position="5.447cm"/>
          <style:tab-stop style:position="6.35cm"/>
          <style:tab-stop style:position="7.62cm"/>
          <style:tab-stop style:position="8.648cm"/>
          <style:tab-stop style:position="10.16cm"/>
        </style:tab-stops>
      </style:paragraph-properties>
      <style:text-properties fo:font-size="12pt" style:font-size-asian="12pt" style:font-size-complex="12pt"/>
    </style:style>
    <style:style style:name="P127" style:family="paragraph" style:parent-style-name="Standard">
      <style:paragraph-properties fo:margin-left="0.265cm" fo:margin-right="0cm" fo:line-height="200%" fo:text-indent="-0.265cm" style:auto-text-indent="false">
        <style:tab-stops>
          <style:tab-stop style:position="-1.229cm"/>
          <style:tab-stop style:position="0.265cm"/>
          <style:tab-stop style:position="0.958cm"/>
          <style:tab-stop style:position="2.54cm"/>
          <style:tab-stop style:position="3.81cm"/>
          <style:tab-stop style:position="5.08cm"/>
          <style:tab-stop style:position="5.447cm"/>
          <style:tab-stop style:position="6.35cm"/>
          <style:tab-stop style:position="7.62cm"/>
          <style:tab-stop style:position="8.648cm"/>
          <style:tab-stop style:position="10.16cm"/>
        </style:tab-stops>
      </style:paragraph-properties>
      <style:text-properties fo:font-size="12pt" fo:font-weight="bold" style:font-size-asian="12pt" style:font-weight-asian="bold" style:font-size-complex="12pt" style:font-weight-complex="bold"/>
    </style:style>
    <style:style style:name="P128" style:family="paragraph" style:parent-style-name="Standard">
      <style:paragraph-properties fo:margin-left="0.748cm" fo:margin-right="0cm" fo:line-height="200%" fo:text-indent="-0.402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style>
    <style:style style:name="P129" style:family="paragraph" style:parent-style-name="Standard">
      <style:paragraph-properties fo:margin-left="0.748cm" fo:margin-right="0cm" fo:line-height="200%" fo:text-indent="-0.402cm" style:auto-text-indent="false">
        <style:tab-stops>
          <style:tab-stop style:position="-1.192cm"/>
          <style:tab-stop style:position="0.346cm"/>
          <style:tab-stop style:position="0.746cm"/>
          <style:tab-stop style:position="3.845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text-properties fo:font-size="12pt" style:font-size-asian="12pt" style:font-size-complex="12pt"/>
    </style:style>
    <style:style style:name="P130" style:family="paragraph" style:parent-style-name="Standard">
      <style:paragraph-properties fo:margin-left="0.748cm" fo:margin-right="0cm" fo:line-height="200%" fo:text-indent="-0.402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text-properties fo:font-size="12pt" style:font-size-asian="12pt" style:font-size-complex="12pt"/>
    </style:style>
    <style:style style:name="P131" style:family="paragraph" style:parent-style-name="Standard">
      <style:paragraph-properties fo:margin-left="0.347cm" fo:margin-right="0cm" fo:line-height="200%" fo:text-indent="-0.347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style>
    <style:style style:name="P132" style:family="paragraph" style:parent-style-name="Standard">
      <style:paragraph-properties fo:margin-left="0.347cm" fo:margin-right="0cm" fo:line-height="200%" fo:text-indent="-0.347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text-properties fo:font-size="12pt" style:font-size-asian="12pt" style:font-size-complex="12pt" style:font-weight-complex="bold"/>
    </style:style>
    <style:style style:name="P133" style:family="paragraph" style:parent-style-name="Standard">
      <style:paragraph-properties fo:margin-left="0.347cm" fo:margin-right="0cm" fo:line-height="200%" fo:text-indent="-0.347cm" style:auto-text-indent="false">
        <style:tab-stops>
          <style:tab-stop style:position="-1.192cm"/>
          <style:tab-stop style:position="0.346cm"/>
          <style:tab-stop style:position="0.746cm"/>
          <style:tab-stop style:position="3.845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text-properties fo:font-size="12pt" fo:font-weight="bold" style:font-size-asian="12pt" style:font-weight-asian="bold" style:font-size-complex="12pt" style:font-weight-complex="bold"/>
    </style:style>
    <style:style style:name="P134" style:family="paragraph" style:parent-style-name="Standard">
      <style:paragraph-properties fo:margin-left="0.347cm" fo:margin-right="0cm" fo:line-height="200%" fo:text-indent="-0.347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text-properties fo:font-size="12pt" fo:font-weight="bold" style:font-size-asian="12pt" style:font-weight-asian="bold" style:font-size-complex="12pt" style:font-weight-complex="bold"/>
    </style:style>
    <style:style style:name="P135" style:family="paragraph" style:parent-style-name="Standard">
      <style:paragraph-properties fo:margin-left="1.147cm" fo:margin-right="0cm" fo:line-height="200%" fo:text-indent="-0.4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style>
    <style:style style:name="P136" style:family="paragraph" style:parent-style-name="Standard">
      <style:paragraph-properties fo:margin-left="1.147cm" fo:margin-right="0cm" fo:line-height="200%" fo:text-indent="-0.4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text-properties fo:font-size="12pt" style:font-size-asian="12pt" style:font-size-complex="12pt"/>
    </style:style>
    <style:style style:name="P137" style:family="paragraph" style:parent-style-name="Standard">
      <style:paragraph-properties fo:margin-left="0.96cm" fo:margin-right="0cm" fo:line-height="200%" fo:text-align="justify" style:justify-single-word="false" fo:text-indent="-0.695cm" style:auto-text-indent="false">
        <style:tab-stops>
          <style:tab-stop style:position="-1.229cm"/>
          <style:tab-stop style:position="0.265cm"/>
          <style:tab-stop style:position="0.958cm"/>
          <style:tab-stop style:position="2.54cm"/>
          <style:tab-stop style:position="3.81cm"/>
          <style:tab-stop style:position="5.08cm"/>
          <style:tab-stop style:position="5.447cm"/>
          <style:tab-stop style:position="6.35cm"/>
          <style:tab-stop style:position="7.62cm"/>
          <style:tab-stop style:position="8.648cm"/>
          <style:tab-stop style:position="10.16cm"/>
        </style:tab-stops>
      </style:paragraph-properties>
    </style:style>
    <style:style style:name="P138" style:family="paragraph" style:parent-style-name="Standard">
      <style:paragraph-properties fo:margin-left="0.96cm" fo:margin-right="0cm" fo:line-height="200%" fo:text-align="justify" style:justify-single-word="false" fo:text-indent="-0.695cm" style:auto-text-indent="false">
        <style:tab-stops>
          <style:tab-stop style:position="-1.229cm"/>
          <style:tab-stop style:position="0.265cm"/>
          <style:tab-stop style:position="0.958cm"/>
          <style:tab-stop style:position="2.54cm"/>
          <style:tab-stop style:position="3.81cm"/>
          <style:tab-stop style:position="5.08cm"/>
          <style:tab-stop style:position="5.447cm"/>
          <style:tab-stop style:position="6.35cm"/>
          <style:tab-stop style:position="7.62cm"/>
          <style:tab-stop style:position="8.648cm"/>
          <style:tab-stop style:position="10.16cm"/>
        </style:tab-stops>
      </style:paragraph-properties>
      <style:text-properties fo:font-size="12pt" style:font-size-asian="12pt" style:font-size-complex="12pt"/>
    </style:style>
    <style:style style:name="P139" style:family="paragraph" style:parent-style-name="Standard">
      <style:paragraph-properties fo:margin-left="0.665cm" fo:margin-right="0cm" fo:line-height="200%" fo:text-align="justify" style:justify-single-word="false" fo:text-indent="-0.4cm" style:auto-text-indent="false">
        <style:tab-stops>
          <style:tab-stop style:position="-1.229cm"/>
          <style:tab-stop style:position="0.265cm"/>
          <style:tab-stop style:position="0.663cm"/>
          <style:tab-stop style:position="2.54cm"/>
          <style:tab-stop style:position="3.81cm"/>
          <style:tab-stop style:position="5.08cm"/>
          <style:tab-stop style:position="5.447cm"/>
          <style:tab-stop style:position="6.35cm"/>
          <style:tab-stop style:position="7.62cm"/>
          <style:tab-stop style:position="8.648cm"/>
          <style:tab-stop style:position="10.16cm"/>
        </style:tab-stops>
      </style:paragraph-properties>
      <style:text-properties fo:font-size="12pt" style:font-size-asian="12pt" style:font-size-complex="12pt"/>
    </style:style>
    <style:style style:name="P140" style:family="paragraph" style:parent-style-name="Standard">
      <style:paragraph-properties fo:margin-left="0cm" fo:margin-right="0.501cm" fo:line-height="200%" fo:text-align="justify" style:justify-single-word="false" fo:text-indent="0cm" style:auto-text-indent="false"/>
    </style:style>
    <style:style style:name="P141" style:family="paragraph" style:parent-style-name="Standard">
      <style:paragraph-properties fo:margin-left="0.346cm" fo:margin-right="0cm" fo:line-height="200%" fo:text-indent="0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style>
    <style:style style:name="P142" style:family="paragraph" style:parent-style-name="Standard">
      <style:paragraph-properties fo:margin-left="0.346cm" fo:margin-right="0cm" fo:line-height="200%" fo:text-indent="0cm" style:auto-text-indent="false">
        <style:tab-stops>
          <style:tab-stop style:position="-1.192cm"/>
          <style:tab-stop style:position="0.346cm"/>
          <style:tab-stop style:position="0.746cm"/>
          <style:tab-stop style:position="1.147cm"/>
          <style:tab-stop style:position="5.115cm"/>
          <style:tab-stop style:position="5.484cm"/>
          <style:tab-stop style:position="6.385cm"/>
          <style:tab-stop style:position="7.655cm"/>
          <style:tab-stop style:position="8.684cm"/>
          <style:tab-stop style:position="10.195cm"/>
          <style:tab-stop style:position="11.465cm"/>
          <style:tab-stop style:position="12.735cm"/>
          <style:tab-stop style:position="14.005cm"/>
        </style:tab-stops>
      </style:paragraph-properties>
      <style:text-properties fo:font-size="12pt" style:font-size-asian="12pt" style:font-size-complex="12pt"/>
    </style:style>
    <style:style style:name="P143" style:family="paragraph" style:parent-style-name="Standard">
      <style:paragraph-properties fo:margin-left="0.635cm" fo:margin-right="0cm" fo:line-height="200%" fo:text-align="justify" style:justify-single-word="false" fo:text-indent="-0.635cm" style:auto-text-indent="false"/>
      <style:text-properties fo:font-size="12pt" style:font-size-asian="12pt" style:font-size-complex="12pt"/>
    </style:style>
    <style:style style:name="P144" style:family="paragraph" style:parent-style-name="Standard">
      <style:paragraph-properties fo:margin-left="0cm" fo:margin-right="0.497cm" fo:line-height="200%" fo:text-align="justify" style:justify-single-word="false" fo:text-indent="0cm" style:auto-text-indent="false"/>
    </style:style>
    <style:style style:name="P145" style:family="paragraph" style:parent-style-name="Standard" style:master-page-name="Standard">
      <style:paragraph-properties fo:text-align="center" style:justify-single-word="false" style:page-number="auto"/>
      <style:text-properties fo:font-size="20pt" style:font-size-asian="20pt" style:font-size-complex="20pt"/>
    </style:style>
    <style:style style:name="P146" style:family="paragraph" style:parent-style-name="Standard" style:master-page-name="Convertir_20_2">
      <style:paragraph-properties fo:line-height="200%" fo:text-align="justify" style:justify-single-word="false" style:page-number="auto"/>
      <style:text-properties fo:font-size="12pt" style:text-underline-style="solid" style:text-underline-width="auto" style:text-underline-color="font-color" fo:font-weight="bold" style:font-size-asian="12pt" style:font-weight-asian="bold" style:font-size-complex="12pt"/>
    </style:style>
    <style:style style:name="P147" style:family="paragraph" style:parent-style-name="Text_20_body">
      <style:paragraph-properties fo:line-height="200%"/>
    </style:style>
    <style:style style:name="P148" style:family="paragraph" style:parent-style-name="Text_20_body">
      <style:paragraph-properties fo:line-height="200%"/>
      <style:text-properties style:font-name="Times New Roman" fo:font-weight="bold" style:font-weight-asian="bold" style:font-name-complex="Times New Roman" style:font-size-complex="12pt"/>
    </style:style>
    <style:style style:name="P149" style:family="paragraph" style:parent-style-name="Text_20_body">
      <style:paragraph-properties fo:line-height="200%"/>
      <style:text-properties style:font-name="Times New Roman" style:font-name-complex="Times New Roman" style:font-size-complex="12pt"/>
    </style:style>
    <style:style style:name="P150" style:family="paragraph" style:parent-style-name="Text_20_body">
      <style:paragraph-properties fo:line-height="200%"/>
      <style:text-properties style:font-name="Times New Roman" fo:language="es" fo:country="ES" style:font-name-complex="Times New Roman"/>
    </style:style>
    <style:style style:name="P151" style:family="paragraph" style:parent-style-name="Text_20_body">
      <style:paragraph-properties fo:line-height="200%">
        <style:tab-stops>
          <style:tab-stop style:position="1.328cm"/>
        </style:tab-stops>
      </style:paragraph-properties>
      <style:text-properties style:font-name="Times New Roman" fo:language="es" fo:country="ES" style:font-name-complex="Times New Roman"/>
    </style:style>
    <style:style style:name="P152" style:family="paragraph" style:parent-style-name="Text_20_body" style:list-style-name="WW8Num3">
      <style:paragraph-properties fo:margin-left="2.501cm" fo:margin-right="0cm" fo:line-height="200%" fo:text-indent="-0.635cm" style:auto-text-indent="false">
        <style:tab-stops>
          <style:tab-stop style:position="1.328cm"/>
        </style:tab-stops>
      </style:paragraph-properties>
    </style:style>
    <style:style style:name="P153" style:family="paragraph" style:parent-style-name="Text_20_body" style:list-style-name="WW8Num3">
      <style:paragraph-properties fo:margin-left="2.501cm" fo:margin-right="0cm" fo:line-height="200%" fo:text-indent="-0.635cm" style:auto-text-indent="false">
        <style:tab-stops>
          <style:tab-stop style:position="1.328cm"/>
        </style:tab-stops>
      </style:paragraph-properties>
      <style:text-properties style:font-name="Times New Roman" fo:language="es" fo:country="ES" style:font-name-complex="Times New Roman"/>
    </style:style>
    <style:style style:name="P154" style:family="paragraph" style:parent-style-name="Text_20_body">
      <style:paragraph-properties fo:margin-top="0.212cm" fo:margin-bottom="0.212cm" loext:contextual-spacing="false" fo:line-height="200%">
        <style:tab-stops>
          <style:tab-stop style:position="1.328cm"/>
        </style:tab-stops>
      </style:paragraph-properties>
    </style:style>
    <style:style style:name="P155" style:family="paragraph" style:parent-style-name="Text_20_body" style:list-style-name="WW8Num20">
      <style:paragraph-properties fo:margin-left="0cm" fo:margin-right="0cm" fo:line-height="200%" fo:text-indent="0cm" style:auto-text-indent="false"/>
      <style:text-properties style:font-name="Times New Roman" fo:language="es" fo:country="ES" style:font-name-complex="Times New Roman"/>
    </style:style>
    <style:style style:name="P156" style:family="paragraph" style:parent-style-name="List" style:list-style-name="WW8Num21">
      <style:paragraph-properties fo:line-height="200%">
        <style:tab-stops>
          <style:tab-stop style:position="2.54cm"/>
        </style:tab-stops>
      </style:paragraph-properties>
      <style:text-properties style:font-name="Times New Roman" fo:language="es" fo:country="ES" style:font-name-complex="Times New Roman"/>
    </style:style>
    <style:style style:name="P157" style:family="paragraph" style:parent-style-name="Heading_20_1">
      <style:paragraph-properties fo:margin-left="0.002cm" fo:margin-right="0cm" fo:line-height="200%" fo:text-align="justify" style:justify-single-word="false" fo:text-indent="1.268cm" style:auto-text-indent="false"/>
      <style:text-properties style:font-name="Times New Roman" fo:font-size="12pt" fo:font-weight="normal" style:font-size-asian="12pt" style:font-weight-asian="normal" style:font-name-complex="Times New Roman" style:font-size-complex="12pt"/>
    </style:style>
    <style:style style:name="P158" style:family="paragraph" style:parent-style-name="Heading_20_2">
      <style:paragraph-properties fo:margin-left="0cm" fo:margin-right="0cm" fo:margin-top="0.212cm" fo:margin-bottom="0.212cm" loext:contextual-spacing="false" fo:line-height="200%" fo:text-indent="0cm" style:auto-text-indent="false"/>
      <style:text-properties fo:font-size="12pt" style:font-size-asian="12pt" style:font-size-complex="12pt"/>
    </style:style>
    <style:style style:name="P159" style:family="paragraph" style:parent-style-name="Heading_20_4">
      <style:paragraph-properties fo:margin-left="0cm" fo:margin-right="0cm" fo:margin-top="0.212cm" fo:margin-bottom="0.212cm" loext:contextual-spacing="false" fo:line-height="200%" fo:text-align="justify" style:justify-single-word="false" fo:text-indent="0cm" style:auto-text-indent="false"/>
    </style:style>
    <style:style style:name="P160" style:family="paragraph" style:parent-style-name="Heading_20_4">
      <style:paragraph-properties fo:margin-left="0cm" fo:margin-right="0cm" fo:margin-top="0.212cm" fo:margin-bottom="0.212cm" loext:contextual-spacing="false" fo:line-height="200%" fo:text-align="justify" style:justify-single-word="false" fo:text-indent="0cm" style:auto-text-indent="false"/>
      <style:text-properties style:font-name="Times New Roman" fo:font-style="normal" style:font-style-asian="normal" style:font-name-complex="Times New Roman"/>
    </style:style>
    <style:style style:name="P161" style:family="paragraph" style:parent-style-name="Heading_20_4">
      <style:paragraph-properties fo:margin-left="0cm" fo:margin-right="0cm" fo:margin-top="0.212cm" fo:margin-bottom="0.212cm" loext:contextual-spacing="false" fo:line-height="200%" fo:text-align="justify" style:justify-single-word="false" fo:text-indent="0cm" style:auto-text-indent="false"/>
      <style:text-properties style:font-name="Times New Roman" fo:font-size="12pt" fo:font-style="normal" style:font-size-asian="12pt" style:font-style-asian="normal" style:font-name-complex="Times New Roman"/>
    </style:style>
    <style:style style:name="P162" style:family="paragraph" style:parent-style-name="Header" style:list-style-name="WW8Num18">
      <style:paragraph-properties fo:line-height="200%" fo:text-align="justify" style:justify-single-word="false"/>
    </style:style>
    <style:style style:name="P163" style:family="paragraph" style:parent-style-name="Header" style:list-style-name="WW8Num12">
      <style:paragraph-properties fo:line-height="200%" fo:text-align="justify" style:justify-single-word="false"/>
      <style:text-properties fo:font-size="12pt" style:font-size-asian="12pt" style:font-size-complex="12pt"/>
    </style:style>
    <style:style style:name="P164" style:family="paragraph" style:parent-style-name="Header">
      <style:paragraph-properties fo:line-height="200%" fo:text-align="justify" style:justify-single-word="false"/>
      <style:text-properties fo:font-size="12pt" fo:font-style="italic" style:font-size-asian="12pt" style:font-style-asian="italic" style:font-size-complex="12pt"/>
    </style:style>
    <style:style style:name="P165" style:family="paragraph" style:parent-style-name="Header">
      <style:paragraph-properties fo:margin-left="1.27cm" fo:margin-right="0cm" fo:line-height="200%" fo:text-align="justify" style:justify-single-word="false" fo:text-indent="0cm" style:auto-text-indent="false"/>
      <style:text-properties fo:font-size="12pt" style:font-size-asian="12pt" style:font-size-complex="12pt"/>
    </style:style>
    <style:style style:name="P166" style:family="paragraph" style:parent-style-name="Header">
      <style:paragraph-properties fo:margin-left="1.27cm" fo:margin-right="0cm" fo:line-height="200%" fo:text-align="justify" style:justify-single-word="false" fo:text-indent="0cm" style:auto-text-indent="false"/>
      <style:text-properties fo:color="#000000" fo:font-size="12pt" style:font-size-asian="12pt" style:font-size-complex="12pt"/>
    </style:style>
    <style:style style:name="P167" style:family="paragraph" style:parent-style-name="Heading_20_3">
      <style:paragraph-properties fo:line-height="200%" fo:text-align="justify" style:justify-single-word="false"/>
    </style:style>
    <style:style style:name="P168" style:family="paragraph" style:parent-style-name="Heading_20_3">
      <style:paragraph-properties fo:margin-top="0.212cm" fo:margin-bottom="0.212cm" loext:contextual-spacing="false" fo:line-height="200%" fo:text-align="justify" style:justify-single-word="false"/>
    </style:style>
    <style:style style:name="P169" style:family="paragraph" style:parent-style-name="Heading_20_3">
      <style:paragraph-properties fo:margin-top="0.212cm" fo:margin-bottom="0.212cm" loext:contextual-spacing="false" fo:line-height="200%" fo:text-align="justify" style:justify-single-word="false"/>
      <style:text-properties style:font-name="Times New Roman" fo:font-size="12pt" style:font-size-asian="12pt" style:font-name-complex="Times New Roman" style:font-size-complex="12pt"/>
    </style:style>
    <style:style style:name="P170" style:family="paragraph" style:parent-style-name="WW-Cuerpo_20_de_20_texto">
      <style:paragraph-properties fo:margin-top="0.212cm" fo:margin-bottom="0.212cm" loext:contextual-spacing="false" fo:line-height="200%" fo:text-align="justify" style:justify-single-word="false"/>
      <style:text-properties style:font-name="Times New Roman" fo:font-size="12pt" style:font-size-asian="12pt" style:font-name-complex="Times New Roman"/>
    </style:style>
    <style:style style:name="P171" style:family="paragraph" style:parent-style-name="Párrafo_20_de_20_lista">
      <style:text-properties fo:font-size="12pt" style:font-size-asian="12pt" style:font-size-complex="12pt"/>
    </style:style>
    <style:style style:name="P172" style:family="paragraph" style:parent-style-name="Párrafo_20_de_20_lista" style:list-style-name="WW8Num17">
      <style:paragraph-properties fo:line-height="200%" fo:text-align="justify" style:justify-single-word="false"/>
      <style:text-properties fo:font-size="12pt" style:font-size-asian="12pt" style:font-size-complex="12pt"/>
    </style:style>
    <style:style style:name="P173" style:family="paragraph" style:parent-style-name="Párrafo_20_de_20_lista" style:list-style-name="WW8Num10">
      <style:paragraph-properties fo:line-height="200%"/>
      <style:text-properties fo:font-size="12pt" style:font-size-asian="12pt" style:font-size-complex="12pt"/>
    </style:style>
    <style:style style:name="P174" style:family="paragraph" style:parent-style-name="Párrafo_20_de_20_lista" style:list-style-name="WW8Num10">
      <style:paragraph-properties fo:line-height="200%" style:text-autospace="none"/>
      <style:text-properties fo:font-size="12pt" style:font-size-asian="12pt" style:font-size-complex="12pt"/>
    </style:style>
    <style:style style:name="P175" style:family="paragraph" style:parent-style-name="Párrafo_20_de_20_lista" style:list-style-name="WW8Num11">
      <style:paragraph-properties fo:line-height="200%"/>
      <style:text-properties fo:font-size="12pt" style:font-size-asian="12pt" style:font-size-complex="12pt"/>
    </style:style>
    <style:style style:name="P176" style:family="paragraph" style:parent-style-name="Párrafo_20_de_20_lista" style:list-style-name="WW8Num11">
      <style:paragraph-properties fo:line-height="200%" style:text-autospace="none"/>
      <style:text-properties fo:font-size="12pt" style:font-size-asian="12pt" style:font-size-complex="12pt"/>
    </style:style>
    <style:style style:name="P177" style:family="paragraph" style:parent-style-name="Párrafo_20_de_20_lista" style:list-style-name="WW8Num18">
      <style:paragraph-properties fo:line-height="200%" fo:text-align="justify" style:justify-single-word="false" style:text-autospace="none"/>
      <style:text-properties fo:font-size="12pt" fo:font-style="italic" style:font-size-asian="12pt" style:font-style-asian="italic" style:font-size-complex="12pt"/>
    </style:style>
    <style:style style:name="P178" style:family="paragraph" style:parent-style-name="Párrafo_20_de_20_lista" style:list-style-name="WW8Num18">
      <style:paragraph-properties fo:line-height="200%" fo:text-align="justify" style:justify-single-word="false" style:text-autospace="none"/>
      <style:text-properties fo:font-size="12pt" fo:font-style="italic" style:font-size-asian="12pt" style:font-style-asian="italic" style:font-size-complex="12pt" style:font-weight-complex="bold"/>
    </style:style>
    <style:style style:name="P179" style:family="paragraph" style:parent-style-name="Párrafo_20_de_20_lista" style:list-style-name="WW8Num18">
      <style:paragraph-properties fo:line-height="200%" fo:text-align="justify" style:justify-single-word="false" style:text-autospace="none"/>
      <style:text-properties fo:font-size="12pt" fo:font-style="italic" style:font-size-asian="12pt" style:font-style-asian="italic" style:font-size-complex="12pt" style:font-style-complex="italic"/>
    </style:style>
    <style:style style:name="P180" style:family="paragraph" style:parent-style-name="Párrafo_20_de_20_lista" style:list-style-name="WW8Num6">
      <style:paragraph-properties fo:margin-left="1.251cm" fo:margin-right="0cm" fo:line-height="200%" fo:text-align="justify" style:justify-single-word="false" fo:text-indent="-0.499cm" style:auto-text-indent="false"/>
      <style:text-properties fo:font-size="12pt" style:font-size-asian="12pt" style:font-size-complex="12pt"/>
    </style:style>
    <style:style style:name="P181" style:family="paragraph" style:parent-style-name="Párrafo_20_de_20_lista">
      <style:paragraph-properties fo:margin-left="0cm" fo:margin-right="0cm" fo:line-height="200%" fo:text-align="justify" style:justify-single-word="false" fo:text-indent="0cm" style:auto-text-indent="false">
        <style:tab-stops>
          <style:tab-stop style:position="0cm"/>
          <style:tab-stop style:position="0.25cm"/>
          <style:tab-stop style:position="0.459cm"/>
          <style:tab-stop style:position="0.859cm"/>
          <style:tab-stop style:position="1.658cm"/>
          <style:tab-stop style:position="1.958cm"/>
        </style:tab-stops>
      </style:paragraph-properties>
    </style:style>
    <style:style style:name="P182" style:family="paragraph" style:parent-style-name="Normal_20__28_Web_29_">
      <style:paragraph-properties fo:margin-top="0cm" fo:margin-bottom="0cm" loext:contextual-spacing="false" fo:line-height="200%"/>
    </style:style>
    <style:style style:name="T1" style:family="text">
      <style:text-properties fo:font-weight="bold" style:font-weight-asian="bold"/>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style-complex="italic"/>
    </style:style>
    <style:style style:name="T5" style:family="text">
      <style:text-properties fo:font-size="12pt" style:font-size-asian="12pt" style:font-size-complex="12pt" style:font-weight-complex="bold"/>
    </style:style>
    <style:style style:name="T6" style:family="text">
      <style:text-properties fo:font-size="12pt" fo:font-weight="bold" style:font-size-asian="12pt" style:font-weight-asian="bold"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language="es" fo:country="ES" style:font-size-asian="12pt" style:font-size-complex="12pt"/>
    </style:style>
    <style:style style:name="T9" style:family="text">
      <style:text-properties fo:font-size="12pt" fo:language="es" fo:country="ES" style:font-size-asian="12pt" style:font-size-complex="12pt" style:language-complex="ar" style:country-complex="SA"/>
    </style:style>
    <style:style style:name="T10" style:family="text">
      <style:text-properties fo:font-size="12pt" fo:language="es" fo:country="ES" fo:font-weight="bold" style:font-size-asian="12pt" style:font-weight-asian="bold" style:font-size-complex="12pt"/>
    </style:style>
    <style:style style:name="T11" style:family="text">
      <style:text-properties fo:font-size="12pt" fo:language="es" fo:country="ES" fo:font-weight="bold" style:font-size-asian="12pt" style:font-weight-asian="bold" style:font-size-complex="12pt" style:language-complex="ar" style:country-complex="SA"/>
    </style:style>
    <style:style style:name="T12" style:family="text">
      <style:text-properties fo:font-size="12pt" fo:font-style="italic" style:font-size-asian="12pt" style:font-style-asian="italic"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fo:font-weight="bold" style:font-size-asian="12pt" style:font-style-asian="italic" style:font-weight-asian="bold" style:font-size-complex="12pt"/>
    </style:style>
    <style:style style:name="T15" style:family="text">
      <style:text-properties fo:font-size="12pt" fo:font-style="italic" style:text-underline-style="solid" style:text-underline-width="auto" style:text-underline-color="font-color" style:font-size-asian="12pt" style:font-style-asian="italic" style:font-size-complex="12pt"/>
    </style:style>
    <style:style style:name="T16" style:family="text">
      <style:text-properties fo:font-size="12pt" fo:font-style="italic" fo:font-weight="normal" style:font-size-asian="12pt" style:font-style-asian="italic" style:font-weight-asian="normal" style:font-size-complex="12pt"/>
    </style:style>
    <style:style style:name="T17" style:family="text">
      <style:text-properties fo:font-size="12pt" fo:font-style="italic" fo:font-weight="normal" style:font-size-asian="12pt" style:font-style-asian="italic" style:font-weight-asian="normal" style:font-size-complex="12pt" style:font-weight-complex="normal"/>
    </style:style>
    <style:style style:name="T18" style:family="text">
      <style:text-properties fo:font-size="12pt" style:text-underline-style="solid" style:text-underline-width="auto" style:text-underline-color="font-color" fo:font-weight="bold" style:font-size-asian="12pt" style:font-weight-asian="bold"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language="es" fo:country="ES"/>
    </style:style>
    <style:style style:name="T21" style:family="text">
      <style:text-properties fo:language="es" fo:country="ES" fo:font-weight="bold" style:font-weight-asian="bold"/>
    </style:style>
    <style:style style:name="T22" style:family="text">
      <style:text-properties fo:language="es" fo:country="ES" style:language-complex="ar" style:country-complex="SA"/>
    </style:style>
    <style:style style:name="T23" style:family="text">
      <style:text-properties fo:language="es" fo:country="ES" style:text-underline-style="solid" style:text-underline-width="auto" style:text-underline-color="font-color" fo:font-weight="bold" style:font-weight-asian="bold" style:language-complex="ar" style:country-complex="SA"/>
    </style:style>
    <style:style style:name="T24" style:family="text">
      <style:text-properties fo:font-style="italic" style:font-style-asian="italic"/>
    </style:style>
    <style:style style:name="T25" style:family="text">
      <style:text-properties fo:color="#ff0000"/>
    </style:style>
    <style:style style:name="T26" style:family="text">
      <style:text-properties fo:color="#ff0000" fo:font-size="12pt" style:font-size-asian="12pt" style:font-size-complex="12pt"/>
    </style:style>
    <style:style style:name="T27" style:family="text">
      <style:text-properties fo:color="#ff0000" fo:font-size="12pt" fo:language="es" fo:country="ES" style:font-size-asian="12pt" style:font-size-complex="12pt"/>
    </style:style>
    <style:style style:name="T28" style:family="text">
      <style:text-properties fo:color="#ff0000" fo:font-weight="bold" style:font-weight-asian="bold"/>
    </style:style>
    <style:style style:name="T29" style:family="text">
      <style:text-properties fo:color="#ff0000" style:font-name="UniversLTStd" style:font-name-complex="UniversLTStd" style:language-complex="ar" style:country-complex="SA"/>
    </style:style>
    <style:style style:name="T30" style:family="text">
      <style:text-properties style:font-name="Times New Roman" style:font-name-complex="Times New Roman" style:font-size-complex="12pt"/>
    </style:style>
    <style:style style:name="T31" style:family="text">
      <style:text-properties style:font-name="Times New Roman" fo:language="es" fo:country="ES" style:font-name-complex="Times New Roman"/>
    </style:style>
    <style:style style:name="T32" style:family="text">
      <style:text-properties style:font-name="Times New Roman" fo:language="es" fo:country="ES" style:font-name-complex="Times New Roman" style:font-size-complex="12pt"/>
    </style:style>
    <style:style style:name="T33" style:family="text">
      <style:text-properties style:font-name="Times New Roman" fo:language="es" fo:country="ES" fo:font-weight="bold" style:font-weight-asian="bold" style:font-name-complex="Times New Roman" style:font-weight-complex="bold"/>
    </style:style>
    <style:style style:name="T34" style:family="text">
      <style:text-properties style:font-name="Times New Roman" fo:language="es" fo:country="ES" style:font-name-asian="Arial" style:font-name-complex="Times New Roman" style:font-size-complex="12pt"/>
    </style:style>
    <style:style style:name="T35" style:family="text">
      <style:text-properties style:font-name="Times New Roman" fo:font-size="11pt" fo:language="es" fo:country="ES" style:font-name-asian="Arial" style:font-size-asian="11pt" style:font-name-complex="Times New Roman" style:font-size-complex="11pt"/>
    </style:style>
    <style:style style:name="T36" style:family="text">
      <style:text-properties style:font-name="Times New Roman" fo:font-size="12pt" style:font-size-asian="12pt" style:font-name-complex="Times New Roman"/>
    </style:style>
    <style:style style:name="T37" style:family="text">
      <style:text-properties style:font-name="Times New Roman" fo:font-size="12pt" style:font-size-asian="12pt" style:font-name-complex="Times New Roman" style:font-size-complex="12pt"/>
    </style:style>
    <style:style style:name="T38" style:family="text">
      <style:text-properties style:font-name="Times New Roman" fo:font-size="12pt" fo:font-style="normal" style:font-size-asian="12pt" style:font-style-asian="normal" style:font-name-complex="Times New Roman"/>
    </style:style>
    <style:style style:name="T39" style:family="text">
      <style:text-properties style:text-position="super 58%" style:font-name="Times New Roman" style:font-name-complex="Times New Roman" style:font-size-complex="12pt"/>
    </style:style>
    <style:style style:name="T40" style:family="text">
      <style:text-properties style:text-position="super 58%" fo:font-size="12pt" style:font-size-asian="12pt" style:font-size-complex="12pt"/>
    </style:style>
    <style:style style:name="T41" style:family="text">
      <style:text-properties style:font-name="UniversLTStd" fo:language="es" fo:country="ES" style:font-name-complex="UniversLTStd" style:language-complex="ar" style:country-complex="SA"/>
    </style:style>
    <style:style style:name="T42" style:family="text">
      <style:text-properties style:font-name="UniversLTStd" style:font-name-complex="UniversLTStd" style:language-complex="ar" style:country-complex="SA" style:font-weight-complex="bold"/>
    </style:style>
    <style:style style:name="T43" style:family="text">
      <style:text-properties fo:language="pt" fo:country="BR"/>
    </style:style>
    <style:style style:name="T44" style:family="text">
      <style:text-properties style:font-name-asian="MS Mincho"/>
    </style:style>
    <style:style style:name="T45" style:family="text">
      <style:text-properties fo:color="#000000"/>
    </style:style>
    <style:style style:name="T46" style:family="text">
      <style:text-properties officeooo:rsid="001437ef"/>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1"/>
      <text:p text:style-name="P1">FAMILIA <text:s text:c="2"/>PROFESIONAL <text:s text:c="2"/>DE <text:s text:c="2"/>INFORMÁTICA Y COMUNICACIONES</text:p>
      <text:p text:style-name="P1"/>
      <text:p text:style-name="P1"/>
      <text:p text:style-name="P3"/>
      <text:p text:style-name="P3">IES HARIA</text:p>
      <text:p text:style-name="P3"/>
      <text:p text:style-name="P3">CURSO 201<text:span text:style-name="T46">7</text:span>-201<text:span text:style-name="T46">8</text:span></text:p>
      <text:p text:style-name="P1"/>
      <text:p text:style-name="P1"/>
      <text:p text:style-name="P1"/>
      <text:p text:style-name="P1"/>
      <text:p text:style-name="P1"/>
      <text:p text:style-name="P2">CICLO FORMATIVO DE GRADO MEDIO:</text:p>
      <text:p text:style-name="P2">SISTEMAS MICROINFORMATICOS Y REDES</text:p>
      <text:p text:style-name="P4"/>
      <text:p text:style-name="P43"/>
      <text:p text:style-name="P43"/>
      <text:p text:style-name="P43">DESARROLLO CURRICULAR</text:p>
      <text:p text:style-name="P43">DEL</text:p>
      <text:p text:style-name="P43">MÓDULO PROFESIONAL DEL PIMER CURSO</text:p>
      <text:p text:style-name="P43"/>
      <text:p text:style-name="P44"/>
      <text:p text:style-name="P43"/>
      <text:p text:style-name="P45"/>
      <text:p text:style-name="P45">MONTAJE Y MANTENIMIENTO DE EQUIPOS</text:p>
      <text:p text:style-name="P45"/>
      <text:p text:style-name="P21"/>
      <text:p text:style-name="P46"/>
      <text:p text:style-name="P47">Etiel Juan Domínguez Sánchez</text:p>
      <text:p text:style-name="P47"/>
      <text:p text:style-name="P47"/>
      <text:p text:style-name="P47"/>
      <text:p text:style-name="P47"/>
      <text:p text:style-name="P47"/>
      <text:p text:style-name="P60"/>
      <text:section text:style-name="Sect1" text:name="Sección1">
        <text:p text:style-name="P21">ÍNDICE</text:p>
        <text:p text:style-name="P4"/>
        <text:p text:style-name="P5">0. INTRODUCCIÓN</text:p>
        <text:p text:style-name="P5">1.- RELACIÓN DEL MÓDULO CON EL CURRÍCULO VIGENTE</text:p>
        <text:p text:style-name="P5">2.- CONTEXTUALIZACIÓN DE LA PROGRAMACIÓN</text:p>
        <text:p text:style-name="P61">2.1.- Contextualización en el entorno.</text:p>
        <text:p text:style-name="P61">2.2.- Características del centro y del grupo.</text:p>
        <text:p text:style-name="P5">3.- OBJETIVOS Y COMPETENCIAS</text:p>
        <text:p text:style-name="P24">4.- ORGANIZACIÓN DE LOS CONTENIDOS</text:p>
        <text:p text:style-name="P63">4.1- Selección y justificación de los contenidos.</text:p>
        <text:p text:style-name="P63">4.2- Secuenciación y temporización en unidades de trabajo. </text:p>
        <text:p text:style-name="P25">5.-ASPECTOS METODOLÓGICOS</text:p>
        <text:p text:style-name="P49"><text:span text:style-name="T6"><text:tab/><text:tab/><text:tab/></text:span><text:span text:style-name="T3">5.1.- Metodología y estrategias didácticas</text:span></text:p>
        <text:p text:style-name="P63">5.2.- Recursos, espacios y materiales.</text:p>
        <text:p text:style-name="P63">5.3.-Tipos de actividades.</text:p>
        <text:p text:style-name="P73">5.4.- Actividades complementarias y de recuperación.</text:p>
        <text:p text:style-name="P48"><text:span text:style-name="T8"><text:s/>6.- CRITERIOS, TIPOS <text:s/>E INSTRUMENTOS DE EVALUACIÓN</text:span></text:p>
        <text:p text:style-name="P84">6.1.- Calificación de las actividades de evaluación..</text:p>
        <text:p text:style-name="P63">6.2.- Evaluación de la propia programación.</text:p>
        <text:p text:style-name="P25">7.- APOYO A LAS NECESIDADES EDUCATIVAS ESPECÍFICAS</text:p>
        <text:p text:style-name="P25">8.- ELEMENTOS CURRICULARES DE CADA UNIDAD DE TRABAJO</text:p>
        <text:p text:style-name="P25">9.- BIBLIOGRAFIA</text:p>
        <text:p text:style-name="P34"/>
        <text:p text:style-name="P34"/>
        <text:p text:style-name="P34"/>
        <text:p text:style-name="P34"><text:soft-page-break/></text:p>
        <text:p text:style-name="P34"/>
        <text:p text:style-name="P34">0.-INTRODUCCIÓN</text:p>
        <text:h text:style-name="P157" text:outline-level="1">Las Tecnologías de la Información y las Comunicaciones (TIC) han experimentado una tremenda expansión en los últimos años, especialmente en el campo de los ordenadores personales que se han introducido en todos los ámbitos de las organizaciones y hogares. Por esto, resulta fundamental su estudio para la comprensión de los procesos informáticos y debido a ello, esta programación pretende centrarse en los equipos informáticos e intenta proporcionar los conocimientos básicos requeridos para la profundización en su estudio, especialmente en sus fundamentos.</text:h>
        <text:p text:style-name="P31"/>
        <text:p text:style-name="P88"><text:span text:style-name="T3">Con este fin, se recogen en esta programación disposiciones del Ministerio de Educación y Ciencia del Estado Español para el módulo que a partir del curso 2010-11 entra en vigor en el primer curso del ciclo de grado medio <text:s/>de </text:span><text:span text:style-name="T12">Sistemas Microinformáticos y Redes</text:span><text:span text:style-name="T3"> cuyo currículo se establece en la </text:span><text:span text:style-name="T13">Orden EDU/2187/2009</text:span><text:span text:style-name="T4"> <text:s/>que se denomina </text:span><text:span text:style-name="T13">Montaje y Mantenimiento de Equipos</text:span><text:span text:style-name="T3">, perteneciente a la Formación Profesional. Además, sigue las sugerencias didácticas propuestas por la Consejería de Educación de la Comunidad Autónoma de Canarias y por el resto de los interlocutores sociales del ámbito educativo sobre la didáctica de exposición, evaluación, objetivos, etcétera.</text:span></text:p>
        <text:p text:style-name="P89"/>
        <text:p text:style-name="P89">En este documento contextualizaremos esta programación en el centro y el entorno donde se imparte el ciclo formativo, fundamentaremos sus aspectos teóricos más importantes, la relacionaremos con la legislación, describiremos cada unidad de trabajo de que consta (en adelante U.T.), desarrollaremos sus objetivos, contenidos, criterios de evaluación y <text:soft-page-break/>estableceremos la metodología a seguir para su aplicación haciendo uso de ciertos medios y recursos que detallaremos más adelante.</text:p>
        <text:p text:style-name="P89"/>
        <text:p text:style-name="P80"/>
        <text:p text:style-name="P69">Antes de comenzar con el desarrollo de la programación, reflexionaremos sobre qué tipo de profesionales queremos formar a fin de que logremos que los futuros “Técnicos Medios” no sólo adquieran <text:s/>la competencia profesional del título sino que además:</text:p>
        <text:p text:style-name="P69"/>
        <text:p text:style-name="P69">-Estén preparados para la actividad en ese campo profesional proporcionándoles una formación polivalente que les permita adaptarse a las modificaciones laborales, que puedan producirse a lo largo de su vida.</text:p>
        <text:p text:style-name="P69"/>
        <text:p text:style-name="P69">- Potencien su madurez personal para que, por ejemplo, reflexionen sobre la importancia de la evaluación del aprendizaje y la valoración de la formación permanente.</text:p>
        <text:p text:style-name="P69"/>
        <text:p text:style-name="P69">-Consoliden sus hábitos de trabajo en equipo a la vez que en tareas de investigación.</text:p>
        <text:p text:style-name="P69"/>
        <text:p text:style-name="P66"><text:span text:style-name="T3">-Se animen, </text:span><text:span text:style-name="T8"><text:s/>una vez finalizado el ciclo formativo, a acceder a otros ciclos de grado superior.</text:span></text:p>
        <text:p text:style-name="P69"/>
        <text:p text:style-name="P69">En síntesis, se pretende una formación de la persona para su integración en el mundo laboral, tanto desde el punto de vista individual (autoaprendizaje, iniciativa laboral) como en grupo (integración en un equipo en funcionamiento).</text:p>
        <text:p text:style-name="P69"/>
        <text:p text:style-name="P66"><text:soft-page-break/><text:span text:style-name="T3">También queremos mencionar dos aspectos muy importantes a la hora de “fusionar” las intenciones educativas con la práctica educativa, por un lado, <text:s/>la forma de organizar los contenidos, que será a través de un gran eje organizador procedimental <text:s/>y, por otro, <text:s/>la metodología a utilizar eminentemente activa e inductiva.</text:span></text:p>
        <text:p text:style-name="P69"/>
        <text:p text:style-name="P69">Este módulo profesional está cofina<text:span text:style-name="T46">n</text:span>ciado por el Fondo Social Europeo.</text:p>
        <text:p text:style-name="P69"/>
        <text:p text:style-name="P22">1.- RELACIÓN DEL MÓDULO CON EL CURRÍCULO VIGENTE</text:p>
        <text:p text:style-name="P22"/>
        <text:p text:style-name="P69">El módulo se enmarca en el primer curso del Ciclo de Grado Medio de Sistemas Microinformáticos y redes cuyo documento base del título estableció, una duración para este módulo de 235 horas, distribuidas a lo largo todo el curso escolar en 7 horas semanales. </text:p>
        <text:p text:style-name="P89"/>
        <text:p text:style-name="P22">2.- CONTEXTUALIZACIÓN DE LA PROGRAMACIÓN</text:p>
        <text:p text:style-name="P22"/>
        <text:p text:style-name="P148">2.1.- Contextualización en el entorno.</text:p>
        <text:p text:style-name="P147"><text:span text:style-name="T30"><text:tab/>El ciclo de grado medio de Explotación Administración de Sistemas Informáticos, es impartido en el Instituto de Enseñanza Secundaria <text:s/>“Haría”, situado en el municipio del mismo nombre, fuera del centro urbano de la localidad. Haría es el municipio más al norte de la isla de Lanzarote, ocupa una extensión de 106,60 Km</text:span><text:span text:style-name="T39">2</text:span><text:span text:style-name="T30"> (12,60% del total) </text:span><text:span text:style-name="T39"><text:s/></text:span><text:span text:style-name="T30">en la zona más verde y pintoresca de la isla. Su población de derecho es de aproximadamente 5.200 personas, lo que supone una baja densidad demográfica, sobre todo si se compara con otros municipios lanzaroteños, especialmente con la capital, Arrecife.</text:span></text:p>
        <text:p text:style-name="P149"/>
        <text:p text:style-name="P149"><text:soft-page-break/><text:tab/>En el municipio perviven aún labores tradicionales como la agricultura, la ganadería y la pesca artesanal. Estas ocupaciones vinculadas al sector primario han ido retrocediendo en las últimas décadas, para dar paso a un predominio aplastante del sector servicios, en línea con lo que ocurre en toda Canarias. Al mismo tiempo el municipio se convertía en un pueblo-dormitorio, hasta desembocar en la situación actual, en la que un buen número de los empleos registrados (sólo 750) son desempeñados por personas que viven en otros municipios, y el resto queda muy por debajo de la población activa residente.</text:p>
        <text:p text:style-name="P149"><text:tab/></text:p>
        <text:p text:style-name="P147"><text:span text:style-name="T30"><text:s/><text:tab/>Otra característica demográfica destacada de la localidad norteña la constituyen los extranjeros residentes (un 17,5% del total del censo), entre los que destacan los alemanes (354) e ingleses (157). Esta presencia de foráneos no españoles en Lanzarote, ya sean residentes en Haría o no, tiene un efecto muy significativo sobre el mercado de trabajo: casi un 30% de los contratos realizados en el municipio durante 2008 fueron firmados por empleados extranjeros. Si bien es cierto que la actividad económica de la isla desborda la capacidad numérica de los naturales para cubrir la demanda de empleo, en tiempos de crisis y paro se acentúa la sensación de desequilibrio demográfico y de falta de oportunidades en el lugar dónde se ha nacido y se vive.</text:span></text:p>
        <text:p text:style-name="P69"/>
        <text:p text:style-name="P69">Hasta hace bien poco, la isla se encontraba en una fase de expansión económica, debido fundamentalmente a los sectores turístico y de la construcción, lo que impulsó la creación de pequeñas y medianas empresas cuyas actividades principales <text:s/>están relacionadas con el <text:s/>comercio y el sector servicios. De las mencionadas empresas, la mayor parte están ubicadas en Arrecife y extrarradio, y poseen sucursales en otros puntos de la isla, e incluso, en la vecina isla de Fuerteventura, <text:s/>por lo que requieren de sistemas informáticos en red que permitan la <text:soft-page-break/>comunicación entre ellas y den también soporte a tales infraestructuras localmente. El aumento de empresas e instituciones equipadas con ordenadores, <text:s/>ha implicado la creación de empresas de venta y mantenimiento de equipos, con lo que tanto unas como otras se constituyen como posibles centros de trabajo para nuestros alumnos.</text:p>
        <text:p text:style-name="P69"/>
        <text:p text:style-name="P22">2.2.- Características del centro y del grupo </text:p>
        <text:p text:style-name="P69">El centro, que data de los años setenta, conforma <text:s/>un recinto aislado que <text:s/>está formado por cuatro edificios independientes que, junto con la cafetería y los patios exteriores, componen toda su estructura. Todos los edificios del centro son de planta única a nivel del suelo. Las cuatro estructuras principales están formadas por aulas, talleres, departamentos y demás espacios educativos. Los módulos prefabricados son dos, tienen una antigüedad en el centro de dos años, y han sido instalados después de la demolición de parte del instituto.</text:p>
        <text:p text:style-name="P69">El centro presenta una oferta educativa que abarca toda la etapa de la ESO, Bachillerato de la modalidad de Ciencias y Tecnología y Humanidades y Ciencias Sociales y un sólo Ciclo Formativo de Grado Medio, <text:s/>el <text:s/>de Explotación de Sistemas Informáticos. Los grupos formados en los distintos niveles pueden variar de un año para otro, dependiendo del alumnado matriculado, pero el número de grupos suele estar en torno a los 11 grupos en la ESO, 2 ó 3 grupos en Bachillerato y 2 grupos en el Ciclo Formativo. Los centros de primaria que actualmente se encuentran adscritos al centro son los siguientes: CEIP San Juan, CEIP Guenia, CEIP La Garita y CEIP Las Mercedes</text:p>
        <text:p text:style-name="P77"/>
        <text:p text:style-name="P69">El número de alumnado matriculado en el centro ha ido aumentando a lo largo de los cursos, llegando a superar en estos momentos los 350 alumnos/as matriculados. La cantidad de alumnado que entra en 1º de la ESO suele estar en torno a los 70 u 80 individuos, de esta <text:soft-page-break/>cantidad aproximadamente el 70% llega a 4º de la ESO y el 30% llegan a cursar los estudios de 2º de Bachillerato. El mayor porcentaje de alumnado repetidor se encuentra ubicado en los dos primeros cursos de la ESO y los mayores problemas de disciplina se encuentran registrados en estos dos cursos.</text:p>
        <text:p text:style-name="P69"/>
        <text:p text:style-name="P69">Parte del <text:s/>alumnado se encuentra en la Residencia Escolar de Haría, derivados la gran mayoría por los Servicios Sociales, con diferentes problemas, y desde el centro se intenta darle una respuesta adecuada a las características que presentan. Aún así, existe <text:s/>un porcentaje alto de alumnado que alcanza el título de Educación Secundaria Obligatoria, que roza el 80%, y del alumnado que cursa 2º de Bachillerato aproximadamente el 70% termina con éxito sus estudios.</text:p>
        <text:p text:style-name="P69"/>
        <text:p text:style-name="P69">El claustro está formado por un total de 39 profesores y profesoras. El profesorado funcionario de carrera definitivo en el centro es de sólo un 26%, existiendo una renovación continua del claustro de profesores. Esta situación tiene sus ventajas e inconvenientes, pues por un lado genera inestabilidad en el claustro, pero por otro también aporta una <text:s/>renovación de ideas. La media de edad del personal docente oscila en torno a los 40 años.</text:p>
        <text:p text:style-name="P69"/>
        <text:p text:style-name="P78">Desde el curso 2004-05 se está <text:s/>ofertando en el centro el ciclo formativo de grado medio “Explotación de Sistemas Informáticos” (plan antiguo) <text:s/>y <text:s/>en el curso 2005-2006, comenzó a impartirse por primera vez el segundo curso .</text:p>
        <text:p text:style-name="P55"/>
        <text:p text:style-name="P69">El módulo al que se refiere la presente programación, se imparte en el primer curso, donde se suelen matricular unas 30 personas, aunque por la experiencia de años anteriores podemos decir que se producirán bajas desde el principio y a lo largo de los dos primeros <text:soft-page-break/>trimestres por diversas causas desde personales hasta laborales pasando por el propio abandono por fracaso en el ciclo. Esto provocará que al último trimestre sigan asistiendo en torno a dos tercios de los matriculados inicialmente.</text:p>
        <text:p text:style-name="P79"/>
        <text:p text:style-name="P66"><text:span text:style-name="T3"><text:s/>El aula polivalente del primer curso <text:s/>del ciclo en el <text:s/>IES HARIA <text:s/>cuenta con unos 65 m</text:span><text:span text:style-name="T40">2 <text:s/></text:span><text:span text:style-name="T3">y está perfectamente acondicionada y dotada para llevar a cabo las actividades de carácter principalmente procedimental que describiremos más adelante. Existe un ordenador por alumno, armarios con herramientas, cables, conectores y otro material fungible así como acceso a Internet y material didáctico necesario tanto para las explicaciones como para el trabajo individual y por equipos.</text:span></text:p>
        <text:p text:style-name="P69"/>
        <text:p text:style-name="P69">Los alumnos matriculados en el primer curso, a pesar del centro encontrarse en Haría (a unos 40 km. Arrecife), podemos indicar que su área de procedencia abarca toda la isla ya que el ciclo sólo se imparte en este centro. En su mayoría pues, proceden de la capital de Lanzarote y su perfil responde al general que se puede encontrar en cualquier ciclo de grado medio de la isla. Son chicos (menos del 5 % son chicas) de entre 15 y 30 años de edad que, en el 70 % de los casos, proceden de 4º de la ESO, con un 20 % de repetidores y un 10% provenientes de pruebas de acceso a ciclos de grado medio. Un 10% de los matriculados proceden del extranjero, principalmente de países latinoamericanos. El nivel socioeconómico y cultural de los alumnos es medio-bajo y viven, por lo general, con sus padres, aunque puede ocurrir que algunos, alrededor del 2%, tenga su vivienda familiar en el sur de la isla y esté interno en la residencia de alumnos de Haría. </text:p>
        <text:p text:style-name="P6"/>
        <text:p text:style-name="P22">3.- OBJETIVOS Y COMPETENCIAS</text:p>
        <text:p text:style-name="P25"><text:soft-page-break/></text:p>
        <text:p text:style-name="P36">3.1.-Competencias generales del ciclo. <text:s text:c="2"/></text:p>
        <text:p text:style-name="P36"/>
        <text:p text:style-name="P81"><text:span text:style-name="T6"><text:tab/></text:span><text:span text:style-name="T3">Las rápidas transformaciones tecnológicas que se suceden en los sistemas de producción, <text:s/>exigen la necesidad de contar con personal cualificado en la instalación y mantenimiento de todo tipo de equipos informáticos, ya que estas están cada vez más presentes en todos los ámbitos de nuestra sociedad. Esto ya justifica, de por sí, la necesidad de formar profesionales en este campo. Así, el principal objetivo que se persigue con la docencia de estas enseñanzas es: “la adquisición por parte del alumnado de un conjunto de conocimientos, actitudes, habilidades y destrezas, particularmente vinculadas a la competencia profesional característica del título, que culminarán la preparación para el ejercicio de la misma”. Con este fin, el Documento base del título establece el perfil profesional de este Técnico con respecto al sistema productivo en el que desempeñará su profesión estableciendo la siguiente c</text:span><text:span text:style-name="T5">ompetencia general </text:span><text:span text:style-name="T3">del título: </text:span></text:p>
        <text:p text:style-name="P82"/>
        <text:p text:style-name="P51"><text:span text:style-name="T14">“</text:span><text:span text:style-name="T11">Instalar, configurar y mantener sistemas microinformáticos, aislados o en red, así como redes locales en pequeños entornos, asegurando su funcionalidad y aplicando los protocolos e calidad, seguridad y respeto al medioambiente establecidos.”</text:span></text:p>
        <text:p text:style-name="P7"/>
        <text:p text:style-name="P7"><text:tab/>Esta competencia general del título, se divide en varias <text:s/>unidades de competencia, de las que para este módulo nos centraremos en las siguientes:</text:p>
        <text:p text:style-name="P7"/>
        <text:p text:style-name="P32">UC0953_2: Montar equipos microinformáticos.</text:p>
        <text:p text:style-name="P32">UC0954_2: Reparar y ampliar equipamiento microinformático.</text:p>
        <text:p text:style-name="P32">UC0957_2: Mantener y regular el subsistema físico en sistemas informáticos.</text:p>
        <text:p text:style-name="P56"><text:soft-page-break/></text:p>
        <text:p text:style-name="P34">3.2.- Objetivos generales del ciclo formativo.</text:p>
        <text:p text:style-name="P54"><text:span text:style-name="T8">Recordemos que los Objetivos Generales expresan el conjunto de Capacidades globales que los alumnos deben adquirir o desarrollar a la finalización del ciclo, no son directamente evaluables, informan sobre los contenidos y hacen referencia a realizaciones o comportamientos esperados en el ámbito profesional. En este módulo se desarrollan los siguientes </text:span><text:span text:style-name="T41">:</text:span></text:p>
        <text:p text:style-name="P73"/>
        <text:p text:style-name="P32">a) Organizar los componentes físicos y lógicos que forman un sistema microinformático, interpretando su documentación técnica, para aplicar los medios y métodos adecuados a su instalación, montaje y mantenimiento.</text:p>
        <text:p text:style-name="P32">b) Identificar, ensamblar y conectar componentes y periféricos utilizando las herramientas adecuadas, aplicando procedimientos, normas y protocolos de calidad y seguridad, para montar y configurar ordenadores y periféricos.</text:p>
        <text:p text:style-name="P32">c) Reconocer y ejecutar los procedimientos de instalación de sistemas operativos y programas de aplicación, aplicando protocolos de calidad, para instalar y configurar sistemas microinformáticos.</text:p>
        <text:p text:style-name="P32">g) Localizar y reparar averías y disfunciones en los componentes físicos y lógicos para mantener sistemas microinformáticos y redes locales.</text:p>
        <text:p text:style-name="P32">h) Sustituir y ajustar componentes físicos y lógicos para mantener sistemas microinformáticos y redes locales.</text:p>
        <text:p text:style-name="P32">i) Interpretar y seleccionar información para elaborar documentación técnica y administrativa.</text:p>
        <text:p text:style-name="P32">j) Valorar el coste de los componentes físicos, lógicos y la mano de obra, para elaborar presupuestos.</text:p>
        <text:p text:style-name="P32">k) Reconocer características y posibilidades de los componentes físicos y lógicos, para asesorar y asistir a clientes.</text:p>
        <text:p text:style-name="P32"><text:soft-page-break/>l) Detectar y analizar cambios tecnológicos para elegir nuevas alternativas y mantenerse actualizado dentro del sector.</text:p>
        <text:p text:style-name="P57"/>
        <text:p text:style-name="P58"/>
        <text:p text:style-name="P34">3.4.-Competencias del título.</text:p>
        <text:p text:style-name="P27"><text:tab/><text:tab/>Son tendencias o disposiciones a comportarse o enfrentarse de una determinada manera ante las personas, situaciones, objetos o fenómenos, que deben ser adquiridas por el alumnado, de forma global, en el proceso de enseñanza-aprendizaje de todos los módulos profesionales que componen el ciclo formativo. Estas tendencias deben tener un carácter consistente y persistente para favorecer la integración de actitudes positivas en el ámbito profesional correspondiente, vinculadas de forma inexcusable a la responsabilidad y finalidad de las tareas a desarrollar como son:</text:p>
        <text:p text:style-name="P32">a) Determinar la logística asociada a las operaciones de instalación, configuración y mantenimiento de sistemas microinformáticos, interpretando la documentación técnica asociada y organizando los recursos necesarios.</text:p>
        <text:p text:style-name="P32">b) Montar y configurar ordenadores y periféricos, asegurando su funcionamiento en condiciones de calidad y seguridad.</text:p>
        <text:p text:style-name="P32">g) Realizar las pruebas funcionales en sistemas microinformáticos y redes locales, localizando y diagnos ticando disfunciones, para comprobar y ajustar su funcionamiento.</text:p>
        <text:p text:style-name="P32">h) Mantener sistemas microinformáticos y redes locales, sustituyendo, actualizando y ajustando sus componentes,para asegurar el rendimiento del sistema en condiciones de calidad y seguridad.</text:p>
        <text:p text:style-name="P32">i) Ejecutar procedimientos establecidos de recuperación de datos y aplicaciones ante fallos y pérdidas de</text:p>
        <text:p text:style-name="P32">datos en el sistema, para garantizar la integridad y disponibilidad de la información.</text:p>
        <text:p text:style-name="P32"><text:soft-page-break/>j) Elaborar documentación técnica y administrativa del sistema, cumpliendo las normas y reglamentación del sector, para su mantenimiento y la asistencia al cliente.</text:p>
        <text:p text:style-name="P32">k) Elaborar presupuestos de sistemas a medida cumpliendo los requerimientos del cliente.</text:p>
        <text:p text:style-name="P32">l) Asesorar y asistir al cliente, canalizando a un nivel superior los supuestos que lo requieran, para encontrar soluciones adecuadas a las necesidades de éste.</text:p>
        <text:p text:style-name="P91"/>
        <text:p text:style-name="P91"/>
        <text:p text:style-name="P92">4.- ORGANIZACIÓN DE LOS CONTENIDOS</text:p>
        <text:p text:style-name="P93"/>
        <text:p text:style-name="P67"><text:span text:style-name="T3"><text:tab/>Como ya adelantamos en el apartado 3, el contenido organizador de este módulo podría formularse basándonos en las unidades de competencia a la que está asociado</text:span><text:span text:style-name="T7"> </text:span><text:span text:style-name="T5">que son</text:span><text:span text:style-name="T3"> de naturaleza principalmente procedimental aunque a él</text:span><text:span text:style-name="T8"> están asociados una serie de conocimientos de carácter conceptual y actitudinal que constituyen el soporte de aptitudes, habilidades y destrezas que el alumnado debe adquirir.</text:span></text:p>
        <text:p text:style-name="P73"/>
        <text:p text:style-name="P66"><text:span text:style-name="T8">En la estructura de los contenidos se diferencian tres bloques. En el primero de ellos, se trabajará sobre los conceptos básicos de la arquitectura de los ordenadores, empezando por su historia y evolución con el fin de comprender las bases teóricas sobre las que se sustentan estas máquinas. En el segundo bloque nos dedicaremos a conocer más específicamente las partes de que constan los ordenadores modernos tanto en su interior como en su periferia. Este bloque es mucho más práctico y se puede considerar que es el núcleo del módulo, ya que gran parte de la actividad profesional del técnico medio gira en torno al montaje y reparación de equipos informáticos. Y en el tercero, se tratará la instalación y configuración de los sistemas operativos que administran los recursos hardware y software del equipo, así como su mantenimiento y </text:span><text:soft-page-break/><text:span text:style-name="T8">actualización junto con la del sistema de ficheros donde destacamos la realización de copias de seguridad y la protección frente a software malicioso.</text:span><text:span text:style-name="T27"> </text:span></text:p>
        <text:p text:style-name="P26"/>
        <text:p text:style-name="P26"/>
        <text:p text:style-name="P26"/>
        <text:p text:style-name="P48"><text:span text:style-name="T8">4</text:span><text:span text:style-name="T10">.1.- Selección y justificación de los contenidos.</text:span></text:p>
        <text:p text:style-name="P22"/>
        <text:p text:style-name="P68"><text:span text:style-name="T10"><text:tab/></text:span><text:span text:style-name="T3">Los contenidos de esta programación se han extraído del Currículo Canario teniendo en cuenta los criterios de evaluación asociados a cada una de las capacidades terminales. Para su formulación se ha tenido en cuenta la diversa procedencia del alumnado, que puede no tener conocimientos previos algunos, puede proceder de <text:s/>4º de la ESO, donde se imparte la optativa de Informática, o bien de Programas de Capacitación, en cuyo caso han pasado por Tecnología de la ESO siempre pensando en darles la mayor aplicación práctica posible. Por tanto se ha intentado que sean lo suficientemente variados. Estos contenidos se han estructurado comenzando por los conceptos más teóricos, sencillos y genéricos para concluir con los más particulares y prácticos, de mayor dificultad tanto en lo conceptual como en lo procedimental. </text:span></text:p>
        <text:p text:style-name="P74"/>
        <text:p text:style-name="P66"><text:span text:style-name="T8">Los contenidos se han distribuido en Unidades de Trabajo utilizando un criterio similar al del Currículo Canario de este módulo considerando que, en primera lugar, es mejor conocer los conceptos básicos sobre las características físicas de los ordenadores y su funcionamiento, pasando posteriormente a profundizar en sus sistemas operativos, para finalmente, tratar el mantenimiento de sus sistemas de ficheros. Por tanto, se tendrán en cuenta los conocimientos </text:span><text:soft-page-break/><text:span text:style-name="T8">previos para la secuenciación de contenidos, la estructura lógica que conlleva el módulo y el proceso de evolución de los conocimientos.</text:span><text:span text:style-name="T3"> </text:span></text:p>
        <text:p text:style-name="P69"/>
        <text:p text:style-name="P69">Así pues, consideramos que los contenidos conceptuales mínimos más importantes a abordar son:</text:p>
        <text:p text:style-name="P69"/>
        <text:p text:style-name="P69">-Evolución <text:s/>de los ordenadores.</text:p>
        <text:p text:style-name="P62">-Introducción a la arquitectura de computadores.</text:p>
        <text:p text:style-name="P62">-Partes internas de un ordenador.</text:p>
        <text:p text:style-name="P62">-Equipos periféricos y de almacenamiento.</text:p>
        <text:p text:style-name="P62">-Instalación, configuración y actualización del Sistema Operativo.</text:p>
        <text:p text:style-name="P62">-Realización de copias de seguridad, diagnósticos y recuperaciones.</text:p>
        <text:p text:style-name="P62">-Protección contra Software malicioso.</text:p>
        <text:p text:style-name="P62"/>
        <text:p text:style-name="P6">Los contenidos procedimentales mínimos a desarrollar son:</text:p>
        <text:p text:style-name="P6"/>
        <text:p text:style-name="P62">-Manejo de bibliografía, manuales e Internet como recursos de consulta.</text:p>
        <text:p text:style-name="P62">-Empleo de las herramientas adecuadas tanto físicas como de software.</text:p>
        <text:p text:style-name="P62">-Resolución de problemas reales.</text:p>
        <text:p text:style-name="P62">-Identificación de elementos en problemas.</text:p>
        <text:p text:style-name="P62">-Estudio de ejemplos y realización de simulaciones.</text:p>
        <text:p text:style-name="P62"/>
        <text:p text:style-name="P62"/>
        <text:p text:style-name="P62"/>
        <text:p text:style-name="P6"><text:soft-page-break/>Desde el punto de vista actitudinal cabe destacar estos contenidos mínimos:</text:p>
        <text:p text:style-name="P6"/>
        <text:p text:style-name="P62">-Búsqueda de soluciones prácticas y lógicas a problemas reales.</text:p>
        <text:p text:style-name="P62">-Gusto por la precisión, exactitud y limpieza en el trabajo.</text:p>
        <text:p text:style-name="P62">-Curiosidad e interés por el mundo de la informática.</text:p>
        <text:p text:style-name="P6"/>
        <text:p text:style-name="P73">Los contenidos que dan forma a estos tres bloques se han <text:s/>seleccionado de forma que <text:s/>abarquen todos los que nos ofrece el Currículo del Ciclo Formativo de la Comunidad Autónoma de Canarias, pues todos tienen gran importancia en el contexto en el que se desarrolla el proceso de enseñanza-aprendizaje y en el que los futuros técnicos van a ejercer su profesión.</text:p>
        <text:p text:style-name="P64"/>
        <text:p text:style-name="P34">4.2- Secuenciación y temporización en unidades de trabajo.</text:p>
        <text:p text:style-name="P48"><text:span text:style-name="T8"><text:s/><text:tab/>Como se ha mencionado anteriormente, todos los contenidos han sido estructurados en Unidades de Trabajo, <text:s/>agrupándose por la homogeneidad que guardan entre sí y </text:span><text:span text:style-name="T3">teniendo <text:s/>en cuenta que este módulo está dotado de 7 horas. <text:s/>Los contenidos se agrupan en tres bloques, como ya hemos mencionado, de forma que cada uno coincidirá aproximadamente con una evaluación y se dividirán en unidades de trabajo con una duración mínima tal y como se muestra seguidamente: </text:span></text:p>
        <text:p text:style-name="P69"/>
        <text:p text:style-name="P94">Bloque I: Funcionamiento del ordenador (56 horas).</text:p>
        <text:p text:style-name="P95">-U.T.1: Evolución de los computadores (14 horas).</text:p>
        <text:p text:style-name="P96">-U.T.2: Arquitectura de computadores (42 horas).</text:p>
        <text:p text:style-name="P96"/>
        <text:p text:style-name="P97">Bloque II: Mantenimiento del Hardware. (84 horas).</text:p>
        <text:p text:style-name="P95"><text:soft-page-break/>-U.T.3: Componentes internos (42 horas).</text:p>
        <text:p text:style-name="P95">-U.T.4: Periféricos (42 horas).</text:p>
        <text:p text:style-name="P95"/>
        <text:p text:style-name="P90">Bloque III: Mantenimiento del <text:s/>Software. (95 horas).</text:p>
        <text:p text:style-name="P95">-U.T.5: Instalación y configuración del Sistema Operativo (56 <text:s/>horas).</text:p>
        <text:p text:style-name="P95">-U.T.6: Mantenimiento del Sistema de Ficheros (39 horas).</text:p>
        <text:p text:style-name="P95"/>
        <text:p text:style-name="P98"/>
        <text:p text:style-name="P37">5- ASPECTOS METODOLÓGICOS</text:p>
        <text:p text:style-name="P37"/>
        <text:p text:style-name="P37"/>
        <text:p text:style-name="P23">5.1.- Metodología y estratégias didácticas</text:p>
        <text:p text:style-name="P71">Los contenidos se presentarán con una estructuración que haga explícita su continuidad y realizándose también la unión de contenidos teóricos y prácticos en el proceso formativo para simular la realidad laboral. El Decreto Territorial 156/1996, en su artículo 21, nos marca las pautas generales que regularán la metodología en el proceso de enseñanza-aprendizaje:</text:p>
        <text:p text:style-name="P71"/>
        <text:p text:style-name="P99"><text:tab/><text:tab/><text:tab/>1.<text:tab/><text:tab/>Favorecer en el alumnado la integración de contenidos científicos, tecnológicos y organizativos que le permita adquirir una visión global y coordinada de los procesos productivos o de creación de servicios relacionados con la competencia general del título.</text:p>
        <text:p text:style-name="P99"><text:tab/><text:tab/><text:tab/>2. <text:tab/>Estimular en el alumnado la capacidad para aprender por sí mismo y trabajar en equipo.</text:p>
        <text:p text:style-name="P39"><text:tab/><text:tab/><text:tab/>3. <text:tab/>Integrar la teoría y la práctica. </text:p>
        <text:p text:style-name="P39"><text:tab/><text:tab/><text:tab/>4. <text:tab/>Atender a las características del grupo y de cada alumno o alumna en particular.</text:p>
        <text:p text:style-name="P99"><text:soft-page-break/><text:tab/><text:tab/><text:tab/>5. <text:tab/>Responder a las posibilidades formativas del entorno y, especialmente, a las posibilidades que ofrecen los equipamientos y recursos del centro educativo y de los centros de producción con los que se establezcan convenios de colaboración para realizar la Formación Práctica en Centros de Trabajo.</text:p>
        <text:p text:style-name="P99"><text:tab/><text:tab/><text:tab/>6. <text:tab/>Asegurar la participación activa del alumnado en los procesos de enseñanza y aprendizaje.</text:p>
        <text:p text:style-name="P39"><text:tab/><text:tab/><text:tab/>7. <text:tab/>Desarrollar las capacidades creativas y el espíritu crítico en el alumnado.</text:p>
        <text:list xml:id="list7380223448830083260" text:style-name="WW8Num22">
          <text:list-item>
            <text:p text:style-name="P50"><text:span text:style-name="T12">  Activar conductas y actitudes positivas para el trabajo, tanto si éste es dependiente como si es autónomo.</text:span><text:span text:style-name="T3">"</text:span></text:p>
          </text:list-item>
        </text:list>
        <text:p text:style-name="P35"/>
        <text:p text:style-name="P28"><text:tab/><text:tab/><text:tab/>El/la docente realizará un desglose de los contenidos soporte de las diferentes unidades de trabajo para la posterior puesta en práctica de los mismos mediante la realización de actividades de enseñanza-aprendizaje llevadas a cabo por los alumnos. Lo que implica el uso de métodos expositivos, dinámica de grupo en algunas actividades, y la realización individual de otras actividades de enseñanza aprendizaje.</text:p>
        <text:p text:style-name="P28"/>
        <text:p text:style-name="P101">En el desarrollo de cada U. T. el/la profesor/a tratará, en la medida de lo posible: </text:p>
        <text:p text:style-name="P101"><text:s text:c="7"/></text:p>
        <text:list xml:id="list7744309364471695118" text:style-name="WW8Num13">
          <text:list-item>
            <text:p text:style-name="P29">Inducir al razonamiento del funcionamiento de ciertos procesos</text:p>
          </text:list-item>
          <text:list-item>
            <text:p text:style-name="P29">Establecer metodología por descubrimiento, favoreciendo la capacidad de aprender por si mismos.</text:p>
          </text:list-item>
          <text:list-item>
            <text:p text:style-name="P29">Utilizar, para ciertas actividades de enseñanza-aprendizaje, métodos activos que permitan una amplia o total participación del alumnado.</text:p>
          </text:list-item>
          <text:list-item>
            <text:p text:style-name="P29">Inducir a la aplicación de conocimientos para la resolución de problemas</text:p>
          </text:list-item>
          <text:list-item>
            <text:p text:style-name="P29"><text:soft-page-break/>Generar actitudes de cooperación entre los alumnos, para que aprendan a trabajar en equipo</text:p>
          </text:list-item>
          <text:list-item>
            <text:p text:style-name="P29">Activar la curiosidad y ampliar el campo de la motivación</text:p>
          </text:list-item>
          <text:list-item>
            <text:p text:style-name="P29">Ayudar a estructurar el aprendizaje.</text:p>
          </text:list-item>
        </text:list>
        <text:p text:style-name="P35"/>
        <text:p text:style-name="P35">5.2.- Recursos, espacios <text:s/>y materiales </text:p>
        <text:p text:style-name="P101">El espacio donde se va a desarrollar esta programación es el aula-taller del primer curso <text:s/>del ciclo formativo que está distribuida en dos espacios bien diferenciados, en la zona central, se disponen los pupitres para la realización de tareas en grupo y para recibir las explicaciones del /la <text:s/>profesor/a. <text:s/>En el otro espacio, se distribuyen a lo largo del perímetro del aula <text:s/>y en forma de U las mesas con los ordenadores.</text:p>
        <text:p text:style-name="P101"/>
        <text:p text:style-name="P102"><text:span text:style-name="T8">En cuanto a los recursos metodológicos, <text:s/>el <text:s/>aula-taller cuenta con ordenadores Pentium IV, conectados en red local <text:s/>con acceso a Internet mediante una línea exclusiva de 3Mb (la zona rural en la que esta el centro no permita más velocidad),una impresoras, y un scanner.</text:span><text:span text:style-name="T3"> Para la exposición de los contenidos se hará uso, en la mayor medida posible, de recursos audiovisuales e informáticos (</text:span><text:span text:style-name="T6">TIC</text:span><text:span text:style-name="T3">) que ilustren de forma didáctica y amena <text:s/>los conceptos <text:s/>que se deben transmitir al alumnado, sin descartar en absoluto la pizarra como recurso de apoyo. <text:s/></text:span></text:p>
        <text:p text:style-name="P103"/>
        <text:p text:style-name="P102"><text:span text:style-name="T3">Principalmente se recurrirá a presentaciones de diapositivas y videos obtenidos de Internet que serán proyectados con la ayuda de un ordenador y un cañón proyector conectado a este. A esto se podrán sumar simulaciones interactivas descargadas de </text:span><text:span text:style-name="T6">INTERNET</text:span><text:span text:style-name="T3">, que también servirá de recurso de consulta y se hará uso de una plataforma colaborativa tipo </text:span><text:span text:style-name="T6">MOODLE </text:span><text:span text:style-name="T3">para el intercambio de ficheros, correos, apuntes, trabajos entre alumnos/as y profesores/as o del </text:span><text:soft-page-break/><text:span text:style-name="T3">servicio</text:span><text:span text:style-name="T6"> FTP </text:span><text:span text:style-name="T3">del departamento que es accesible también desde sus hogares. El funcionamiento de esta plataforma, donde todos los alumnos habrán de ser dados de alta, será explicado en una de las sesiones iniciales del curso, pues va a ser una herramienta muy utilizada a lo largo del año.</text:span></text:p>
        <text:p text:style-name="P83"/>
        <text:p text:style-name="P83">Además, según el material que exista a disposición del departamento en el centro, se hará llegar a los/las alumnos/as, para su observación directa y utilización manual, muestras de todos aquellos elementos, dispositivos o herramientas que sea posible, a medida que se va hablando de ellos durante el desarrollo de la unidad de trabajo <text:s/>para que vayan entrando en contacto con ellos y adquiriendo una familiaridad y soltura en su uso práctico.</text:p>
        <text:p text:style-name="P103"/>
        <text:p text:style-name="P101">En la medida de lo posible se propiciará que el alumno utilice fuentes de información tales como libros, revistas especializadas y manuales de consulta en el aula. El Software requerido son los sistemas operativos Windows Xp y Linux y varias aplicaciones libres para <text:s/>diagnóstico y antivirus <text:s/>que servirán de soporte para todas las actividades planteadas a lo largo del curso.</text:p>
        <text:p text:style-name="P101"/>
        <text:p text:style-name="P101"/>
        <text:p text:style-name="P101"/>
        <text:p text:style-name="P35">5.3.- <text:s/>Tipos de Actividades </text:p>
        <text:p text:style-name="P100"><text:span text:style-name="T8"><text:s/>Las actividades de enseñanza/aprendizaje que se efectúen en grupo, se realizarán en pareja, por considerarse este el número de miembros ideal para que el rendimiento sea óptimo manejando un ordenador.</text:span></text:p>
        <text:p text:style-name="P101"/>
        <text:p text:style-name="P101"><text:soft-page-break/>Según se ha apuntado anteriormente, es aconsejable distribuir <text:s/>las 7 horas asignadas al módulo <text:s/>procurando en todo momento que en cada sesión se combinen tareas de diferente naturaleza, de manera que el alumno encuentre amenas las sesiones en el aula-taller. Así, <text:s/>de las dos horas de duración <text:s/>de las sesiones, se dedicará la primera <text:s/>a clases teórica y la <text:s/>segunda a clases más prácticas. Las actividades de enseñanza-aprendizaje serán de diferentes tipos, en función del momento en que se realicen:</text:p>
        <text:p text:style-name="P101"/>
        <text:list xml:id="list7931426305488838113" text:style-name="WW8Num15">
          <text:list-item>
            <text:p text:style-name="P106">Actividades de iniciación: se realizan al comienzo de un periodo, pueden ser:</text:p>
          </text:list-item>
          <text:list-item>
            <text:p text:style-name="P108">Actividades de introducción-motivación, que tienen la finalidad de introducir a los alumnos en un objeto de estudio determinado. </text:p>
          </text:list-item>
          <text:list-item>
            <text:p text:style-name="P107"><text:span text:style-name="T3">Actividades de conocimientos previos, orientadas a conocer las ideas, </text:span><text:span text:style-name="T8">la situación de partida de los alumnos</text:span><text:span text:style-name="T3"> e intereses de los alumnos sobre los contenidos a desarrollar.</text:span></text:p>
          </text:list-item>
          <text:list-item>
            <text:p text:style-name="P105"><text:span text:style-name="T8">Actividades de desarrollo: se realizan durante un periodo, orientadas a la construcción significativa del conocimiento, </text:span><text:span text:style-name="T3">permitirán el aprendizaje de conceptos, procedimientos, actitudes</text:span><text:span text:style-name="T8"> (realización de simulaciones y casos prácticos, manejo de bibliografía, elaboración de informes, etc.) </text:span></text:p>
          </text:list-item>
          <text:list-item>
            <text:p text:style-name="P106">Actividades de finalización: realizadas al final de un periodo <text:s/>y orientadas a la elaboración de síntesis, esquemas, evaluación de aprendizajes realizados, problemas que quedan planteados, etc, <text:s/>pueden ser:</text:p>
          </text:list-item>
        </text:list>
        <text:list xml:id="list8820354744700782454" text:style-name="WW8Num5">
          <text:list-item>
            <text:p text:style-name="P109">Actividades de consolidación, que sirven para contrastar las nuevas ideas con las ideas previas del alumnado. </text:p>
          </text:list-item>
          <text:list-item>
            <text:p text:style-name="P109">Actividades de recuperación, orientadas a atender a aquellos alumnos que no han conseguido los aprendizajes previstos. </text:p>
          </text:list-item>
        </text:list>
        <text:list xml:id="list113455988248164" text:continue-list="list7931426305488838113" text:style-name="WW8Num15">
          <text:list-item>
            <text:p text:style-name="P110"><text:soft-page-break/>Actividades de ampliación, que permiten construir nuevos conocimientos a los alumnos que han realizado de forma satisfactoria las actividades establecidas.</text:p>
          </text:list-item>
        </text:list>
        <text:p text:style-name="P85"/>
        <text:p text:style-name="P34">5.4.- Actividades complementarias y de recuperación</text:p>
        <text:p text:style-name="P72">Dada la heterogeneidad del alumnado y los distintos conocimientos previos que poseen, <text:s/>plantearemos una variedad actividades de diagnosis inicial, de refuerzo y ampliación a parte de las de desarrollo y recuperación para asegurarnos de que todos asimilen en el mayor grado posible unos contenidos mínimos para que poder asimilar las unidades siguientes y adquieran una base suficiente para continuar en el segundo curso sin problemas y, a la vez, que los alumnos más aventajados amplíen conocimientos. Así como otras actividades destinadas a mejorar la competencia lingüística <text:span text:style-name="T46">dentro del PLAN MEJORA del IES HARÍA</text:span> como:</text:p>
        <text:list xml:id="list3250358367696578461" text:style-name="WW8Num2">
          <text:list-item>
            <text:p text:style-name="P13">Debates, de noticias o temas de actualidad informática.</text:p>
          </text:list-item>
          <text:list-item>
            <text:p text:style-name="P14">Lecturas de textos comprensivos, como manuales <text:s/>de equipos, legislación sobre protección de datos o biografías de inventores, <text:span text:style-name="T46">etc. para para fomentar la expresión oral.</text:span></text:p>
          </text:list-item>
          <text:list-item>
            <text:p text:style-name="P13">Comentarios orales de imágenes o gráficos, etc. con la utilización del vocabulario adecuado al tema como la de la evolución de una tecnología determinada.</text:p>
          </text:list-item>
          <text:list-item>
            <text:p text:style-name="P13">Simulación de situaciones reales, en las que el alumnado tenga que asumir roles de personas que tengan que expresarse de forma oral para realizar solicitudes o demandas.</text:p>
          </text:list-item>
        </text:list>
        <text:p text:style-name="P69"/>
        <text:p text:style-name="P22"/>
        <text:p text:style-name="P81"><text:span text:style-name="T3">Con este último fin, s</text:span><text:span text:style-name="T8">e propone realizar visitas a algún centro de cálculo, donde los/las alumnos/as puedan observar cómo se realizan tareas de mantenimiento informático, en empresas con carácter público o privado (por ejemplo, el aeropuerto de Guacimeta) o a eventos del tipo “cyber-parties” para que observen directamente el montaje e instalación de los equipos. Además, </text:span><text:soft-page-break/><text:span text:style-name="T8">consideramos motivador y <text:s/>estimulante la proyección de películas y documentales que guarden una estrecha relación con los contenidos del módulo.</text:span></text:p>
        <text:p text:style-name="P85"/>
        <text:p text:style-name="P85">Por otro lado, se recomienda participar en la jornadas profesionales que se celebran anualmente en el IES Zonzamas y aprovechar la celebración de otros eventos puntuales sobre temas relacionados con las últimas tendencias informáticas como charlas, conferencias, presentaciones comerciales o foros como el LanzaOS (sobre el software libre) y Ferias de <text:s/>Profesiones y Empleo organizada por el ICFEM y la Consejería de Educación o Lanzametal, patrocinada por FEMEPA, y donde tienen cabida las empresas del sector informático, <text:s/>para acudir con el profesorado y el alumnado del ciclo. </text:p>
        <text:p text:style-name="P113"/>
        <text:p text:style-name="P111"><text:span text:style-name="T8">En cuanto a las actividades de recuperación consistirán en </text:span><text:span text:style-name="T3">pruebas escritas sobre conceptos impartidos a lo largo del curso:</text:span></text:p>
        <text:p text:style-name="P112"/>
        <text:list xml:id="list9102621254741370377" text:style-name="WW8Num8">
          <text:list-item>
            <text:p text:style-name="P15">Componentes de un sistema informático.</text:p>
          </text:list-item>
          <text:list-item>
            <text:p text:style-name="P15">Arquitectura de un ordenador.</text:p>
          </text:list-item>
          <text:list-item>
            <text:p text:style-name="P15">Procedimientos de diagnóstico de incidencias.</text:p>
          </text:list-item>
          <text:list-item>
            <text:p text:style-name="P15">Software base de un sistema.</text:p>
          </text:list-item>
        </text:list>
        <text:p text:style-name="P115"/>
        <text:p text:style-name="P6">Y, por otro lado, pruebas teórico-prácticas que evalúen los conocimientos adquiridos sobre:</text:p>
        <text:p text:style-name="P6"/>
        <text:list xml:id="list7832337698155371001" text:style-name="WW8Num11">
          <text:list-item>
            <text:p text:style-name="P16">Instalación configuración y uso de software base del sistema.</text:p>
          </text:list-item>
          <text:list-item>
            <text:p text:style-name="P16">Instalación configuración y uso de programas de utilidad.</text:p>
          </text:list-item>
          <text:list-item>
            <text:p text:style-name="P16"><text:soft-page-break/>Instalación y configuración de los componentes internos de un ordenador.</text:p>
          </text:list-item>
        </text:list>
        <text:p text:style-name="P73"/>
        <text:p text:style-name="P73">En caso de que el/la alumno/a no alcance los contenidos mínimos, después de la repetir las actividades no superadas con las adaptaciones curriculares que precisara y de no superar <text:s/>las <text:s/>sucesivas recuperaciones, al final de curso según el BOC-2003/248 en su Orden del <text:s/>3 de diciembre de 2003 <text:s/>que modifica la orden de 20 de 0ctubre de 2000, artículo 25, en el caso de que un alumno promocione y este módulo quede pendiente se elaborará un informe <text:s/>individualizado en el que se indicará:</text:p>
        <text:p text:style-name="P73"/>
        <text:p text:style-name="P85">-Valoración del aprendizaje realizado (capacidades no alcanzadas por el alumno).</text:p>
        <text:p text:style-name="P85"/>
        <text:p text:style-name="P85">- Asignación de actividades de recuperación.</text:p>
        <text:p text:style-name="P85"/>
        <text:p text:style-name="P117">-Periodo de realización de las actividades de recuperación.</text:p>
        <text:p text:style-name="P117"/>
        <text:p text:style-name="P85">- Evaluación final.</text:p>
        <text:p text:style-name="P86"/>
        <text:p text:style-name="P34">6.- CRITERIOS, TIPOS E INSTRUMENTOS DE EVALUACIÓN </text:p>
        <text:p text:style-name="P34"/>
        <text:p text:style-name="P85">Se considera que el/la alumno/a habrá superado el módulo si es capaz de realizar con soltura las tareas expuestas en los contenidos mínimos de esta programación. Para la calificación final del módulo se tendrán en cuenta todas las calificaciones obtenidas en los diferentes bloques, de acuerdo a la importancia relativa de las capacidades terminales del módulo que estén implicadas en cada unidad. </text:p>
        <text:p text:style-name="P85"><text:soft-page-break/></text:p>
        <text:p text:style-name="P81"><text:span text:style-name="T8">Para cada unidad de trabajo se intentarán realizar una </text:span><text:span text:style-name="T10">evaluación inicial</text:span><text:span text:style-name="T8">, con el objetivo de diagnosticar desde qué conocimientos previos parten los alumnos. Una </text:span><text:span text:style-name="T10">evaluación formativa</text:span><text:span text:style-name="T8"> para poder estudiar la evolución del aprendizaje de los nuevos conocimientos y por último la </text:span><text:span text:style-name="T10">evaluación sumativa</text:span><text:span text:style-name="T8"> para establecer el grado de aprendizaje y comprobar si se han adquirido las capacidades previstas con el fin de poder continuar con el proceso de enseñanza-aprendizaje. La calificación para cada unidad de trabajo se obtendrá sumando las calificaciones asignadas a los siguientes conceptos: </text:span></text:p>
        <text:list xml:id="list4557770560157232282" text:style-name="WW8Num9">
          <text:list-item>
            <text:p text:style-name="P118">demostración de la asimilación de los contenidos mediante la realización de supuestos prácticos, actividades, trabajos y pruebas individuales.</text:p>
          </text:list-item>
          <text:list-item>
            <text:p text:style-name="P118">asistencia y participación durante el desarrollo de las clases.</text:p>
          </text:list-item>
          <text:list-item>
            <text:p text:style-name="P118">respuesta ante <text:s/>realización de actividades en grupo</text:p>
          </text:list-item>
          <text:list-item>
            <text:p text:style-name="P118">actitud general ante el módulo y el ciclo formativo.</text:p>
          </text:list-item>
        </text:list>
        <text:p text:style-name="P6">Los procedimientos e instrumentos de evaluación que se emplearan son:</text:p>
        <text:p text:style-name="P6"/>
        <text:list xml:id="list5146065138773372355" text:style-name="WW8Num19">
          <text:list-item>
            <text:p text:style-name="P119">La observación diaria en clase y su seguimiento mediante el cuaderno de aula.</text:p>
          </text:list-item>
          <text:list-item>
            <text:p text:style-name="P119">Pruebas específicas: resolución de ejercicios y pruebas, objetivas, abiertas, orales y/o escritas.</text:p>
          </text:list-item>
          <text:list-item>
            <text:p text:style-name="P119">Análisis de las tareas, intervenciones verbales o escritas e investigaciones.</text:p>
          </text:list-item>
        </text:list>
        <text:p text:style-name="P120"/>
        <text:p text:style-name="P34">6.1.- Calificación de las actividades de evaluación.</text:p>
        <text:p text:style-name="P66"><text:soft-page-break/><text:span text:style-name="T8"><text:s/>Habrá actividades individuales <text:s/>asociadas a cada U.T que serán realizadas a diario en clase y serán tuteladas por el/la profesor/a, pruebas escritas individuales, al menos una al mes, en las que, además de su correcta elaboración, se valorará el orden y la limpieza, la expresión y el manejo del <text:s/>vocabulario adecuado asociado a los contenidos conceptuales y procedimentales del módulo. </text:span></text:p>
        <text:p text:style-name="P26"/>
        <text:p text:style-name="P73">Por otro lado se desarrollaran trabajos en equipo de búsqueda de información, cuyos resultados <text:s/>se <text:s/>presentarán, en ocasiones, <text:s text:c="2"/>a todo el grupo de clase y trabajos prácticos o supuestos donde el alumnado, una vez <text:s/>informado a partir de diferentes fuentes, pone en práctica los conocimientos adquiridos. A estas se añade la asistencia y la participación en clase.</text:p>
        <text:p text:style-name="P73"/>
        <text:p text:style-name="P73">Las actividades de evaluación serán de diferente naturaleza y se les aplicará, por ello, diferentes porcentajes de ponderación en la calificación global del módulo. La valoración cuantitativa de cada una de las diferentes actividades de evaluación que se realizaran a lo largo del curso será de 60% para las pruebas objetivas escritas finales, 30% para los trabajos prácticos y <text:s/>pruebas parciales y 10% para la actitud, asistencia y participación. Es necesario tener al menos una calificación de 4 sobre 10 en cada una de las partes.</text:p>
        <text:p text:style-name="P76"/>
        <text:p text:style-name="P34">6.2.- Evaluación de la propia programación</text:p>
        <text:p text:style-name="P121"><text:soft-page-break/>Al final del proceso <text:s/>de enseñanza y aprendizaje, debemos comprobar <text:s/>la coherencia y adecuación de la programación didáctica con respecto a <text:s/>la unidad de competencia asociada al módulo y <text:s/>en último término a <text:s/>la competencia general del título. <text:s/>Por ello, <text:s/>debemos aplicar la evaluación continua, no solo al alumnado, sino al propio proceso de planificación de la programación didáctica, lo que permitirá <text:s text:c="3"/>mejorar la práctica docente y <text:s/>el <text:s/>éxito profesional de nuestro alumnado.</text:p>
        <text:p text:style-name="P121"/>
        <text:p text:style-name="P112">Los elementos de la programación sometidos a evaluación serán, al menos, los siguientes:</text:p>
        <text:p text:style-name="P112"/>
        <text:list xml:id="list9043503796650364509" text:style-name="WW8Num4">
          <text:list-item>
            <text:p text:style-name="P8">Oportunidad de la selección, distribución y secuenciación de los contenidos.</text:p>
          </text:list-item>
          <text:list-item>
            <text:p text:style-name="P8">Idoneidad de los métodos empleados y de los materiales didácticos propuestos para uso de los/las <text:s/>alumnos/as.</text:p>
          </text:list-item>
          <text:list-item>
            <text:p text:style-name="P8">Adecuación de los Criterios de Evaluación.</text:p>
          </text:list-item>
          <text:list-item>
            <text:p text:style-name="P8">Contextualización de las actividades al entorno socio-productivo.</text:p>
          </text:list-item>
          <text:list-item>
            <text:p text:style-name="P8">Detección de obstáculos que impidan a los alumnos la consecución de las capacidades terminales.</text:p>
          </text:list-item>
        </text:list>
        <text:p text:style-name="P112">Los instrumentos empleados para la valoración del desarrollo de la programación serán de la misma naturaleza que los utilizados para los alumnos, con especial relevancia los cuestionarios, escalas de observación y entrevistas. Los datos recogidos se irán volcando quincenalmente en el formulario de seguimiento de la programación con la finalidad de servir de medidas correctoras para el próximo curso.</text:p>
        <text:p text:style-name="P104"/>
        <text:p text:style-name="P34">7.- APOYO A LAS NECESIDADES EDUCATIVAS ESPECÍFICAS.</text:p>
        <text:p text:style-name="P34"/>
        <text:p text:style-name="P87"><text:soft-page-break/>Todos somos conscientes de las diferencias existentes entre sus alumnos; las características personales de cada uno de ellos, su forma de motivarse para optimizar su proceso de enseñanza-aprendizaje, sus capacidades intelectuales e incluso su entorno familiar son factores que pueden contribuir al éxito o fracaso en muchos casos. </text:p>
        <text:p text:style-name="P87"/>
        <text:p text:style-name="P87">Estos factores deben ser tenidos en cuenta garantizando, en la medida de nuestras posibilidades, que todos adquieran unos contenidos mínimos mediante la realización de distintas actividades, la utilización de otros materiales didácticos y el apoyo individual durante el desarrollo de las mismas, en aquellos casos que sea necesario.</text:p>
        <text:p text:style-name="P83">Por otra parte también deben ser atendidas las características que permiten que un/a alumno/a destaque por sus capacidades y habilidades superiores a la media, fomentando igualmente su interés y favoreciendo una ampliación de sus conceptos y habilidades en todos los que hayan superado el nivel de conocimientos mínimo o medio establecido. Para atender a la diversidad dentro del aula se propone la siguiente serie de medidas:</text:p>
        <text:p text:style-name="P87"/>
        <text:list xml:id="list6273363857493098647" text:style-name="WW8Num12">
          <text:list-item>
            <text:p text:style-name="P163">Potenciar la enseñanza <text:s/>de un alumno/a a otro u utilizando agrupamientos que posibiliten el trabajo colaborativo de los alumnos/as <text:s/>más aventajados/as con los/las menos.</text:p>
          </text:list-item>
        </text:list>
        <text:p text:style-name="P165"/>
        <text:list xml:id="list113457906580341" text:continue-numbering="true" text:style-name="WW8Num12">
          <text:list-item>
            <text:p text:style-name="P9">Reparto de responsabilidades en equipo, reforzando actitudes de compañerismo que fomenten el compartir los conocimientos propios para ayudar al compañero que lo necesite.</text:p>
          </text:list-item>
        </text:list>
        <text:p text:style-name="P171"/>
        <text:list xml:id="list113457810491463" text:continue-numbering="true" text:style-name="WW8Num12">
          <text:list-item>
            <text:p text:style-name="P163">Adaptar en la medida de lo posible los recursos materiales a utilizar.</text:p>
          </text:list-item>
        </text:list>
        <text:p text:style-name="P166"/>
        <text:list xml:id="list113456977936933" text:continue-numbering="true" text:style-name="WW8Num12">
          <text:list-item>
            <text:p text:style-name="P163"><text:soft-page-break/>Diseñar de actividades de refuerzo con diferentes grados de dificultad en su realización que permitan diferentes tipos de respuestas y actividades diferentes para trabajar un mismo contenido.</text:p>
          </text:list-item>
        </text:list>
        <text:p text:style-name="P171"/>
        <text:p text:style-name="P165"/>
        <text:list xml:id="list113455882251395" text:continue-numbering="true" text:style-name="WW8Num12">
          <text:list-item>
            <text:p text:style-name="P9">Realizar de actividades de ampliación para aquellos alumnos/as que tengan un mayor nivel de conocimientos en la unidad de trabajo correspondiente mediante prácticas y ejercicios propuestos.</text:p>
          </text:list-item>
        </text:list>
        <text:p text:style-name="P62"/>
        <text:list xml:id="list113456810530070" text:continue-numbering="true" text:style-name="WW8Num12">
          <text:list-item>
            <text:p text:style-name="P163">Distribuir y adaptar el espacio para facilitar la movilidad de todos los alumnos en clase y <text:s/>tener en cuenta la accesibilidad del aula por rampas o ascensores para alumnos/as <text:s/>impedidos.</text:p>
          </text:list-item>
          <text:list-item>
            <text:p text:style-name="P163">Tener en cuenta las dificultades de visión y audición de alumnos para situarlos en el lugar más adecuado. Procurando mirar directamente a la cara a estos últimos para facilitarles la lectura de nuestros labios.</text:p>
          </text:list-item>
        </text:list>
        <text:p text:style-name="P22"/>
        <text:p text:style-name="P22"/>
        <text:p text:style-name="P48"><text:span text:style-name="T6">8.- </text:span><text:span text:style-name="T10">ELEMENTOS CURRICULARES DE CADA UNIDAD DE TRABAJO</text:span></text:p>
        <text:p text:style-name="P69"/>
        <text:p text:style-name="P70">La poca madurez del alumnado implica, en general, una falta de conocimientos técnicos y escasa destreza manual, lo que obliga a que la duración de las unidades de mayor carga procedimental sea más prolongada. <text:s/>Esto asegura que la asimilación de los conceptos y la adquisición de habilidades dirigidas al montaje, instalación, configuración y reparación de equipos informáticos sean suficientes para poder enfrentarse a los problemas técnicos que surgen habitualmente en los diferentes dispositivos que se encuentran en el mercado. No en vano, el <text:soft-page-break/>resto de contenidos de las unidades de trabajo y otros módulos del ciclo, se sustentan principalmente sobre aplicaciones informáticas cuyo funcionamiento es imposible sin una tecnología de hardware que le sirva de soporte físico para ejecutarse de forma óptima y que permita sucesivas ampliaciones. </text:p>
        <text:p text:style-name="P22"/>
        <text:p text:style-name="P75">A continuación se presenta un esquema de cada unidad de trabajo con las capacidades terminales asociadas, sus principales objetivos didácticos, su temporización y los contenidos que se desarrollan tanto de tipo conceptual (contenidos soporte), como procedimental (contenidos organizadores). Además, se enumeran las principales actividades de enseñanza-aprendizaje y de evaluación <text:s/>así como los criterios de evaluación aplicados en cada unidad de trabajo .</text:p>
        <text:p text:style-name="P75"/>
        <text:p text:style-name="P75"/>
        <text:p text:style-name="P75"/>
        <text:p text:style-name="P40">U.T.1 EVOLUCIÓN DE LOS COMPUTADORES</text:p>
        <text:p text:style-name="P40"/>
        <text:p text:style-name="P48"><text:span text:style-name="T18">OBJETIVO DIDÁCTICO:</text:span><text:span text:style-name="T3"> Descripción breve de la evolución de los computadores y las arquitecturas de ordenadores así como su funcionamiento.</text:span></text:p>
        <text:p text:style-name="P48"><text:span text:style-name="T18">TEMPORIZACIÓN:</text:span><text:span text:style-name="T3"> 14 horas </text:span></text:p>
        <text:p text:style-name="P41">CONTENIDOS CONCEPTUALES:</text:p>
        <text:list xml:id="list2444346054414373159" text:style-name="WW8Num7">
          <text:list-item>
            <text:p text:style-name="P10">Concepto de arquitectura. Elementos básicos. </text:p>
          </text:list-item>
          <text:list-item>
            <text:p text:style-name="P10">Arquitectura de Von Neumann. </text:p>
          </text:list-item>
          <text:list-item>
            <text:p text:style-name="P10">Evolución informática. La gran carrera industrial</text:p>
          </text:list-item>
          <text:list-item>
            <text:p text:style-name="P10">Las distinta opciones: Apple, IBM o Clónicos. </text:p>
          </text:list-item>
        </text:list>
        <text:p text:style-name="P38">CONTENIDOS PROCEDIMENTALES:</text:p>
        <text:list xml:id="list1006690215133382778" text:style-name="WW8Num17">
          <text:list-item>
            <text:p text:style-name="P172"><text:soft-page-break/>Descripción del concepto de arquitectura. Exposición de los <text:s/>elementos básicos. </text:p>
          </text:list-item>
          <text:list-item>
            <text:p text:style-name="P172">Análisis de la Evolución informática y la gran carrera industrial</text:p>
          </text:list-item>
          <text:list-item>
            <text:p text:style-name="P172">Distinción de <text:s/>las diferencias y las distinta opciones: Apple, IBM o Clónicos. Arquitectura de Von Neumann. </text:p>
          </text:list-item>
        </text:list>
        <text:p text:style-name="P41">ACTIVIDADES :</text:p>
        <text:p text:style-name="P41">Actividades de <text:s/>enseñanza-aprendizaje</text:p>
        <text:p text:style-name="P6">A partir de la información sobre las diferentes arquitecturas estudiadas realizar las siguientes actividades:</text:p>
        <text:list xml:id="list1712632209720844910" text:style-name="WW8Num6">
          <text:list-item>
            <text:p text:style-name="P180">Realizar ejercicios que analicen la evolución de los ordenadores a través de la Historia.</text:p>
          </text:list-item>
          <text:list-item>
            <text:p text:style-name="P180">Búsqueda de información sobre distintas arquitecturas de un ordenador.</text:p>
          </text:list-item>
        </text:list>
        <text:p text:style-name="P41">Actividades de evaluación</text:p>
        <text:list xml:id="list9215944618041717900" text:style-name="WW8Num14">
          <text:list-item>
            <text:p text:style-name="P11">Enunciar y explicar el concepto de arquitectura de un ordenador.</text:p>
          </text:list-item>
          <text:list-item>
            <text:p text:style-name="P11">Realizar correctamente ejercicios sobre los elementos básicos según la arquitectura</text:p>
          </text:list-item>
          <text:list-item>
            <text:p text:style-name="P11">Realizar un Esquema resumen <text:s/>sobre la evolución histórica de la informática.</text:p>
          </text:list-item>
          <text:list-item>
            <text:p text:style-name="P11">Realizar correctamente ejercicios prácticos de taller en los que el alumno tendrá que identificar <text:s/>la arquitectura de un ordenador.</text:p>
          </text:list-item>
        </text:list>
        <text:p text:style-name="P41">CRITERIOS DE EVALUACIÓN:</text:p>
        <text:p text:style-name="P123">Determinar la arquitectura de un ordenador.</text:p>
        <text:p text:style-name="P123">Identificar los dispositivos que configuran básicamente un sistema informático.</text:p>
        <text:p text:style-name="P123">Identificar las características de los componentes internos de un ordenador.</text:p>
        <text:p text:style-name="P41"/>
        <text:p text:style-name="P40">U.T.2: ARQUITECTURA DE COMPUTADORES</text:p>
        <text:p text:style-name="P51"><text:soft-page-break/><text:span text:style-name="T18">OBJETIVO DIDÁCTICO:</text:span><text:span text:style-name="T3"> Fundamentos sobre los que se sustentan teórica y físicamente las principales <text:s/>técnicas de representación y procesamiento de los datos. </text:span></text:p>
        <text:p text:style-name="P48"><text:span text:style-name="T18">TEMPORIZACIÓN:</text:span><text:span text:style-name="T3"> 42 horas </text:span></text:p>
        <text:p text:style-name="P41">CONTENIDOS CONCEPTUALES:</text:p>
        <text:p text:style-name="P6">El sistema de numeración binario y las operaciones que se pueden realizar con él.</text:p>
        <text:p text:style-name="P6">La representación interna de los datos en <text:s/>el ordenador.</text:p>
        <text:p text:style-name="P6">La fabricación <text:s/>industrial de circuitos integrados e impresos.</text:p>
        <text:p text:style-name="P6">Las funciones y puertas lógicas.</text:p>
        <text:p text:style-name="P6">El diseño de circuitos combinacionales y secuenciales.</text:p>
        <text:p text:style-name="P38"/>
        <text:p text:style-name="P38">CONTENIDOS PROCEDIMENTALES:</text:p>
        <text:p text:style-name="P26">Realización de operaciones binarias.</text:p>
        <text:p text:style-name="P26">Conversión de códigos.</text:p>
        <text:p text:style-name="P26">Descripción del proceso de diseño de circuitos integrados e impresos.</text:p>
        <text:p text:style-name="P26">Diseño de sencillos circuitos combinacionales y secuenciales.</text:p>
        <text:p text:style-name="P26">Conexionado de una protoboard.</text:p>
        <text:p text:style-name="P41">ACTIVIDADES :</text:p>
        <text:p text:style-name="P41">Actividades de enseñanza-aprendizaje</text:p>
        <text:p text:style-name="P6">Realizar problemas de operaciones binarias básicas.</text:p>
        <text:p text:style-name="P6">Realizar conversiones entre base binaria y base decimal, octal y hexadecimal.</text:p>
        <text:p text:style-name="P6">Diseñar circuitos sencillos con puertas lógicas.</text:p>
        <text:p text:style-name="P41">Actividades de evaluación</text:p>
        <text:p text:style-name="P6">Realizar correctamente las conversiones de códigos.</text:p>
        <text:p text:style-name="P6">Implementar circuitos mediante protoboard <text:s/>y chips de puertas lógicas.</text:p>
        <text:p text:style-name="P6"><text:soft-page-break/>Comprobar el correcto funcionamiento de los circuitos integrados.</text:p>
        <text:p text:style-name="P122"><text:span text:style-name="T18">CRITERIOS DE EVALUACIÓN:</text:span><text:span text:style-name="T3"> </text:span></text:p>
        <text:p text:style-name="P123">Determinar la arquitectura de un ordenador.</text:p>
        <text:p text:style-name="P123">Identificar los dispositivos que configuran básicamente un sistema informático.</text:p>
        <text:p text:style-name="P123">Identificar las características de los componentes internos de un ordenador.</text:p>
        <text:p text:style-name="P124"/>
        <text:p text:style-name="P124"/>
        <text:p text:style-name="P65">U.T.3: COMPONENTES INTERNOS DEL ORDENADOR</text:p>
        <text:p text:style-name="P48"><text:span text:style-name="T18">OBJETIVO DIDÁCTICO:</text:span><text:span text:style-name="T3"> Descripción de los dispositivos internos de un ordenador, y realizar su montaje y mantenimiento.</text:span></text:p>
        <text:p text:style-name="P48"><text:span text:style-name="T18">TEMPORIZACIÓN:</text:span><text:span text:style-name="T3"> 42 horas </text:span></text:p>
        <text:p text:style-name="P41">CONTENIDOS CONCEPTUALES:</text:p>
        <text:p text:style-name="P127">-<text:tab/>Instalación de los componentes internos de un ordenador</text:p>
        <text:p text:style-name="P129">.<text:tab/>Arquitectura de un ordenador.</text:p>
        <text:p text:style-name="P129">.<text:tab/>Periféricos.</text:p>
        <text:p text:style-name="P129">.<text:tab/>Normativa de seguridad sobre instalación de componentes.</text:p>
        <text:p text:style-name="P133"><text:tab/>Componentes de un sistema informático</text:p>
        <text:p text:style-name="P129">.<text:tab/>Funciones.</text:p>
        <text:p text:style-name="P129">.<text:tab/>Componentes básicos: tipos de cables conexiones.</text:p>
        <text:p text:style-name="P129">.<text:tab/>Sistemas.</text:p>
        <text:p text:style-name="P129">.<text:tab/>Microprocesadores: tipos, funcionamiento, instalación y con­fi­guración.</text:p>
        <text:p text:style-name="P129">.<text:tab/>Placas base:</text:p>
        <text:p text:style-name="P136">.<text:tab/>Tipos y componentes de una placa base.</text:p>
        <text:p text:style-name="P135"><text:span text:style-name="T3">.<text:tab/>El </text:span><text:span text:style-name="T13">chipset</text:span><text:span text:style-name="T3">.</text:span></text:p>
        <text:p text:style-name="P135"><text:soft-page-break/><text:span text:style-name="T3">.<text:tab/></text:span><text:span text:style-name="T13">Buses</text:span><text:span text:style-name="T3">, controladores, puertos.</text:span></text:p>
        <text:p text:style-name="P136">.<text:tab/>Instalación y configuración.</text:p>
        <text:p text:style-name="P130">.<text:tab/>Memoria:</text:p>
        <text:p text:style-name="P136">.<text:tab/>Tipos, instalación y configuración.</text:p>
        <text:p text:style-name="P38">CONTENIDOS PROCEDIMENTALES:</text:p>
        <text:p text:style-name="P131"><text:span text:style-name="T7">-<text:tab/></text:span><text:span text:style-name="T5">Aplicación de normas de seguridad y <text:s/>prevención de ries­gos laborales en las operacio­nes de instalación y mantenimiento de equipos y sistemas informáticos</text:span></text:p>
        <text:p text:style-name="P132">-<text:tab/>Atención a contingencias. Verificación de los resultados obtenidos y propuesta y aplicación, en su caso, de las me­didas correctoras adecuadas</text:p>
      </text:section>
      <text:p text:style-name="P146"/>
      <text:p text:style-name="P41">ACTIVIDADES :</text:p>
      <text:p text:style-name="P41">Actividades de <text:s/>enseñanza-aprendizaje</text:p>
      <text:list xml:id="list6285421355116850767" text:style-name="WW8Num16">
        <text:list-item>
          <text:p text:style-name="P12">Instalar un módulo de <text:s/>Memoria. Instalar una Unidad de disco flexible. Instalar una Unidad de de disco fijo. Instalar una tarjeta gráfica. Instalar una tarjeta de sonido. Instalar una impresora local y en red. Instalar una tarjeta de red.</text:p>
        </text:list-item>
        <text:list-item>
          <text:p text:style-name="P12">Realizar ejercicios prácticos sobre las características de los componentes internos y periféricos de un sistema informático y su relación con las prestaciones del sistema.</text:p>
        </text:list-item>
        <text:list-item>
          <text:p text:style-name="P12">Interpretar la documentación técnica del hardware y del software base de un sistema informático</text:p>
        </text:list-item>
        <text:list-item>
          <text:p text:style-name="P12">Búsqueda de información para identificar los dispositivos que configuran el sistema informático.</text:p>
        </text:list-item>
        <text:list-item>
          <text:p text:style-name="P12">Ejercicios prácticos de taller en los que el alumno tendrá que distinguir e identificar los componentes internos de un ordenador</text:p>
        </text:list-item>
      </text:list>
      <text:p text:style-name="P41">Actividades de evaluación</text:p>
      <text:list xml:id="list113456809360999" text:continue-list="list9215944618041717900" text:style-name="WW8Num14">
        <text:list-item>
          <text:p text:style-name="P11">Seleccionar los útiles adecuados y componentes para efectuar la instalación</text:p>
        </text:list-item>
        <text:list-item>
          <text:p text:style-name="P11">Interpretar los documentos técnicos de montaje</text:p>
        </text:list-item>
        <text:list-item>
          <text:p text:style-name="P11">Instalar procesador, memoria, fijar la placa base y realizar las conexiones</text:p>
        </text:list-item>
        <text:list-item>
          <text:p text:style-name="P11">Verificar la instalación y comprobar su funcionamiento</text:p>
        </text:list-item>
        <text:list-item>
          <text:p text:style-name="P11">Describir los componentes hardware esenciales de un ordenador</text:p>
        </text:list-item>
        <text:list-item>
          <text:p text:style-name="P11">Describir los diferentes componentes integrados en la placa base </text:p>
        </text:list-item>
        <text:list-item>
          <text:p text:style-name="P11">Diferenciar entre los diferentes conectores externos</text:p>
        </text:list-item>
        <text:list-item>
          <text:p text:style-name="P11">Reconocer los diferentes tipos de discos duros y unidades de CD-ROM</text:p>
        </text:list-item>
        <text:list-item>
          <text:p text:style-name="P11">Describir las características de las controladoras IDE, EIDE y SCSI</text:p>
        </text:list-item>
        <text:list-item>
          <text:p text:style-name="P11"><text:soft-page-break/>Enumerar los <text:s/>distintos procedimientos para la instalación del <text:s/>hardware estudiado en esta unidad de trabajo</text:p>
        </text:list-item>
        <text:list-item>
          <text:p text:style-name="P11">Realizar un inventario de todo el hardware instalado en el aula taller de informática.</text:p>
        </text:list-item>
        <text:list-item>
          <text:p text:style-name="P11">Reconocer y repara problemas de la fuente de alimentación.</text:p>
        </text:list-item>
        <text:list-item>
          <text:p text:style-name="P11"/>
        </text:list-item>
      </text:list>
      <text:p text:style-name="P42">CRITERIOS DE EVALUACIÓN:</text:p>
      <text:p text:style-name="P122"><text:span text:style-name="T3">Interpretar la documentación técnica del </text:span><text:span text:style-name="T13">hardware</text:span><text:span text:style-name="T3"> y del </text:span><text:span text:style-name="T13">software</text:span><text:span text:style-name="T3"> base de un sistema informático.</text:span></text:p>
      <text:p text:style-name="P123">-<text:tab/>Determinar la arquitectura de un ordenador.</text:p>
      <text:p text:style-name="P123">-<text:tab/>Identificar los dispositivos que configuran básicamente un sistema informático.</text:p>
      <text:p text:style-name="P123">-<text:tab/>Identificar las características de los componentes internos de un ordenador.</text:p>
      <text:p text:style-name="P123">-<text:tab/>Describir las características de los periféricos utilizados en un sistema infor­mático.</text:p>
      <text:p text:style-name="P123">-<text:tab/>Identificar la normativa de seguridad que se ha aplicar en la ejecución de las instalaciones de componentes de sistemas informáticos.</text:p>
      <text:p text:style-name="P125">-<text:tab/>Identificar los parámetros de configuración de la BIOS de un sistema infor­mático.</text:p>
      <text:p text:style-name="P125">-<text:tab/>Diferenciar las características de distintos paquetes de utilidades.</text:p>
      <text:p text:style-name="P125">-<text:tab/>Explicar las funciones de la BIOS de un ordenador.</text:p>
      <text:p text:style-name="P125">-<text:tab/>Efectuar la configuración de la BIOS de un equipo informático, aplicando su­puestos prácticos debidamente caracterizados, en los que se ha de <text:s/>te­ner en cuenta:</text:p>
      <text:p text:style-name="P138">.<text:tab/>Unidades de almacenamiento de la información.</text:p>
      <text:p text:style-name="P138">.<text:tab/>Tarjetas gráfica, sonido, fax interno o externo, PCMCIA.</text:p>
      <text:p text:style-name="P138">.<text:tab/>Memoria caché.</text:p>
      <text:p text:style-name="P138">.<text:tab/>Parámetros de comprobación del funcionamiento.</text:p>
      <text:p text:style-name="P138">.<text:tab/>Secuencia y velocidad de arranque.</text:p>
      <text:p text:style-name="P138">.<text:tab/>Comprobación antivirus.</text:p>
      <text:p text:style-name="P41"><text:soft-page-break/></text:p>
      <text:p text:style-name="P40">U.T.4: EQUIPOS PERIFÉRICOS</text:p>
      <text:p text:style-name="P181"><text:span text:style-name="T18">OBJETIVO DIDÁCTICO:</text:span><text:span text:style-name="T3"> Descripción de los dispositivos periféricos de un ordenador, su montaje y mantenimiento.</text:span></text:p>
      <text:p text:style-name="P48"><text:span text:style-name="T18">TEMPORIZACIÓN:</text:span><text:span text:style-name="T6"> </text:span><text:span text:style-name="T3">42horas.</text:span></text:p>
      <text:p text:style-name="P41">CONTENIDOS CONCEPTUALES:</text:p>
      <text:p text:style-name="P130">Instalación y configuración de dispositivos externos:</text:p>
      <text:p text:style-name="P136">Monitores, proyector.</text:p>
      <text:p text:style-name="P136">Teclados y ratones.</text:p>
      <text:p text:style-name="P136">Impresoras.</text:p>
      <text:p text:style-name="P136">Escáneres.</text:p>
      <text:p text:style-name="P135"><text:span text:style-name="T3">Dispositivos multimedia: amplificador, altavoces, micrófono, </text:span><text:span text:style-name="T13">webcam</text:span><text:span text:style-name="T3">, </text:span><text:span text:style-name="T13">joystick</text:span><text:span text:style-name="T3">.</text:span></text:p>
      <text:p text:style-name="P136">Tarjetas: gráfica, de sonido, PCMCIA.</text:p>
      <text:p text:style-name="P135"><text:span text:style-name="T3">Sistemas y dispositivos con capacidad </text:span><text:span text:style-name="T13">plug&amp;play</text:span><text:span text:style-name="T3">.</text:span></text:p>
      <text:p text:style-name="P130">Unidades de almacenamiento externo:</text:p>
      <text:section text:style-name="Sect2" text:name="Sección2">
        <text:p text:style-name="P136">Tipos de discos: HD, disquetes, CD-ROM, CD-RW, DVD, DVD-RW.</text:p>
        <text:p text:style-name="P136">Sistemas de archivos: NTFS FAT.</text:p>
        <text:p text:style-name="P136">Controladores de disco.</text:p>
        <text:p text:style-name="P38">CONTENIDOS PROCEDIMENTALES:</text:p>
        <text:p text:style-name="P26">Instalación <text:s/>y configuración de los equipos periféricos.</text:p>
        <text:p text:style-name="P41">ACTIVIDADES :</text:p>
        <text:p text:style-name="P41">Actividades de <text:s/>enseñanza-aprendizaje</text:p>
        <text:list xml:id="list113456458148112" text:continue-list="list6285421355116850767" text:style-name="WW8Num16">
          <text:list-item>
            <text:p text:style-name="P12">Instalación de diferentes dispositivos periféricos.</text:p>
          </text:list-item>
          <text:list-item>
            <text:p text:style-name="P52"><text:span text:style-name="T3">Co</text:span><text:span text:style-name="T8">nsulta de manuales técnicos impresos y de Internet.</text:span></text:p>
          </text:list-item>
          <text:list-item>
            <text:p text:style-name="P30"><text:soft-page-break/>Reparación de averías comunes en periféricos.</text:p>
          </text:list-item>
        </text:list>
        <text:p text:style-name="P41">Actividades de evaluación</text:p>
        <text:list xml:id="list113456612633693" text:continue-list="list113456809360999" text:style-name="WW8Num14">
          <text:list-item>
            <text:p text:style-name="P18">Instalación de equipos informáticos y de sus periféricos.</text:p>
          </text:list-item>
          <text:list-item>
            <text:p text:style-name="P18">Reparación de averías más comunes en los periféricos.</text:p>
          </text:list-item>
          <text:list-item>
            <text:p text:style-name="P18">Problemas típicos con los SAI. </text:p>
          </text:list-item>
        </text:list>
        <text:p text:style-name="P41">CRITERIOS DE EVALUACIÓN:</text:p>
        <text:p text:style-name="P123">Describir los soportes de almacenamiento magnéticos y ópticos más usados en un sistema informático.</text:p>
        <text:p text:style-name="P123">-<text:tab/>Identificar las condiciones que debe cumplir los dispositivos y componentes del sistema informático, para optimizar su rendimiento.</text:p>
        <text:p text:style-name="P123">-<text:tab/>Realizar ajustes, en supuestos prácticos debidamente caracterizados, sobre los elementos configurables: memoria virtual, tarjeta gráfica...</text:p>
        <text:p text:style-name="P123">-<text:tab/>En supuestos prácticos debidamente caracterizados, de instalación de los componentes internos de un ordenador:</text:p>
        <text:p text:style-name="P139">.<text:tab/>Interpretar los documentos técnicos de montaje, facilitados por el cons­tructor o la casa comercial.</text:p>
        <text:p text:style-name="P139">.<text:tab/>Seleccionar los útiles adecuados y componentes para efectuar la instala­ción.</text:p>
        <text:p text:style-name="P139">.<text:tab/>Instalar el procesador, memorias, fijar la placa base y realizar las cone­xio­nes, con el orden y la seguridad adecuados.</text:p>
        <text:p text:style-name="P139">.<text:tab/>Realizar la verificación de la instalación y comprobar su funcionamiento, utilizando los protocolos adecuados y corregir, en su caso, las anomalías detectadas.</text:p>
        <text:p text:style-name="P139">.<text:tab/>Documentar las actividades realizadas y los resultados obtenidos.</text:p>
        <text:p text:style-name="P139">.<text:tab/>Ejecutar las tareas con la seguridad y prevención de riesgos laborales específicas, así como medidas de seguri­dad y protección de la integridad de la información..</text:p>
        <text:p text:style-name="P126">-<text:tab/>En supuestos prácticos debidamente caracterizados, de instalación de los componentes periféricos de un sistema informático:</text:p>
        <text:p text:style-name="P139"><text:soft-page-break/>.<text:tab/>Interpretar los documentos técnicos de montaje, facilitados por el fabri­cante o la casa comercial.</text:p>
        <text:p text:style-name="P139">.<text:tab/>Seleccionar los útiles adecuados y componentes para efectuar la instala­ción.</text:p>
        <text:p text:style-name="P139">.<text:tab/>Instalación y conexionado de los periféricos, con el orden y la seguridad adecuados.</text:p>
        <text:p text:style-name="P139">.<text:tab/>Realizar la verificación de la instalación y comprobar su funcionamiento y corregir, en su caso, las anomalías detectadas.</text:p>
      </text:section>
      <text:section text:style-name="Sect2" text:name="Sección3">
        <text:p text:style-name="P139">.<text:tab/>Ejecutar las tareas con la seguridad y prevención de riesgos laborales específicas.</text:p>
        <text:p text:style-name="P126">-<text:tab/>Interpretar los informes automáticos de auditoría, en su­puestos prácticos debidamente caracterizados, de un sistema informá­tico en explotación.</text:p>
        <text:p text:style-name="P126">-<text:tab/>Describir los periféricos grabadores de disquetes y de dis­cos duros extraibles utilizados en la realización de copias de seguridad.</text:p>
        <text:p text:style-name="P126">-<text:tab/>Describir los soportes utilizados para la realización de copias de seguridad.</text:p>
        <text:p text:style-name="P126">-<text:tab/>Actuar aplicando las medidas de seguridad y prevención de riesgos la­borales y protección de datos adecuadas, eliminación de productos tóxi­cos y/o contaminantes; así como medidas de seguri­dad y protección de la integridad y confidencialidad de la información.</text:p>
        <text:p text:style-name="P126">-<text:tab/>Documentar las actividades realizadas y los resultados obtenidos.</text:p>
        <text:p text:style-name="P126"/>
        <text:p text:style-name="P40">U.T.5: INSTALACIÓN Y CONFIGURACIÓN DEL SISTEMA OPERATIVO</text:p>
        <text:p text:style-name="P140"><text:span text:style-name="T18">OBJETIVO DIDÁCTICO:</text:span><text:span text:style-name="T3"> Instalación, configuración y recuperación de sistemas operativos.</text:span><text:span text:style-name="T15"> </text:span></text:p>
        <text:p text:style-name="P48"><text:span text:style-name="T18">TEMPORIZACIÓN:</text:span><text:span text:style-name="T6"> </text:span><text:span text:style-name="T3">56 horas.</text:span></text:p>
        <text:p text:style-name="P41">CONTENIDOS CONCEPTUALES:</text:p>
        <text:p text:style-name="P134">-<text:tab/>Software base de un sistema </text:p>
        <text:p text:style-name="P141"><text:span text:style-name="T13">Software</text:span><text:span text:style-name="T3"> del Sistema Operativo. Controladores.</text:span></text:p>
        <text:p text:style-name="P142">Tipos de instalación del Sistema Operativo.</text:p>
        <text:p text:style-name="P142">Instalación de paquetes en diversos Sistemas Operativos.</text:p>
        <text:p text:style-name="P142"><text:soft-page-break/>Procedimientos de detección y solución de conflictos entre dispositivos; actua­lización.</text:p>
        <text:p text:style-name="P142">Utilidades de administración de recursos y de usuarios.</text:p>
        <text:p text:style-name="P132">Instalación de programas de utilidad</text:p>
        <text:p text:style-name="P130">.<text:tab/>Software de utilidades del sistema:</text:p>
        <text:p text:style-name="P136">.<text:tab/>Gestores de arranque y parada.</text:p>
        <text:p text:style-name="P136">.<text:tab/>Utilidades de gestión de discos.</text:p>
        <text:p text:style-name="P136">.<text:tab/>Manejadores del registro del sistema.</text:p>
        <text:p text:style-name="P136">.<text:tab/>Utilidades de mantenimiento.</text:p>
        <text:p text:style-name="P136">.<text:tab/>Utilidades de interfaz de usuarios.</text:p>
        <text:p text:style-name="P130">.<text:tab/>Utilidades de compresión de archivos.</text:p>
        <text:p text:style-name="P130">.<text:tab/>Software de grabación de archivo.</text:p>
        <text:p text:style-name="P130">.<text:tab/>Instalación y mantenimiento de antivirus, cortafuegos. Funcionalidad. Importancia.</text:p>
        <text:p text:style-name="P38">CONTENIDOS PROCEDIMENTALES:</text:p>
        <text:p text:style-name="P132">Elaboración de informes derivados de las operaciones de instalación y mantenimiento de equipos y sistemas informáticos</text:p>
        <text:p text:style-name="P132">-<text:tab/>Atención a contingencias. Verificación de los resultados obtenidos y propuesta y aplicación, en su caso, de las me­didas correctoras adecuadas</text:p>
      </text:section>
      <text:section text:style-name="Sect2" text:name="Sección4">
        <text:p text:style-name="P41">ACTIVIDADES:</text:p>
        <text:p text:style-name="P41">Actividades de <text:s/>enseñanza-aprendizaje</text:p>
        <text:p text:style-name="P143">Realizar la Instalación de Windows XP identificando sus requisitos mínimos de instalación.</text:p>
        <text:p text:style-name="P143">Realizar la Instalación de Windows 2003 identificando sus requisitos mínimos de instalación.</text:p>
        <text:p text:style-name="P143">Realizar la Instalación de Linux identificando sus requisitos mínimos de instalación.</text:p>
        <text:p text:style-name="P182">Ejercicios prácticos sobre <text:s/>el efecto de la <text:s/>fragmentación en los discos</text:p>
        <text:p text:style-name="P182">Describir la herramienta Scandisk</text:p>
        <text:p text:style-name="P182"><text:soft-page-break/>Localizar información sobre varios gestores de arranque y parada. </text:p>
        <text:p text:style-name="P182">Demostrar el uso de <text:s/>utilidades de gestión de discos y utilidades de mantenimiento</text:p>
        <text:p text:style-name="P182">Ejercicios básicos sobre manejadores del registro del sistema. </text:p>
        <text:p text:style-name="P41">Actividades de evaluación</text:p>
        <text:p text:style-name="P19">Interpretar los informes automáticos de auditoría del sistema</text:p>
        <text:p text:style-name="P182">Resolver ejercicios prácticos sobre <text:s/>el efecto de la <text:s/>fragmentación en los discos</text:p>
        <text:p text:style-name="P182">Comprender como funciona la herramienta Scandisk</text:p>
        <text:p text:style-name="P182">Saber usar comprender <text:s/>un gestor de arranque y parada. </text:p>
        <text:p text:style-name="P6">Resolver Ejercicios básicos sobre manejadores del registro del sistema</text:p>
        <text:p text:style-name="P19">Interpretar los parámetros de los distintos ficheros de configuración del sistema.</text:p>
        <text:p text:style-name="P6">Responder adecuadamente a las contingencias que surjan durante la instalación de los sistemas operativos estudiados en esta unidad</text:p>
        <text:p text:style-name="P41">CRITERIOS DE EVALUACIÓN:</text:p>
        <text:p text:style-name="P125">-<text:tab/>Identificar las características de instalación de diversos sistemas.</text:p>
        <text:p text:style-name="P125">-<text:tab/>En supuestos prácticos de realización de la instalación de un determinado sistema operativo, debidamente caracterizados:</text:p>
        <text:p text:style-name="P138">.<text:tab/>Preparar el disco duro mediante la partición y formateado.</text:p>
        <text:p text:style-name="P138">.<text:tab/>Instalar el software del sistema operativo determinado.</text:p>
        <text:p text:style-name="P138">.<text:tab/>Configurar adecuadamente los parámetros del sistema operativo y del hardware previamente instalado.</text:p>
        <text:p text:style-name="P138">.<text:tab/>Gestionar las actualizaciones.</text:p>
        <text:p text:style-name="P138">.<text:tab/>Verificar la adecuada instalación, documentando las acciones realizadas haciendo uso de las utilidades de diagnóstico apro­piadas, utilizando los comandos más usuales y corri­giendo, en su caso <text:soft-page-break/>las anomalías detectadas, así como realizar las operaciones apli­cando las medidas de seguridad y prevención de riesgos laborales.</text:p>
        <text:p text:style-name="P138">Instalar y mantener aplicaciones antivirus, cortafuegos, para dejar protegido y operativo el sistema informático.</text:p>
        <text:p text:style-name="P138">Documentar las actividades realizadas y los resultados obtenidos, utili­zando las técnicas de documentación de errores y <text:s/>en caso necesario.</text:p>
        <text:p text:style-name="P125">-<text:tab/>Efectuar la instalación, en supuestos prácticos debidamente caracterizados, de diversos sistemas operativos en un mismo ordenador, así como los con­troladores de los dispositivos de E/S comprobando y verificando la adecua­da instalación y corrigiendo las anomalías aparecidas.</text:p>
        <text:p text:style-name="P41"/>
        <text:p text:style-name="P40">U.T.6: MANTENIMIENTO DEL SISTEMA DE FICHEROS</text:p>
        <text:p text:style-name="P40"/>
        <text:p text:style-name="P144"><text:span text:style-name="T18">OBJETIVO DIDÁCTICO:</text:span><text:span text:style-name="T3"> Protección de los ficheros mediante copias de seguridad, utilización de herramientas de diagnóstico y antivirus.</text:span></text:p>
        <text:p text:style-name="P48"><text:span text:style-name="T18">TEMPORIZACIÓN:</text:span><text:span text:style-name="T6"> <text:s/></text:span><text:span text:style-name="T3">39 horas.</text:span></text:p>
        <text:p text:style-name="P41">CONTENIDOS CONCEPTUALES:</text:p>
        <text:p text:style-name="P134">-<text:tab/>Procedimientos de diagnóstico de incidencias</text:p>
        <text:p text:style-name="P130">.<text:tab/>Técnicas de diagnóstico.</text:p>
        <text:p text:style-name="P130">.<text:tab/>Herramientas de diagnóstico.</text:p>
        <text:p text:style-name="P128"><text:span text:style-name="T3">.<text:tab/>Tecnologías de sistemas de grabación de copias de seguridad (</text:span><text:span text:style-name="T13">Backups</text:span><text:span text:style-name="T3">).</text:span></text:p>
        <text:p text:style-name="P130">.<text:tab/>Procedimientos de copias de seguridad.</text:p>
        <text:p text:style-name="P128"><text:span text:style-name="T3">.<text:tab/>Utilidades de copia y recuperación de </text:span><text:span text:style-name="T13">software</text:span><text:span text:style-name="T3"> y/o ficheros de información.</text:span></text:p>
        <text:p text:style-name="P128"><text:span text:style-name="T3">.<text:tab/></text:span><text:span text:style-name="T13">Software</text:span><text:span text:style-name="T3"> para recuperar información.</text:span></text:p>
        <text:p text:style-name="P130">.<text:tab/>Utilidades de replicado de discos o particiones.</text:p>
        <text:p text:style-name="P38"><text:soft-page-break/>CONTENIDOS PROCEDIMENTALES:</text:p>
        <text:p text:style-name="P131"><text:span text:style-name="T7">-<text:tab/></text:span><text:span text:style-name="T5">Aplicación de medidas de protección de la información en operaciones de</text:span><text:span text:style-name="T3"> </text:span><text:span text:style-name="T5">instalación y mantenimiento de equipos y sistemas informáticos. Normativa aplicable: protección de datos, servicios de Internet</text:span></text:p>
      </text:section>
      <text:section text:style-name="Sect2" text:name="Sección5">
        <text:p text:style-name="P41">ACTIVIDADES:</text:p>
        <text:p text:style-name="P41">Actividades de <text:s/>enseñanza-aprendizaje</text:p>
        <text:list xml:id="list2632422251407810038" text:style-name="WW8Num10">
          <text:list-item>
            <text:p text:style-name="P20">Realizar un esquema sobre <text:s text:c="2"/>procedimientos de protección y seguridad de la información. </text:p>
          </text:list-item>
          <text:list-item>
            <text:p text:style-name="P20">Ejercicios sobre las distintas técnicas para asegurar los datos. Realizar distintos tipos de copias de seguridad (incremental, completa, diferencial). Restaurar archivos copiados. Instalar software para recuperar información. Manejo de distintas tecnologías de sistemas de grabación de copias de seguridad. </text:p>
          </text:list-item>
          <text:list-item>
            <text:p text:style-name="P173">Instalar, configurar <text:s/>distintos programas antivirus. </text:p>
          </text:list-item>
          <text:list-item>
            <text:p text:style-name="P173">Ejercicios sobre como usar programas de compresión de archivo</text:p>
          </text:list-item>
          <text:list-item>
            <text:p text:style-name="P174">Grabar archivos con Software de grabación de CD. </text:p>
          </text:list-item>
        </text:list>
        <text:p text:style-name="P41">Actividades de evaluación</text:p>
        <text:list xml:id="list113456519861594" text:continue-list="list7832337698155371001" text:style-name="WW8Num11">
          <text:list-item>
            <text:p text:style-name="P17">Distinguir los diferentes sistemas de grabación de copias de seguridad.</text:p>
          </text:list-item>
          <text:list-item>
            <text:p text:style-name="P17">Explicar las ventajas e inconvenientes de la elección de un sistema de realización de copias de seguridad (completo, incremental y diferencial) en un supuesto dado.</text:p>
          </text:list-item>
          <text:list-item>
            <text:p text:style-name="P17">A partir de una incidencia diagnosticada como fallo del sistema: Elegir el soporte más adecuado para realizar las copias de seguridad.</text:p>
          </text:list-item>
          <text:list-item>
            <text:p text:style-name="P17">Realizar las copias de seguridad de los archivos de la aplicación y del usuario mediante las utilidades adecuadas del SO.</text:p>
          </text:list-item>
          <text:list-item>
            <text:p text:style-name="P17">Restaurar si fuese necesario las copias de seguridad de los archivos.</text:p>
          </text:list-item>
        </text:list>
        <text:list xml:id="list113457550604052" text:continue-list="list2632422251407810038" text:style-name="WW8Num10">
          <text:list-item>
            <text:p text:style-name="P20">Describir los soportes de almacenamiento magnéticos y ópticos más usados en un sistema informático.</text:p>
          </text:list-item>
        </text:list>
        <text:list xml:id="list113457045471283" text:continue-list="list113456519861594" text:style-name="WW8Num11">
          <text:list-item>
            <text:p text:style-name="P17"><text:soft-page-break/>Identificar las condiciones que debe cumplir los dispositivos y componentes del sistema para optimizar su rendimiento.</text:p>
          </text:list-item>
          <text:list-item>
            <text:p text:style-name="P175">Saber Instalar, configurar y manejar <text:s text:c="2"/>distintos programas antivirus. </text:p>
          </text:list-item>
          <text:list-item>
            <text:p text:style-name="P175">Saber Instalar, configurar y manejar <text:s text:c="2"/>utilidades de compresión de archivo</text:p>
          </text:list-item>
          <text:list-item>
            <text:p text:style-name="P176">Saber Instalar, configurar y manejar <text:s text:c="2"/>software de grabación de CD. </text:p>
          </text:list-item>
          <text:list-item>
            <text:p text:style-name="P176">Saber Instalar, configurar y manejar <text:s text:c="2"/>clientes de correo electrónico. </text:p>
          </text:list-item>
          <text:list-item>
            <text:p text:style-name="P176">Saber Instalar, configurar y manejar <text:s text:c="2"/>distintos navegadores de Internet</text:p>
          </text:list-item>
          <text:list-item>
            <text:p text:style-name="P176">Diferenciar las características de distintos paquetes de utilidades</text:p>
          </text:list-item>
        </text:list>
        <text:p text:style-name="P41">CRITERIOS DE EVALUACIÓN:</text:p>
        <text:p text:style-name="P125">-<text:tab/>Interpretar guías de explotación, repositorios y catálogos de averías.</text:p>
        <text:p text:style-name="P125">-<text:tab/>Diferenciar los diversos sistemas de grabación de copias de seguridad.</text:p>
        <text:p text:style-name="P125">-<text:tab/>Explicar las ventajas e inconvenientes de la elección de un sistema de reali­zación de copias de seguridad (completo, incremental y diferencial) en un supuesto dado.</text:p>
        <text:p text:style-name="P125">-<text:tab/>Interpretar los parámetros de los distintos ficheros de configuración del sis­tema.</text:p>
        <text:p text:style-name="P125">-<text:tab/>A partir de supuestos prácticos debidamente caracterizados, de una inci­den­cia en el sistema informático presentada por un supuesto usuario:</text:p>
        <text:p text:style-name="P138">.<text:tab/>Realizar un informe previo de la incidencia que recoja las explicaciones detalladas por el usuario.</text:p>
        <text:p text:style-name="P138">.<text:tab/>Reproducir la situación causante de la incidencia con la ayuda de las explicaciones del supuesto usuario.</text:p>
        <text:p text:style-name="P138">.<text:tab/>Identificar el tipo de incidencia, teniendo en cuenta las explicaciones del usuario, utilizando las herramientas del sistema y las propias de la apli­cación.</text:p>
        <text:p text:style-name="P138">.<text:tab/>Especificar la situación en que se ha producido la incidencia y especifi­car la pro­puesta de solución de la misma. </text:p>
        <text:p text:style-name="P138"><text:soft-page-break/>.<text:tab/>Verificar la adecuada instalación, documentando las acciones realizadas haciendo uso de las utilidades de diagnóstico apro­piadas, utilizando los comandos más usuales y corri­giendo, en su caso las anomalías detecta­das, así como realizar las operaciones apli­cando las medidas de seguri­dad y prevención de riesgos laborales, así como de integridad de los datos y garantizando la confidencialidad.</text:p>
        <text:p text:style-name="P125">-<text:tab/>A partir de incidencias diagnosticadas como fallos del sistema:</text:p>
        <text:p text:style-name="P138">.<text:tab/>Elegir el soporte más adecuado para realizar las copias de seguridad.</text:p>
        <text:p text:style-name="P138">.<text:tab/>Realizar las copias de seguridad de los archivos de la aplicación y del usuario mediante las utilidades adecuadas del Sistema Operativo.</text:p>
        <text:p text:style-name="P137"><text:span text:style-name="T3">.<text:tab/>Identificar dónde se produce el fallo del sistema aplicando las herra­mientas de diagnóstico del sistema en el análisis de los componentes </text:span><text:span text:style-name="T13">hardware</text:span><text:span text:style-name="T3"> y </text:span><text:span text:style-name="T13">software</text:span><text:span text:style-name="T3">.</text:span></text:p>
        <text:p text:style-name="P138">.<text:tab/>Sustituir y/o reparar los componentes hardware y/o software causantes del fallo.</text:p>
        <text:p text:style-name="P138">.<text:tab/>Responder a las contingencias que surjan durante la actuación.</text:p>
        <text:p text:style-name="P138">.<text:tab/>Realizar pruebas de funcionamiento, reproduciendo la situación en que aconteció el problema y comprobando que no se vuelve a producir.</text:p>
        <text:p text:style-name="P138">.<text:tab/>Restaurar, si fuese necesario, las copias de seguridad de los archivos.</text:p>
        <text:p text:style-name="P138">.<text:tab/>Documentar la incidencia, y los pasos seguidos en su resolución.</text:p>
        <text:p text:style-name="P34">9.- BIBLIOGRAFIA</text:p>
        <text:p text:style-name="P34"/>
        <text:p text:style-name="P114">Libros:</text:p>
        <text:list xml:id="list5124153304138165753" text:style-name="WW8Num18">
          <text:list-item>
            <text:p text:style-name="P162"><text:span text:style-name="Strong_20_Emphasis"><text:span text:style-name="T19">Pedro A. López Cruz.</text:span></text:span><text:span text:style-name="Strong_20_Emphasis"><text:span text:style-name="T3"> </text:span></text:span><text:span text:style-name="Strong_20_Emphasis"><text:span text:style-name="T16">Hardware y Componentes.</text:span></text:span><text:span text:style-name="Strong_20_Emphasis"><text:span text:style-name="T3"> Ed.: Anaya.</text:span></text:span></text:p>
          </text:list-item>
          <text:list-item>
            <text:p text:style-name="P162"><text:span text:style-name="Strong_20_Emphasis"><text:span text:style-name="T19">Scout Mueller. </text:span></text:span><text:span text:style-name="Strong_20_Emphasis"><text:span text:style-name="T17">Manual de Actualización y Reparación de PCs.</text:span></text:span><text:span text:style-name="Strong_20_Emphasis"><text:span text:style-name="T19"> Ed.: Prentice Hall.</text:span></text:span></text:p>
          </text:list-item>
          <text:list-item>
            <text:p text:style-name="P162"><text:span text:style-name="Strong_20_Emphasis"><text:span text:style-name="T3">Mike Meyers. </text:span></text:span><text:span text:style-name="Strong_20_Emphasis"><text:span text:style-name="T12">Enreda con tu PC.</text:span></text:span><text:span text:style-name="Strong_20_Emphasis"><text:span text:style-name="T3"> Ed.: Anaya.</text:span></text:span></text:p>
          </text:list-item>
          <text:list-item>
            <text:p text:style-name="P162"><text:span text:style-name="Strong_20_Emphasis"><text:span text:style-name="T19">Enrique J. del Teso, Miguel Ángel Casanova. <text:s/></text:span></text:span><text:span text:style-name="Strong_20_Emphasis"><text:span text:style-name="T12">Bricolaje Informático.</text:span></text:span><text:span text:style-name="Strong_20_Emphasis"><text:span text:style-name="T3"> Ed.: Anaya.</text:span></text:span></text:p>
          </text:list-item>
          <text:list-item>
            <text:p text:style-name="P162"><text:soft-page-break/><text:span text:style-name="Strong_20_Emphasis"><text:span text:style-name="T19">José María Martín. </text:span></text:span><text:span text:style-name="T12">Hardware Microinformático. Viaje a las profundidades del PC.</text:span><text:span text:style-name="T3"> Ed.: Ra-ma</text:span></text:p>
          </text:list-item>
          <text:list-item>
            <text:p text:style-name="P162"><text:span text:style-name="T3">Francisco J. Muñoz. </text:span><text:span text:style-name="T12">Sistemas Informáticos Multiusuario y en Red.</text:span><text:span text:style-name="T3"> Ed.: Mc-Graw Hill.</text:span></text:p>
          </text:list-item>
          <text:list-item>
            <text:p text:style-name="P162"><text:span text:style-name="T3">T. Eggeling, H. Fratter. </text:span><text:span text:style-name="T12">Ampliar, Reparar y Configurar su PC. </text:span><text:span text:style-name="T3">Ed.: Marcombo.</text:span></text:p>
          </text:list-item>
        </text:list>
        <text:p text:style-name="P164"/>
        <text:p text:style-name="P116">Legislación:</text:p>
        <text:p text:style-name="P116"/>
        <text:list xml:id="list113456435903592" text:continue-numbering="true" text:style-name="WW8Num18">
          <text:list-item>
            <text:p text:style-name="P177">Real Decreto 497/2003, de 2 de mayo, que establece el título de Técnico en Explotación <text:s/>de Sistemas Informáticos y sus correspondientes enseñanzas mínimas.</text:p>
          </text:list-item>
          <text:list-item>
            <text:p text:style-name="P178">Decreto 97/2006, de 11 de julio, por el que se establece el Currículo del Ciclo Formativo de Grado Medio correspondiente al Título de Técnico en Explotación de Sistemas Informáticos.</text:p>
          </text:list-item>
          <text:list-item>
            <text:p text:style-name="P179">Orden EDU/2187/2009, de 3 de julio, por la que se establece el currículo del ciclo formativo de Grado Medio correspondiente al título de Técnico en Sistemas Microinformáticos y Redes.</text:p>
          </text:list-item>
          <text:list-item>
            <text:p text:style-name="P53"><text:span text:style-name="T12">Orden, 3 del de diciembre de 2003, de la Consejería de Educación, Cultura y Deportes, por la que se modifica y amplia <text:s/>Orden de 20 de octubre de 2000, que <text:s/>regula los procesos de evaluación de las enseñanzas de la Formación Profesional Especifica en el ámbito de la Comunidad Autónoma de Canarias</text:span><text:span text:style-name="T3">.</text:span></text:p>
          </text:list-item>
        </text:list>
      </text:section>
      <text:section text:style-name="Sect1" text:name="Sección6">
        <text:h text:style-name="P158" text:outline-level="2">10. EVALUACIÓN Y CALIFICACIÓN</text:h>
        <text:h text:style-name="P158" text:outline-level="2">10.1. Procedimientos de evaluación y Criterios de Calificación</text:h>
        <text:p text:style-name="P150">Se calificará al alumno mediante notación numérica de 0 a 10. Una Calificación por debajo de 5 indicará que no ha superado las pruebas de esa/s unidad/es didácticas. </text:p>
        <text:p text:style-name="P150">El curso se divide en tres trimestres. La calificación final será la media de la calificación de cada uno de los trimestres.</text:p>
        <text:p text:style-name="P150">Al final de cada trimestre se entregará al alumno la calificación final del mismo que se obtendrá de acuerdo a los siguientes criterios:</text:p>
        <text:p text:style-name="P150"><text:soft-page-break/></text:p>
        <text:p text:style-name="P150">La calificación se obtendrá de tres elementos</text:p>
        <text:list xml:id="list1463576230767614909" text:style-name="WW8Num3">
          <text:list-item>
            <text:p text:style-name="P152"><text:span text:style-name="T31">Valoración sobre indicadores de tipo </text:span><text:span text:style-name="T33">actitudinal</text:span><text:span text:style-name="T31"> 10 %.</text:span></text:p>
          </text:list-item>
          <text:list-item>
            <text:p text:style-name="P152"><text:span text:style-name="T33">Controles</text:span><text:span text:style-name="T31"> sobre conceptos y </text:span><text:span text:style-name="T33">pruebas prácticas</text:span><text:span text:style-name="T31"> 60%.</text:span></text:p>
          </text:list-item>
          <text:list-item>
            <text:p text:style-name="P152"><text:span text:style-name="T33">Actividades y tareas</text:span><text:span text:style-name="T31"> sobre conceptos y de tipo práctico 30%. </text:span></text:p>
          </text:list-item>
        </text:list>
        <text:p text:style-name="P151">Las actividades sobre conceptos y las prácticas tendrán un peso distinto en función de su relevancia. </text:p>
        <text:p text:style-name="P151">Para tener al menos un 5 sobre 10 en el trimestre:</text:p>
        <text:list xml:id="list113456462241125" text:continue-numbering="true" text:style-name="WW8Num3">
          <text:list-item>
            <text:p text:style-name="P153">Se ha de tener aprobado cada una de las partes (actitudinal, pruebas prácticas y controles y tareas sobre conceptos y prácticas a partir de que se obtiene la calificación del trimestre.</text:p>
          </text:list-item>
          <text:list-item>
            <text:p text:style-name="P153">Se han de aprobar todas las pruebas prácticas y todos los controles sobre conceptos.</text:p>
          </text:list-item>
          <text:list-item>
            <text:p text:style-name="P153">Se ha de entregar, al menos, un 85% de las tareas sobre conceptos y prácticas.</text:p>
          </text:list-item>
        </text:list>
        <text:p text:style-name="P151">Con carácter general, las actividades tendrán un plazo de entrega/corrección. Las entregas realizadas fuera de plazo, si esta posibilidad está contemplada, se penalizarán un 15% en la nota de la actividad.</text:p>
        <text:p text:style-name="P151">La calificación obtenida en pruebas de recuperación se penalizará en un 15% a la hora de incluirla en el cálculo de la nota, salvo en el caso de que sea un 5 que se mantendrá en un 5.</text:p>
        <text:p text:style-name="P151">Para obtener una calificación final de aprobado se han de aprobar todos los trimestres que componen el curso.</text:p>
        <text:p text:style-name="P154"><text:span text:style-name="T32">La</text:span><text:span text:style-name="T34"> </text:span><text:span text:style-name="T32">calificación</text:span><text:span text:style-name="T34"> </text:span><text:span text:style-name="T32">que</text:span><text:span text:style-name="T34"> </text:span><text:span text:style-name="T32">aparecerá</text:span><text:span text:style-name="T34"> </text:span><text:span text:style-name="T32">en</text:span><text:span text:style-name="T34"> </text:span><text:span text:style-name="T32">cada</text:span><text:span text:style-name="T34"> </text:span><text:span text:style-name="T32">una</text:span><text:span text:style-name="T34"> </text:span><text:span text:style-name="T32">de</text:span><text:span text:style-name="T34"> </text:span><text:span text:style-name="T32">las</text:span><text:span text:style-name="T34"> </text:span><text:span text:style-name="T32">evaluaciones</text:span><text:span text:style-name="T34"> </text:span><text:span text:style-name="T32">será</text:span><text:span text:style-name="T34"> </text:span><text:span text:style-name="T32">la</text:span><text:span text:style-name="T34"> </text:span><text:span text:style-name="T32">resultante</text:span><text:span text:style-name="T34"> </text:span><text:span text:style-name="T32">de</text:span><text:span text:style-name="T34"> </text:span><text:span text:style-name="T32">aplicar</text:span><text:span text:style-name="T34"> </text:span><text:span text:style-name="T32">los</text:span><text:span text:style-name="T34"> </text:span><text:span text:style-name="T32">correspondiente</text:span><text:span text:style-name="T34"> </text:span><text:span text:style-name="T32">porcentajes</text:span><text:span text:style-name="T34"> </text:span><text:span text:style-name="T32">citados</text:span><text:span text:style-name="T34"> </text:span><text:span text:style-name="T32">al</text:span><text:span text:style-name="T34"> </text:span><text:span text:style-name="T32">principio,</text:span><text:span text:style-name="T34"> </text:span><text:span text:style-name="T32">no</text:span><text:span text:style-name="T34"> </text:span><text:span text:style-name="T32">obstante,</text:span><text:span text:style-name="T34"> </text:span><text:span text:style-name="T32">como</text:span><text:span text:style-name="T34"> </text:span><text:span text:style-name="T32">esta</text:span><text:span text:style-name="T34"> </text:span><text:span text:style-name="T32">calificación</text:span><text:span text:style-name="T34"> </text:span><text:span text:style-name="T32">debe</text:span><text:span text:style-name="T34"> </text:span><text:span text:style-name="T32">ser</text:span><text:span text:style-name="T34"> </text:span><text:span text:style-name="T32">un</text:span><text:span text:style-name="T34"> </text:span><text:span text:style-name="T32">número</text:span><text:span text:style-name="T34"> </text:span><text:span text:style-name="T32">entero</text:span><text:span text:style-name="T34"> </text:span><text:span text:style-name="T32">del</text:span><text:span text:style-name="T34"> </text:span><text:span text:style-name="T32">1</text:span><text:span text:style-name="T34"> </text:span><text:span text:style-name="T32">al</text:span><text:span text:style-name="T34"> </text:span><text:span text:style-name="T32">10,</text:span><text:span text:style-name="T34"> </text:span><text:span text:style-name="T32">la</text:span><text:span text:style-name="T34"> </text:span><text:span text:style-name="T32">nota</text:span><text:span text:style-name="T34"> </text:span><text:span text:style-name="T32">obtenida</text:span><text:span text:style-name="T34"> </text:span><text:span text:style-name="T32">será</text:span><text:span text:style-name="T34"> </text:span><text:span text:style-name="T32">redondeada</text:span><text:span text:style-name="T34"> </text:span><text:span text:style-name="T32">al</text:span><text:span text:style-name="T34"> </text:span><text:span text:style-name="T32">entero</text:span><text:span text:style-name="T34"> </text:span><text:span text:style-name="T32">más</text:span><text:span text:style-name="T34"> </text:span><text:span text:style-name="T32">próximo,</text:span><text:span text:style-name="T34"> </text:span><text:span text:style-name="T32">excepto</text:span><text:span text:style-name="T34"> </text:span><text:span text:style-name="T32">si</text:span><text:span text:style-name="T34"> </text:span><text:span text:style-name="T32">se</text:span><text:span text:style-name="T34"> </text:span><text:span text:style-name="T32">encuentra</text:span><text:span text:style-name="T34"> </text:span><text:span text:style-name="T32">entre</text:span><text:span text:style-name="T34"> </text:span><text:span text:style-name="T32">4.50</text:span><text:span text:style-name="T34"> </text:span><text:span text:style-name="T32">y</text:span><text:span text:style-name="T34"> </text:span><text:span text:style-name="T32">4.99</text:span><text:span text:style-name="T34"> </text:span><text:span text:style-name="T32">que</text:span><text:span text:style-name="T34"> </text:span><text:span text:style-name="T32">se</text:span><text:span text:style-name="T34"> </text:span><text:span text:style-name="T32">considerará</text:span><text:span text:style-name="T34"> </text:span><text:span text:style-name="T32">un</text:span><text:span text:style-name="T34"> </text:span><text:span text:style-name="T32">4.</text:span><text:span text:style-name="T35"> </text:span></text:p>
        <text:h text:style-name="P167" text:outline-level="3"><text:soft-page-break/><text:span text:style-name="T37">10.2. Contenidos mínimos y criterios de recuperación</text:span><text:alphabetical-index-mark text:string-value="12.4. Contenidos mínimos y criterios de recuperación"/></text:h>
        <text:list xml:id="list2872340607213544862" text:style-name="WW8Num20">
          <text:list-item>
            <text:p text:style-name="P155">No existirá el concepto de “recuperación” en el sentido de que existan exámenes específicos cuando no se superen unidades anteriores. Se hará una evaluación continua y personalizada, que permite evaluar al alumno todos los contenidos. </text:p>
          </text:list-item>
          <text:list-item>
            <text:p text:style-name="P155">De todas formas se realizará, de cada unidad pruebas de recuperación que consistirán en pruebas sobre conceptos, pruebas con supuestos prácticos y pruebas prácticas de la unidad. </text:p>
          </text:list-item>
          <text:list-item>
            <text:p text:style-name="P155">Superar dichas pruebas no supone “aprobar la unidad”. La superación de los contenidos mínimos estará condicionada a la realización de todas las actividades que incluye el módulo para cada unidad de trabajo.</text:p>
          </text:list-item>
          <text:list-item>
            <text:p text:style-name="P155">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list-item>
          <text:list-item>
            <text:p text:style-name="P155">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item>
          <text:list-item>
            <text:p text:style-name="P155">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item>
        </text:list>
        <text:h text:style-name="P169" text:outline-level="3"/>
        <text:h text:style-name="P168" text:outline-level="3"><text:span text:style-name="T37">10.3. Pérdida de la evaluación continua</text:span><text:alphabetical-index-mark text:string-value="12.5. Pérdida de la evaluación continua"/></text:h>
        <text:p text:style-name="P170">La inasistencia reiterada a clase de forma que el alumno acumule más de un 15% de faltas sobre el total de horas del módulo supondrá la pérdida automática del derecho de evaluación continua.</text:p>
        <text:h text:style-name="P159" text:outline-level="4"><text:soft-page-break/><text:span text:style-name="T38">10.3.1. Procedimiento de notificación de la pérdida de la evaluación continua</text:span><text:alphabetical-index-mark text:string-value="12.5.1. Procedimiento de notificación de la pérdida de la evaluación continua"/></text:h>
        <text:p text:style-name="P170">Al alumno se le notificará por escrito, con acuse de recibo, cuando acumule un 5% de faltas y posteriormente cuando acumule un 10% de las faltas. </text:p>
        <text:p text:style-name="P170">Cuando el alumno acumule un 15% de faltas sobre el total de horas del módulo se le comunicará de la misma forma la pérdida de la evaluación continua</text:p>
        <text:h text:style-name="P160" text:outline-level="4"/>
        <text:h text:style-name="P161" text:outline-level="4">10.3.2. Sistemas e instrumentos de evaluación para los alumnos que han perdido el derecho a la evaluación continua</text:h>
        <text:p text:style-name="P33">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list xml:id="list7779852243931675849" text:style-name="WW8Num21">
          <text:list-item>
            <text:p text:style-name="P156">Prueba escrita sobre contenidos del módulo. Incluirá preguntas sobre conceptos y supuestos prácticos. Tendrá carácter <text:s/>eliminatorio y el alumno para aprobar debe sacar un mínimo de un 6 sobre 10. </text:p>
          </text:list-item>
          <text:list-item>
            <text:p text:style-name="P156">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p text:style-name="P59"/>
        <text:p text:style-name="P59"/>
        <text:p text:style-name="P5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UniversLTStd" svg:font-family="UniversLTStd, Arial" style:font-family-generic="swiss"/>
    <style:font-face style:name="Lohit Hindi" svg:font-family="'Lohit Hindi'" style:font-pitch="variable"/>
    <style:font-face style:name="Mangal" svg:font-family="Mangal" style:font-pitch="variable"/>
    <style:font-face style:name="OpenSymbol" svg:font-family="OpenSymbol, 'Arial Unicode MS'" style:font-pitch="variable"/>
    <style:font-face style:name="WenQuanYi Micro Hei" svg:font-family="'WenQuanYi Micro 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roid Sans Fallback" svg:font-family="'Droid Sans Fallback', 'Arial Unicode M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List" style:family="paragraph" style:parent-style-name="Text_20_body" style:class="list">
      <style:text-properties style:font-name-complex="Lohit Hindi" style:font-family-complex="'Lohit Hindi'"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language="es" fo:country="E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2" style:display-name="Heading 2" style:family="paragraph" style:parent-style-name="Standard" style:next-style-name="Standard" style:default-outline-level="2" style:class="text">
      <style:paragraph-properties fo:line-height="150%" fo:keep-with-next="always"/>
      <style:text-properties fo:font-size="14pt" fo:language="es" fo:country="ES" fo:font-weight="bold" style:font-size-asian="14pt" style:font-weight-asian="bold" style:language-complex="ar" style:country-complex="SA"/>
    </style:style>
    <style:style style:name="Header" style:family="paragraph" style:parent-style-name="Standard" style:class="extra"/>
    <style:style style:name="Heading_20_3" style:display-name="Heading 3" style:family="paragraph" style:parent-style-name="Header" style:next-style-name="WW-Cuerpo_20_de_20_texto" style:default-outline-level="3" style:class="text">
      <style:paragraph-properties fo:margin-left="1.27cm" fo:margin-right="0cm" fo:margin-top="0.423cm" fo:margin-bottom="0.212cm" loext:contextual-spacing="false" fo:line-height="115%" fo:text-indent="-1.27cm" style:auto-text-indent="false" fo:keep-with-next="always"/>
      <style:text-properties style:font-name="Arial" fo:font-family="Arial" style:font-family-generic="swiss" style:font-pitch="variable" fo:font-size="14pt" fo:language="es" fo:country="ES" fo:font-weight="bold" style:font-name-asian="Droid Sans Fallback" style:font-family-asian="'Droid Sans Fallback', 'Arial Unicode MS'" style:font-family-generic-asian="swiss" style:font-pitch-asian="variable" style:font-size-asian="14pt" style:language-asian="zh" style:country-asian="CN" style:font-weight-asian="bold" style:font-name-complex="Lohit Hindi" style:font-family-complex="'Lohit Hindi'" style:font-pitch-complex="variable" style:font-size-complex="14pt" style:language-complex="hi" style:country-complex="IN" style:font-weight-complex="bold"/>
    </style:style>
    <style:style style:name="Heading_20_4" style:display-name="Heading 4" style:family="paragraph" style:parent-style-name="Header" style:next-style-name="WW-Cuerpo_20_de_20_texto" style:default-outline-level="4" style:class="text">
      <style:paragraph-properties fo:margin-top="0.423cm" fo:margin-bottom="0.212cm" loext:contextual-spacing="false" fo:line-height="115%" fo:keep-with-next="always"/>
      <style:text-properties style:font-name="Arial" fo:font-family="Arial" style:font-family-generic="swiss" style:font-pitch="variable" fo:language="es" fo:country="ES" fo:font-style="italic" fo:font-weight="bold" style:font-name-asian="Droid Sans Fallback" style:font-family-asian="'Droid Sans Fallback', 'Arial Unicode MS'" style:font-family-generic-asian="swiss" style:font-pitch-asian="variable" style:language-asian="zh" style:country-asian="CN" style:font-style-asian="italic" style:font-weight-asian="bold" style:font-name-complex="Lohit Hindi" style:font-family-complex="'Lohit Hindi'" style:font-pitch-complex="variable" style:font-size-complex="12pt" style:language-complex="hi" style:country-complex="IN" style:font-style-complex="italic" style:font-weight-complex="bold"/>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pitch-asian="variable" style:font-size-asian="14pt" style:font-name-complex="Lohit Hindi" style:font-family-complex="'Lohit Hindi'"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pitch-complex="variable" style:font-size-complex="12pt" style:font-style-complex="italic"/>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font-size="12pt" fo:language="es" fo:country="ES" style:font-size-asian="12pt" style:font-size-complex="12pt" style:language-complex="ar" style:country-complex="SA"/>
    </style:style>
    <style:style style:name="título1" style:family="paragraph" style:parent-style-name="Standard">
      <style:paragraph-properties fo:line-height="200%"/>
      <style:text-properties fo:font-size="14pt" style:font-size-asian="14pt" style:language-complex="ar" style:country-complex="SA"/>
    </style:style>
    <style:style style:name="Footer" style:family="paragraph" style:parent-style-name="Standard" style:class="extra"/>
    <style:style style:name="Texto_20_independiente_20_31" style:display-name="Texto independiente 31" style:family="paragraph" style:parent-style-name="Standard">
      <style:paragraph-properties fo:margin-top="0cm" fo:margin-bottom="0.212cm" loext:contextual-spacing="false"/>
      <style:text-properties fo:font-size="8pt" style:font-size-asian="8pt"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style:text-properties fo:font-size="12pt" fo:language="es" fo:country="ES" style:font-size-asian="12pt" style:font-size-complex="12pt" style:language-complex="ar" style:country-complex="SA"/>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WW-Cuerpo_20_de_20_texto" style:display-name="WW-Cuerpo de texto" style:family="paragraph" style:parent-style-name="Standard">
      <style:paragraph-properties fo:margin-top="0cm" fo:margin-bottom="0.212cm" loext:contextual-spacing="false" style:line-height-at-least="0.635cm"/>
      <style:text-properties style:font-name="Arial" fo:font-family="Arial" style:font-family-generic="swiss" style:font-pitch="variable" fo:language="es" fo:country="ES" style:font-name-asian="Droid Sans Fallback" style:font-family-asian="'Droid Sans Fallback', 'Arial Unicode MS'" style:font-family-generic-asian="swiss" style:font-pitch-asian="variable" style:language-asian="zh" style:country-asian="CN" style:font-name-complex="Lohit Hindi" style:font-family-complex="'Lohit Hindi'" style:font-pitch-complex="variable" style:font-size-complex="12pt" style:language-complex="hi" style:country-complex="IN"/>
    </style:style>
    <style:style style:name="WW-Predeterminado" style:family="paragraph">
      <style:paragraph-properties fo:margin-top="0cm" fo:margin-bottom="0.353cm" loext:contextual-spacing="false" fo:line-height="115%" fo:orphans="0" fo:widows="0" fo:hyphenation-ladder-count="no-limit">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font-name-asian="Droid Sans Fallback"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4z0"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fo:language="es" fo:country="ES"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fo:language="es" fo:country="ES" style:font-name-complex="Wingdings" style:font-family-complex="Wingdings" style:font-pitch-complex="variable" style:font-charset-complex="x-symbol"/>
    </style:style>
    <style:style style:name="WW8Num12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fo:font-size="12pt" fo:language="es" fo:country="ES" style:font-size-asian="12pt" style:font-name-complex="Wingdings" style:font-family-complex="Wingdings" style:font-pitch-complex="variable" style:font-charset-complex="x-symbol" style:font-size-complex="12pt"/>
    </style:style>
    <style:style style:name="WW8Num16z0" style:family="text">
      <style:text-properties style:font-name="Wingdings" fo:font-family="Wingdings" style:font-pitch="variable" style:font-charset="x-symbol" fo:font-size="12pt" fo:language="es" fo:country="ES" style:font-size-asian="12pt" style:font-name-complex="Wingdings" style:font-family-complex="Wingdings" style:font-pitch-complex="variable" style:font-charset-complex="x-symbol" style:font-size-complex="12pt"/>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9z0" style:family="text"/>
    <style:style style:name="WW8Num20z0" style:family="text">
      <style:text-properties fo:font-size="12pt" style:font-size-asian="12pt"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OpenSymbol" style:font-family-complex="OpenSymbol, 'Arial Unicode MS'" style:font-pitch-complex="variable"/>
    </style:style>
    <style:style style:name="WW8Num21z1" style:family="text">
      <style:text-properties style:font-name="OpenSymbol" fo:font-family="OpenSymbol, 'Arial Unicode MS'" style:font-pitch="variable" style:font-name-complex="OpenSymbol" style:font-family-complex="OpenSymbol, 'Arial Unicode MS'" style:font-pitch-complex="variable"/>
    </style:style>
    <style:style style:name="WW8Num22z0" style:family="text">
      <style:text-properties fo:font-size="12pt" fo:language="es" fo:country="ES" fo:font-style="italic" fo:font-weight="bold" style:font-size-asian="12pt" style:font-style-asian="italic" style:font-weight-asian="bold" style:font-size-complex="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3z0" style:family="text">
      <style:text-properties fo:font-size="12pt" fo:language="es" fo:country="ES" fo:font-style="italic" fo:font-weight="bold" style:font-size-asian="12pt" style:font-style-asian="italic" style:font-weight-asian="bold"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Fuente_20_de_20_párrafo_20_predeter." style:display-name="Fuente de párrafo predeter."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fo:color="#000000" style:font-name="Arial" fo:font-family="Arial" style:font-family-generic="swiss" style:font-pitch="variable" style:font-name-complex="Arial" style:font-family-complex="Arial" style:font-family-generic-complex="swiss"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_20_Car_20_Car2" style:display-name=" Car Car2" style:family="text" style:parent-style-name="Fuente_20_de_20_párrafo_20_predeter.1">
      <style:text-properties fo:language="es" fo:country="ES" style:language-complex="he" style:country-complex="IL"/>
    </style:style>
    <style:style style:name="_20_Car_20_Car" style:display-name=" Car Car" style:family="text" style:parent-style-name="Fuente_20_de_20_párrafo_20_predeter.1">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language-complex="he" style:country-complex="IL"/>
    </style:style>
    <style:style style:name="_20_Car_20_Car1" style:display-name=" Car Car1" style:family="text" style:parent-style-name="Fuente_20_de_20_párrafo_20_predeter.1">
      <style:text-properties fo:language="es" fo:country="ES" style:language-complex="he" style:country-complex="IL"/>
    </style:style>
    <style:style style:name="Strong_20_Emphasis" style:display-name="Strong Emphasis" style:family="text" style:parent-style-name="Fuente_20_de_20_párrafo_20_predeter.1">
      <style:text-properties fo:font-weight="bold" style:font-weight-asian="bold" style:font-weight-complex="bold"/>
    </style:style>
    <style:style style:name="Sin_20_espaciado_20_Car" style:display-name="Sin espaciado Car" style:family="text" style:parent-style-name="Fuente_20_de_20_párrafo_20_predeter.1">
      <style:text-properties style:font-name="Calibri" fo:font-family="Calibri" style:font-family-generic="swiss" style:font-pitch="variable" fo:font-size="11pt" fo:language="es" fo:country="ES" style:font-size-asian="11pt" style:font-name-complex="Calibri" style:font-family-complex="Calibri" style:font-family-generic-complex="swiss" style:font-pitch-complex="variable" style:font-size-complex="11pt" style:language-complex="ar" style:country-complex="SA"/>
    </style:style>
    <style:style style:name="WW8Num52z0"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1" style:family="text">
      <style:text-properties style:font-name="OpenSymbol" fo:font-family="OpenSymbol, 'Arial Unicode MS'" style:font-pitch="variable" style:font-name-complex="OpenSymbol" style:font-family-complex="OpenSymbol, 'Arial Unicode MS'" style:font-pitch-complex="variable"/>
    </style:style>
    <style:style style:name="WW8Num47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29z0" style:family="text">
      <style:text-properties style:font-name="Courier New" fo:font-family="'Courier New'" style:font-family-generic="modern" style:font-name-complex="Courier New" style:font-family-complex="'Courier New'" style:font-family-generic-complex="modern"/>
    </style:style>
    <style:style style:name="WW8Num29z1" style:family="text">
      <style:text-properties style:font-name="OpenSymbol" fo:font-family="OpenSymbol, 'Arial Unicode MS'" style:font-pitch="variable" style:font-name-complex="OpenSymbol" style:font-family-complex="OpenSymbol, 'Arial Unicode MS'" style:font-pitch-complex="variable"/>
    </style:style>
    <style:style style:name="WW8Num29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4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5z1" style:family="text">
      <style:text-properties style:font-name="OpenSymbol" fo:font-family="OpenSymbol, 'Arial Unicode MS'" style:font-pitch="variable" style:font-name-complex="OpenSymbol" style:font-family-complex="OpenSymbol, 'Arial Unicode MS'" style:font-pitch-complex="variable"/>
    </style:style>
    <style:style style:name="WW8Num45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4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6z1" style:family="text">
      <style:text-properties style:font-name="OpenSymbol" fo:font-family="OpenSymbol, 'Arial Unicode MS'" style:font-pitch="variable" style:font-name-complex="OpenSymbol" style:font-family-complex="OpenSymbol, 'Arial Unicode MS'" style:font-pitch-complex="variable"/>
    </style:style>
    <style:style style:name="WW8Num46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61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0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0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2.064cm" fo:text-indent="-0.794cm" fo:margin-left="2.06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202cm" fo:margin-bottom="1.907cm" fo:margin-left="2.501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202cm" fo:margin-bottom="1.907cm" fo:margin-left="2cm" fo:margin-right="1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style:master-page style:name="Convertir_20_2" style:display-name="Convertir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MILIA PROFESIONAL DE INFORMÁTICA</dc:title>
    <meta:initial-creator>mandragora</meta:initial-creator>
    <meta:creation-date>2013-10-01T12:35:00</meta:creation-date>
    <dc:date>2017-10-16T11:34:55.546456409</dc:date>
    <meta:print-date>2010-06-22T13:10:00</meta:print-date>
    <meta:editing-cycles>7</meta:editing-cycles>
    <meta:editing-duration>PT12M24S</meta:editing-duration>
    <meta:generator>LibreOffice/5.1.4.2$Linux_X86_64 LibreOffice_project/10m0$Build-2</meta:generator>
    <meta:document-statistic meta:table-count="0" meta:image-count="0" meta:object-count="0" meta:page-count="49" meta:paragraph-count="545" meta:word-count="10086" meta:character-count="67153" meta:non-whitespace-character-count="57453"/>
  </office:meta>
</office:document-meta>
</file>